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6437in" text:min-label-width="0.25in" text:list-level-position-and-space-mode="label-alignment">
          <style:list-level-label-alignment text:label-followed-by="listtab" fo:margin-left="1.8937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1437in" text:min-label-width="0.25in" text:list-level-position-and-space-mode="label-alignment">
          <style:list-level-label-alignment text:label-followed-by="listtab" fo:margin-left="3.3937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6437in" text:min-label-width="0.25in" text:list-level-position-and-space-mode="label-alignment">
          <style:list-level-label-alignment text:label-followed-by="listtab" fo:margin-left="3.8937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1437in" text:min-label-width="0.25in" text:list-level-position-and-space-mode="label-alignment">
          <style:list-level-label-alignment text:label-followed-by="listtab" fo:margin-left="4.3937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6437in" text:min-label-width="0.25in" text:list-level-position-and-space-mode="label-alignment">
          <style:list-level-label-alignment text:label-followed-by="listtab" fo:margin-left="4.8937in" fo:text-indent="-0.25in"/>
        </style:list-level-properties>
        <style:text-properties style:font-name="Wingdings"/>
      </text:list-level-style-bullet>
    </text:list-style>
    <style:style style:name="P1" style:parent-style-name="Заголовок6" style:master-page-name="MP0" style:family="paragraph">
      <style:paragraph-properties fo:break-before="page" fo:margin-top="0.0833in"/>
      <style:text-properties fo:font-size="12pt" style:font-size-asian="12pt"/>
    </style:style>
    <style:style style:name="P2" style:parent-style-name="Заголовок6" style:family="paragraph">
      <style:paragraph-properties fo:margin-top="0.0833in"/>
      <style:text-properties fo:font-size="12pt" style:font-size-asian="12pt"/>
    </style:style>
    <style:style style:name="P3" style:parent-style-name="Заголовок6" style:family="paragraph">
      <style:paragraph-properties fo:margin-top="0.0833in"/>
    </style:style>
    <style:style style:name="T4" style:parent-style-name="Основнойшрифтабзаца" style:family="text">
      <style:text-properties fo:font-size="12pt" style:font-size-asian="12pt"/>
    </style:style>
    <style:style style:name="T5" style:parent-style-name="Основнойшрифтабзаца" style:family="text">
      <style:text-properties fo:font-size="12pt" style:font-size-asian="12pt"/>
    </style:style>
    <style:style style:name="P6" style:parent-style-name="Заголовок6" style:family="paragraph">
      <style:paragraph-properties fo:margin-top="0.0416in" fo:margin-bottom="0.0416in"/>
      <style:text-properties fo:font-size="12pt" style:font-size-asian="12pt"/>
    </style:style>
    <style:style style:name="P7" style:parent-style-name="Обычный" style:family="paragraph">
      <style:paragraph-properties fo:text-align="center" fo:text-indent="0in"/>
      <style:text-properties fo:font-weight="bold" style:font-weight-asian="bold" style:font-weight-complex="bold" fo:font-size="12pt" style:font-size-asian="12pt"/>
    </style:style>
    <style:style style:name="P8" style:parent-style-name="Обычный" style:family="paragraph">
      <style:text-properties fo:font-weight="bold" style:font-weight-asian="bold" style:font-weight-complex="bold" fo:font-size="12pt" style:font-size-asian="12pt"/>
    </style:style>
    <style:style style:name="P9" style:parent-style-name="Нумерованныйсписок2" style:family="paragraph">
      <style:paragraph-properties fo:margin-top="0in"/>
    </style:style>
    <style:style style:name="P10" style:parent-style-name="Заголовок7" style:family="paragraph">
      <style:paragraph-properties fo:text-indent="0in"/>
      <style:text-properties fo:font-size="12pt" style:font-size-asian="12pt"/>
    </style:style>
    <style:style style:name="P11" style:parent-style-name="Заголовок7" style:family="paragraph">
      <style:paragraph-properties fo:margin-top="0.1666in" fo:text-indent="0in"/>
      <style:text-properties fo:font-size="12pt" style:font-size-asian="12pt"/>
    </style:style>
    <style:style style:name="P12" style:parent-style-name="Обычный" style:family="paragraph">
      <style:paragraph-properties fo:text-align="center" fo:text-indent="0in"/>
    </style:style>
    <style:style style:name="P13" style:parent-style-name="Обычный" style:family="paragraph">
      <style:paragraph-properties fo:text-align="center" fo:text-indent="0in"/>
    </style:style>
    <style:style style:name="T14" style:parent-style-name="Основнойшрифтабзаца" style:family="text">
      <style:text-properties fo:font-size="17.5pt" style:font-size-asian="17.5pt" style:font-size-complex="17.5pt"/>
    </style:style>
    <style:style style:name="P15" style:parent-style-name="Обычный" style:family="paragraph">
      <style:paragraph-properties fo:text-align="center" fo:text-indent="0in"/>
    </style:style>
    <style:style style:name="P16" style:parent-style-name="Обычный" style:family="paragraph">
      <style:paragraph-properties fo:text-align="center" fo:text-indent="0in"/>
    </style:style>
    <style:style style:name="P17" style:parent-style-name="Обычный" style:family="paragraph">
      <style:paragraph-properties fo:text-align="center" fo:text-indent="0in"/>
    </style:style>
    <style:style style:name="P18" style:parent-style-name="Основнойтекст3" style:family="paragraph">
      <style:paragraph-properties fo:line-height="100%"/>
      <style:text-properties fo:font-weight="bold" style:font-weight-asian="bold" fo:font-size="12pt" style:font-size-asian="12pt"/>
    </style:style>
    <style:style style:name="P19" style:parent-style-name="Обычный" style:family="paragraph">
      <style:paragraph-properties fo:text-align="center" fo:text-indent="0in"/>
    </style:style>
    <style:style style:name="P20" style:parent-style-name="Обычный" style:family="paragraph">
      <style:paragraph-properties fo:text-align="center" fo:margin-top="0.0833in" fo:text-indent="0in"/>
    </style:style>
    <style:style style:name="P21" style:parent-style-name="Обычный" style:family="paragraph">
      <style:paragraph-properties fo:line-height="150%"/>
    </style:style>
    <style:style style:name="P22" style:parent-style-name="Обычный" style:family="paragraph">
      <style:paragraph-properties fo:margin-left="2.9534in">
        <style:tab-stops/>
      </style:paragraph-properties>
    </style:style>
    <style:style style:name="P23" style:parent-style-name="Обычный" style:family="paragraph">
      <style:paragraph-properties fo:margin-left="2.9534in">
        <style:tab-stops/>
      </style:paragraph-properties>
    </style:style>
    <style:style style:name="P24" style:parent-style-name="Обычный" style:family="paragraph">
      <style:paragraph-properties fo:text-align="center" fo:text-indent="0in"/>
    </style:style>
    <style:style style:name="P25" style:parent-style-name="Обычный" style:family="paragraph">
      <style:paragraph-properties fo:break-before="page" fo:text-align="center" fo:margin-bottom="0.0833in"/>
    </style:style>
    <style:style style:name="T26" style:parent-style-name="Основнойшрифтабзаца" style:family="text">
      <style:text-properties fo:font-weight="bold" style:font-weight-asian="bold" fo:font-size="16pt" style:font-size-asian="16pt" style:font-size-complex="16pt"/>
    </style:style>
    <style:style style:name="P27" style:parent-style-name="Оглавление1" style:family="paragraph">
      <style:paragraph-properties fo:line-height="150%">
        <style:tab-stops>
          <style:tab-stop style:type="right" style:leader-style="dotted" style:leader-text="." style:position="6.4895in"/>
        </style:tab-stops>
      </style:paragraph-properties>
    </style:style>
    <style:style style:name="P28" style:parent-style-name="Оглавление1" style:family="paragraph">
      <style:paragraph-properties fo:line-height="150%">
        <style:tab-stops>
          <style:tab-stop style:type="right" style:leader-style="dotted" style:leader-text="." style:position="6.4895in"/>
        </style:tab-stops>
      </style:paragraph-properties>
    </style:style>
    <style:style style:name="P29" style:parent-style-name="Оглавление1" style:family="paragraph">
      <style:paragraph-properties fo:line-height="150%">
        <style:tab-stops>
          <style:tab-stop style:type="right" style:leader-style="dotted" style:leader-text="." style:position="6.4895in"/>
        </style:tab-stops>
      </style:paragraph-properties>
    </style:style>
    <style:style style:name="P30" style:parent-style-name="Оглавление1" style:family="paragraph">
      <style:paragraph-properties fo:line-height="150%">
        <style:tab-stops>
          <style:tab-stop style:type="right" style:leader-style="dotted" style:leader-text="." style:position="6.4895in"/>
        </style:tab-stops>
      </style:paragraph-properties>
    </style:style>
    <style:style style:name="P31" style:parent-style-name="Оглавление1" style:family="paragraph">
      <style:paragraph-properties fo:line-height="150%">
        <style:tab-stops>
          <style:tab-stop style:type="right" style:leader-style="dotted" style:leader-text="." style:position="6.4895in"/>
        </style:tab-stops>
      </style:paragraph-properties>
    </style:style>
    <style:style style:name="P32" style:parent-style-name="Обычный" style:family="paragraph">
      <style:paragraph-properties fo:line-height="150%"/>
    </style:style>
    <style:style style:name="P33" style:parent-style-name="Default" style:family="paragraph">
      <style:paragraph-properties fo:text-align="center" fo:margin-bottom="0.1368in"/>
      <style:text-properties fo:font-weight="bold" style:font-weight-asian="bold" fo:font-size="14pt" style:font-size-asian="14pt" style:font-size-complex="14pt"/>
    </style:style>
    <style:style style:name="P34" style:parent-style-name="Заголовок1" style:family="paragraph">
      <style:paragraph-properties fo:break-before="page"/>
    </style:style>
    <style:style style:name="P35" style:parent-style-name="Default" style:family="paragraph">
      <style:paragraph-properties fo:margin-bottom="0.1368in"/>
      <style:text-properties fo:font-size="14pt" style:font-size-asian="14pt" style:font-size-complex="14pt"/>
    </style:style>
    <style:style style:name="P36" style:parent-style-name="Default" style:family="paragraph">
      <style:paragraph-properties fo:margin-bottom="0.1368in"/>
      <style:text-properties fo:font-size="14pt" style:font-size-asian="14pt" style:font-size-complex="14pt"/>
    </style:style>
    <style:style style:name="P37" style:parent-style-name="Default" style:family="paragraph">
      <style:paragraph-properties fo:margin-bottom="0.1368in"/>
    </style:style>
    <style:style style:name="T38" style:parent-style-name="Основнойшрифтабзаца" style:family="text">
      <style:text-properties fo:font-size="14pt" style:font-size-asian="14pt" style:font-size-complex="14pt"/>
    </style:style>
    <style:style style:name="P39" style:parent-style-name="Обычный" style:family="paragraph">
      <style:paragraph-properties fo:text-align="start"/>
      <style:text-properties style:font-size-complex="14pt"/>
    </style:style>
    <style:style style:name="P40" style:parent-style-name="Обычный" style:family="paragraph">
      <style:paragraph-properties fo:text-align="start"/>
      <style:text-properties style:font-size-complex="14pt"/>
    </style:style>
    <style:style style:name="P41" style:parent-style-name="Обычный" style:family="paragraph">
      <style:paragraph-properties fo:text-align="start"/>
      <style:text-properties style:font-size-complex="14pt"/>
    </style:style>
    <style:style style:name="P42" style:parent-style-name="Обычный" style:family="paragraph">
      <style:paragraph-properties fo:text-align="start"/>
      <style:text-properties style:font-size-complex="14pt"/>
    </style:style>
    <style:style style:name="P43" style:parent-style-name="Обычный" style:family="paragraph">
      <style:paragraph-properties fo:text-align="start"/>
      <style:text-properties style:font-size-complex="14pt"/>
    </style:style>
    <style:style style:name="P44" style:parent-style-name="Обычный" style:family="paragraph">
      <style:paragraph-properties fo:text-align="start"/>
      <style:text-properties style:font-size-complex="14pt"/>
    </style:style>
    <style:style style:name="P45" style:parent-style-name="Обычный" style:family="paragraph">
      <style:paragraph-properties fo:text-align="start"/>
      <style:text-properties style:font-size-complex="14pt"/>
    </style:style>
    <style:style style:name="P46" style:parent-style-name="Обычный" style:family="paragraph">
      <style:paragraph-properties fo:text-align="start"/>
      <style:text-properties style:font-size-complex="14pt"/>
    </style:style>
    <style:style style:name="P47" style:parent-style-name="Обычный" style:family="paragraph">
      <style:paragraph-properties fo:text-align="start"/>
      <style:text-properties style:font-size-complex="14pt"/>
    </style:style>
    <style:style style:name="P48" style:parent-style-name="Обычный" style:family="paragraph">
      <style:paragraph-properties fo:text-align="start"/>
      <style:text-properties style:font-size-complex="14pt"/>
    </style:style>
    <style:style style:name="P49" style:parent-style-name="Обычный" style:family="paragraph">
      <style:paragraph-properties fo:text-align="start"/>
      <style:text-properties style:font-size-complex="14pt"/>
    </style:style>
    <style:style style:name="P50" style:parent-style-name="Обычный" style:family="paragraph">
      <style:paragraph-properties fo:text-align="start"/>
      <style:text-properties style:font-size-complex="14pt"/>
    </style:style>
    <style:style style:name="P51" style:parent-style-name="Обычный" style:family="paragraph">
      <style:paragraph-properties fo:text-align="start"/>
      <style:text-properties style:font-size-complex="14pt"/>
    </style:style>
    <style:style style:name="P52" style:parent-style-name="Заголовок1" style:family="paragraph">
      <style:paragraph-properties fo:break-before="page"/>
    </style:style>
    <style:style style:name="P53" style:parent-style-name="Заголовок1" style:family="paragraph">
      <style:paragraph-properties fo:text-align="justify" fo:margin-left="0.2958in">
        <style:tab-stops/>
      </style:paragraph-properties>
      <style:text-properties fo:font-weight="normal" style:font-weight-asian="normal" style:font-weight-complex="normal" fo:font-size="14pt" style:font-size-asian="14pt" style:font-size-complex="14pt"/>
    </style:style>
    <style:style style:name="P54" style:parent-style-name="Обычный" style:family="paragraph"/>
    <style:style style:name="T55" style:parent-style-name="Основнойшрифтабзаца" style:family="text">
      <style:text-properties fo:language="en" fo:country="US"/>
    </style:style>
    <style:style style:name="T56" style:parent-style-name="Основнойшрифтабзаца" style:family="text">
      <style:text-properties fo:language="en" fo:country="US"/>
    </style:style>
    <style:style style:name="P57" style:parent-style-name="Обычный" style:family="paragraph"/>
    <style:style style:name="P58" style:parent-style-name="Обычный" style:family="paragraph"/>
    <style:style style:name="T59" style:parent-style-name="Основнойшрифтабзаца" style:family="text">
      <style:text-properties fo:language="en" fo:country="US"/>
    </style:style>
    <style:style style:name="P60" style:parent-style-name="Обычный" style:family="paragraph">
      <style:paragraph-properties fo:margin-left="0.2958in">
        <style:tab-stops/>
      </style:paragraph-properties>
    </style:style>
    <style:style style:name="P61" style:parent-style-name="Обычный" style:family="paragraph">
      <style:paragraph-properties fo:margin-left="0.2958in">
        <style:tab-stops/>
      </style:paragraph-properties>
    </style:style>
    <style:style style:name="TableColumn63" style:family="table-column">
      <style:table-column-properties style:column-width="1.6333in"/>
    </style:style>
    <style:style style:name="TableColumn64" style:family="table-column">
      <style:table-column-properties style:column-width="1.6166in"/>
    </style:style>
    <style:style style:name="TableColumn65" style:family="table-column">
      <style:table-column-properties style:column-width="1.6166in"/>
    </style:style>
    <style:style style:name="TableColumn66" style:family="table-column">
      <style:table-column-properties style:column-width="1.6229in"/>
    </style:style>
    <style:style style:name="Table62" style:family="table">
      <style:table-properties style:width="6.4895in" fo:margin-left="0in" table:align="left"/>
    </style:style>
    <style:style style:name="TableRow67" style:family="table-row">
      <style:table-row-properties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Обычный" style:family="paragraph">
      <style:paragraph-properties fo:text-indent="0in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Обычный" style:family="paragraph">
      <style:paragraph-properties fo:margin-left="0.6034in" fo:text-indent="0in">
        <style:tab-stops/>
      </style:paragraph-properties>
    </style:style>
    <style:style style:name="P72" style:parent-style-name="Обычный" style:family="paragraph">
      <style:paragraph-properties fo:margin-left="0.6034in" fo:text-indent="0in">
        <style:tab-stops/>
      </style:paragraph-properties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Обычный" style:family="paragraph">
      <style:paragraph-properties fo:margin-left="0.6145in" fo:text-indent="0in">
        <style:tab-stops/>
      </style:paragraph-properties>
    </style:style>
    <style:style style:name="P75" style:parent-style-name="Обычный" style:family="paragraph">
      <style:paragraph-properties fo:margin-left="0.6145in" fo:text-indent="0in">
        <style:tab-stops/>
      </style:paragraph-properties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Обычный" style:family="paragraph">
      <style:paragraph-properties fo:margin-left="0.725in" fo:text-indent="0in">
        <style:tab-stops/>
      </style:paragraph-properties>
    </style:style>
    <style:style style:name="P78" style:parent-style-name="Обычный" style:family="paragraph">
      <style:paragraph-properties fo:margin-left="0.725in" fo:text-indent="0in">
        <style:tab-stops/>
      </style:paragraph-properties>
    </style:style>
    <style:style style:name="P79" style:parent-style-name="Обычный" style:family="paragraph">
      <style:paragraph-properties fo:margin-left="0.725in" fo:text-indent="0in">
        <style:tab-stops/>
      </style:paragraph-properties>
    </style:style>
    <style:style style:name="TableRow80" style:family="table-row">
      <style:table-row-properties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Обычный" style:family="paragraph">
      <style:paragraph-properties fo:text-indent="0in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Обычный" style:family="paragraph">
      <style:paragraph-properties fo:text-indent="0in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Обычный" style:family="paragraph">
      <style:paragraph-properties fo:text-indent="0in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Обычный" style:family="paragraph">
      <style:paragraph-properties fo:text-indent="0in"/>
    </style:style>
    <style:style style:name="P89" style:parent-style-name="Заголовок1" style:family="paragraph">
      <style:paragraph-properties fo:break-before="page"/>
    </style:style>
    <style:style style:name="P90" style:parent-style-name="Обычный" style:family="paragraph">
      <style:paragraph-properties fo:text-indent="0in"/>
    </style:style>
    <style:style style:name="P91" style:parent-style-name="Обычный" style:family="paragraph">
      <style:paragraph-properties fo:text-indent="0in"/>
    </style:style>
    <style:style style:name="P92" style:parent-style-name="Обычный" style:family="paragraph">
      <style:paragraph-properties fo:text-indent="0in"/>
    </style:style>
    <style:style style:name="P93" style:parent-style-name="Обычный" style:family="paragraph">
      <style:paragraph-properties fo:text-indent="0in"/>
    </style:style>
    <style:style style:name="P94" style:parent-style-name="Заголовок1" style:family="paragraph">
      <style:paragraph-properties fo:break-before="page" fo:text-align="justify" fo:margin-left="1.9666in" fo:text-indent="0.4916in">
        <style:tab-stops/>
      </style:paragraph-properties>
    </style:style>
    <style:style style:name="P95" style:parent-style-name="Обычный" style:family="paragraph">
      <style:paragraph-properties fo:margin-left="-0.3937in">
        <style:tab-stops/>
      </style:paragraph-properties>
      <style:text-properties fo:font-size="16pt" style:font-size-asian="16pt" style:text-underline-type="single" style:text-underline-style="solid" style:text-underline-width="auto" style:text-underline-mode="continuous"/>
    </style:style>
    <style:style style:name="P96" style:parent-style-name="Обычный" style:family="paragraph">
      <style:paragraph-properties fo:margin-left="-0.3937in">
        <style:tab-stops/>
      </style:paragraph-properties>
      <style:text-properties fo:font-size="16pt" style:font-size-asian="16pt" style:text-underline-type="single" style:text-underline-style="solid" style:text-underline-width="auto" style:text-underline-mode="continuous"/>
    </style:style>
    <style:style style:name="P97" style:parent-style-name="Обычный" style:family="paragraph">
      <style:paragraph-properties fo:margin-left="-0.3937in">
        <style:tab-stops/>
      </style:paragraph-properties>
    </style:style>
    <style:style style:name="T98" style:parent-style-name="Основнойшрифтабзаца" style:family="text">
      <style:text-properties fo:font-size="16pt" style:font-size-asian="16pt" fo:language="en" fo:country="US"/>
    </style:style>
    <style:style style:name="T99" style:parent-style-name="Основнойшрифтабзаца" style:family="text">
      <style:text-properties fo:font-size="16pt" style:font-size-asian="16pt"/>
    </style:style>
    <style:style style:name="T100" style:parent-style-name="Основнойшрифтабзаца" style:family="text">
      <style:text-properties fo:font-size="16pt" style:font-size-asian="16pt" fo:language="en" fo:country="US"/>
    </style:style>
    <style:style style:name="T101" style:parent-style-name="Основнойшрифтабзаца" style:family="text">
      <style:text-properties fo:font-size="16pt" style:font-size-asian="16pt"/>
    </style:style>
    <style:style style:name="T102" style:parent-style-name="Основнойшрифтабзаца" style:family="text">
      <style:text-properties fo:font-size="16pt" style:font-size-asian="16pt" fo:language="en" fo:country="US"/>
    </style:style>
    <style:style style:name="T103" style:parent-style-name="Основнойшрифтабзаца" style:family="text">
      <style:text-properties fo:font-size="16pt" style:font-size-asian="16pt"/>
    </style:style>
    <style:style style:name="T104" style:parent-style-name="Основнойшрифтабзаца" style:family="text">
      <style:text-properties fo:font-size="16pt" style:font-size-asian="16pt" fo:language="en" fo:country="US"/>
    </style:style>
    <style:style style:name="T105" style:parent-style-name="Основнойшрифтабзаца" style:family="text">
      <style:text-properties fo:font-size="16pt" style:font-size-asian="16pt"/>
    </style:style>
    <style:style style:name="T106" style:parent-style-name="Основнойшрифтабзаца" style:family="text">
      <style:text-properties fo:font-size="16pt" style:font-size-asian="16pt" fo:language="en" fo:country="US"/>
    </style:style>
    <style:style style:name="T107" style:parent-style-name="Основнойшрифтабзаца" style:family="text">
      <style:text-properties fo:font-size="16pt" style:font-size-asian="16pt"/>
    </style:style>
    <style:style style:name="T108" style:parent-style-name="Основнойшрифтабзаца" style:family="text">
      <style:text-properties fo:font-size="16pt" style:font-size-asian="16pt" fo:language="en" fo:country="US"/>
    </style:style>
    <style:style style:name="T109" style:parent-style-name="Основнойшрифтабзаца" style:family="text">
      <style:text-properties fo:font-size="16pt" style:font-size-asian="16pt"/>
    </style:style>
    <style:style style:name="T110" style:parent-style-name="Основнойшрифтабзаца" style:family="text">
      <style:text-properties fo:font-size="16pt" style:font-size-asian="16pt" fo:language="en" fo:country="US"/>
    </style:style>
    <style:style style:name="T111" style:parent-style-name="Основнойшрифтабзаца" style:family="text">
      <style:text-properties fo:font-size="16pt" style:font-size-asian="16pt"/>
    </style:style>
    <style:style style:name="T112" style:parent-style-name="Основнойшрифтабзаца" style:family="text">
      <style:text-properties fo:font-size="16pt" style:font-size-asian="16pt" fo:language="en" fo:country="US"/>
    </style:style>
    <style:style style:name="T113" style:parent-style-name="Основнойшрифтабзаца" style:family="text">
      <style:text-properties fo:font-size="16pt" style:font-size-asian="16pt"/>
    </style:style>
    <style:style style:name="T114" style:parent-style-name="Основнойшрифтабзаца" style:family="text">
      <style:text-properties fo:font-size="16pt" style:font-size-asian="16pt" fo:language="en" fo:country="US"/>
    </style:style>
    <style:style style:name="P115" style:parent-style-name="Обычный" style:family="paragraph">
      <style:paragraph-properties fo:text-align="start" style:line-height-at-least="0.1979in" fo:text-indent="0in" fo:background-color="#1E1E1E"/>
    </style:style>
    <style:style style:name="T116" style:parent-style-name="Основнойшрифтабзаца" style:family="text">
      <style:text-properties style:font-name="Consolas" fo:color="#569CD6" fo:font-size="10.5pt" style:font-size-asian="10.5pt" style:font-size-complex="10.5pt"/>
    </style:style>
    <style:style style:name="T117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18" style:parent-style-name="Основнойшрифтабзаца" style:family="text">
      <style:text-properties style:font-name="Consolas" fo:color="#CE9178" fo:font-size="10.5pt" style:font-size-asian="10.5pt" style:font-size-complex="10.5pt"/>
    </style:style>
    <style:style style:name="T119" style:parent-style-name="Основнойшрифтабзаца" style:family="text">
      <style:text-properties style:font-name="Consolas" fo:color="#CE9178" fo:font-size="10.5pt" style:font-size-asian="10.5pt" style:font-size-complex="10.5pt" fo:language="en" fo:country="US"/>
    </style:style>
    <style:style style:name="T120" style:parent-style-name="Основнойшрифтабзаца" style:family="text">
      <style:text-properties style:font-name="Consolas" fo:color="#CE9178" fo:font-size="10.5pt" style:font-size-asian="10.5pt" style:font-size-complex="10.5pt"/>
    </style:style>
    <style:style style:name="P121" style:parent-style-name="Обычный" style:family="paragraph">
      <style:paragraph-properties fo:text-align="start" style:line-height-at-least="0.1979in" fo:text-indent="0in" fo:background-color="#1E1E1E"/>
    </style:style>
    <style:style style:name="T122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23" style:parent-style-name="Основнойшрифтабзаца" style:family="text">
      <style:text-properties style:font-name="Consolas" fo:color="#CE9178" fo:font-size="10.5pt" style:font-size-asian="10.5pt" style:font-size-complex="10.5pt" fo:language="en" fo:country="US"/>
    </style:style>
    <style:style style:name="P124" style:parent-style-name="Обычный" style:family="paragraph">
      <style:paragraph-properties fo:text-align="start" style:line-height-at-least="0.1979in" fo:text-indent="0in" fo:background-color="#1E1E1E"/>
    </style:style>
    <style:style style:name="T125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26" style:parent-style-name="Основнойшрифтабзаца" style:family="text">
      <style:text-properties style:font-name="Consolas" fo:color="#CE9178" fo:font-size="10.5pt" style:font-size-asian="10.5pt" style:font-size-complex="10.5pt" fo:language="en" fo:country="US"/>
    </style:style>
    <style:style style:name="P127" style:parent-style-name="Обычный" style:family="paragraph">
      <style:paragraph-properties fo:text-align="start" style:line-height-at-least="0.1979in" fo:text-indent="0in" fo:background-color="#1E1E1E"/>
    </style:style>
    <style:style style:name="T128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29" style:parent-style-name="Основнойшрифтабзаца" style:family="text">
      <style:text-properties style:font-name="Consolas" fo:color="#CE9178" fo:font-size="10.5pt" style:font-size-asian="10.5pt" style:font-size-complex="10.5pt" fo:language="en" fo:country="US"/>
    </style:style>
    <style:style style:name="T130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P131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132" style:parent-style-name="Обычный" style:family="paragraph">
      <style:paragraph-properties fo:text-align="start" style:line-height-at-least="0.1979in" fo:text-indent="0in" fo:background-color="#1E1E1E"/>
    </style:style>
    <style:style style:name="T133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34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135" style:parent-style-name="Обычный" style:family="paragraph">
      <style:paragraph-properties fo:text-align="start" style:line-height-at-least="0.1979in" fo:text-indent="0in" fo:background-color="#1E1E1E"/>
    </style:style>
    <style:style style:name="T136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37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38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139" style:parent-style-name="Обычный" style:family="paragraph">
      <style:paragraph-properties fo:text-align="start" style:line-height-at-least="0.1979in" fo:text-indent="0in" fo:background-color="#1E1E1E"/>
    </style:style>
    <style:style style:name="T140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41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42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43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44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45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46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147" style:parent-style-name="Обычный" style:family="paragraph">
      <style:paragraph-properties fo:text-align="start" style:line-height-at-least="0.1979in" fo:text-indent="0in" fo:background-color="#1E1E1E"/>
    </style:style>
    <style:style style:name="T148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49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50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51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52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53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54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155" style:parent-style-name="Обычный" style:family="paragraph">
      <style:paragraph-properties fo:text-align="start" style:line-height-at-least="0.1979in" fo:text-indent="0in" fo:background-color="#1E1E1E"/>
    </style:style>
    <style:style style:name="T156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57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58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59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60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61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62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163" style:parent-style-name="Обычный" style:family="paragraph">
      <style:paragraph-properties fo:text-align="start" style:line-height-at-least="0.1979in" fo:text-indent="0in" fo:background-color="#1E1E1E"/>
    </style:style>
    <style:style style:name="T164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65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66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67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68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69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70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171" style:parent-style-name="Обычный" style:family="paragraph">
      <style:paragraph-properties fo:text-align="start" style:line-height-at-least="0.1979in" fo:text-indent="0in" fo:background-color="#1E1E1E"/>
    </style:style>
    <style:style style:name="T172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73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74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75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76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77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78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179" style:parent-style-name="Обычный" style:family="paragraph">
      <style:paragraph-properties fo:text-align="start" style:line-height-at-least="0.1979in" fo:text-indent="0in" fo:background-color="#1E1E1E"/>
    </style:style>
    <style:style style:name="T180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81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82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83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84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85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86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187" style:parent-style-name="Обычный" style:family="paragraph">
      <style:paragraph-properties fo:text-align="start" style:line-height-at-least="0.1979in" fo:text-indent="0in" fo:background-color="#1E1E1E"/>
    </style:style>
    <style:style style:name="T188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89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90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91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92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93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94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195" style:parent-style-name="Обычный" style:family="paragraph">
      <style:paragraph-properties fo:text-align="start" style:line-height-at-least="0.1979in" fo:text-indent="0in" fo:background-color="#1E1E1E"/>
    </style:style>
    <style:style style:name="T196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97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98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99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200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201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202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203" style:parent-style-name="Обычный" style:family="paragraph">
      <style:paragraph-properties fo:text-align="start" style:line-height-at-least="0.1979in" fo:text-indent="0in" fo:background-color="#1E1E1E"/>
    </style:style>
    <style:style style:name="T204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205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206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207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208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209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210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211" style:parent-style-name="Обычный" style:family="paragraph">
      <style:paragraph-properties fo:text-align="start" style:line-height-at-least="0.1979in" fo:text-indent="0in" fo:background-color="#1E1E1E"/>
    </style:style>
    <style:style style:name="T212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213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214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215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216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217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218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219" style:parent-style-name="Обычный" style:family="paragraph">
      <style:paragraph-properties fo:text-align="start" style:line-height-at-least="0.1979in" fo:text-indent="0in" fo:background-color="#1E1E1E"/>
    </style:style>
    <style:style style:name="T220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221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222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223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224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225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226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227" style:parent-style-name="Обычный" style:family="paragraph">
      <style:paragraph-properties fo:text-align="start" style:line-height-at-least="0.1979in" fo:text-indent="0in" fo:background-color="#1E1E1E"/>
    </style:style>
    <style:style style:name="T228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229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230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231" style:parent-style-name="Обычный" style:family="paragraph">
      <style:paragraph-properties fo:text-align="start" style:line-height-at-least="0.1979in" fo:text-indent="0in" fo:background-color="#1E1E1E"/>
    </style:style>
    <style:style style:name="T232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233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234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235" style:parent-style-name="Обычный" style:family="paragraph">
      <style:paragraph-properties fo:text-align="start" style:line-height-at-least="0.1979in" fo:text-indent="0in" fo:background-color="#1E1E1E"/>
    </style:style>
    <style:style style:name="T236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237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238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239" style:parent-style-name="Обычный" style:family="paragraph">
      <style:paragraph-properties fo:text-align="start" style:line-height-at-least="0.1979in" fo:text-indent="0in" fo:background-color="#1E1E1E"/>
    </style:style>
    <style:style style:name="T240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241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242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243" style:parent-style-name="Обычный" style:family="paragraph">
      <style:paragraph-properties fo:text-align="start" style:line-height-at-least="0.1979in" fo:text-indent="0in" fo:background-color="#1E1E1E"/>
    </style:style>
    <style:style style:name="T244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245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246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247" style:parent-style-name="Обычный" style:family="paragraph">
      <style:paragraph-properties fo:text-align="start" style:line-height-at-least="0.1979in" fo:text-indent="0in" fo:background-color="#1E1E1E"/>
    </style:style>
    <style:style style:name="T248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249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250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251" style:parent-style-name="Обычный" style:family="paragraph">
      <style:paragraph-properties fo:text-align="start" style:line-height-at-least="0.1979in" fo:text-indent="0in" fo:background-color="#1E1E1E"/>
    </style:style>
    <style:style style:name="T252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253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254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255" style:parent-style-name="Обычный" style:family="paragraph">
      <style:paragraph-properties fo:text-align="start" style:line-height-at-least="0.1979in" fo:text-indent="0in" fo:background-color="#1E1E1E"/>
    </style:style>
    <style:style style:name="T256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257" style:parent-style-name="Основнойшрифтабзаца" style:family="text">
      <style:text-properties style:font-name="Consolas" fo:color="#D4D4D4" fo:font-size="10.5pt" style:font-size-asian="10.5pt" style:font-size-complex="10.5pt"/>
    </style:style>
    <style:style style:name="P258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D4D4D4" fo:font-size="10.5pt" style:font-size-asian="10.5pt" style:font-size-complex="10.5pt"/>
    </style:style>
    <style:style style:name="P259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D4D4D4" fo:font-size="10.5pt" style:font-size-asian="10.5pt" style:font-size-complex="10.5pt"/>
    </style:style>
    <style:style style:name="P260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D4D4D4" fo:font-size="10.5pt" style:font-size-asian="10.5pt" style:font-size-complex="10.5pt"/>
    </style:style>
    <style:style style:name="P261" style:parent-style-name="Обычный" style:family="paragraph">
      <style:paragraph-properties fo:text-align="start" style:line-height-at-least="0.1979in" fo:text-indent="0in" fo:background-color="#1E1E1E"/>
    </style:style>
    <style:style style:name="T262" style:parent-style-name="Основнойшрифтабзаца" style:family="text">
      <style:text-properties style:font-name="Consolas" fo:color="#D4D4D4" fo:font-size="10.5pt" style:font-size-asian="10.5pt" style:font-size-complex="10.5pt"/>
    </style:style>
    <style:style style:name="T263" style:parent-style-name="Основнойшрифтабзаца" style:family="text">
      <style:text-properties style:font-name="Consolas" fo:color="#569CD6" fo:font-size="10.5pt" style:font-size-asian="10.5pt" style:font-size-complex="10.5pt"/>
    </style:style>
    <style:style style:name="T264" style:parent-style-name="Основнойшрифтабзаца" style:family="text">
      <style:text-properties style:font-name="Consolas" fo:color="#D4D4D4" fo:font-size="10.5pt" style:font-size-asian="10.5pt" style:font-size-complex="10.5pt"/>
    </style:style>
    <style:style style:name="T265" style:parent-style-name="Основнойшрифтабзаца" style:family="text">
      <style:text-properties style:font-name="Consolas" fo:color="#B5CEA8" fo:font-size="10.5pt" style:font-size-asian="10.5pt" style:font-size-complex="10.5pt"/>
    </style:style>
    <style:style style:name="T266" style:parent-style-name="Основнойшрифтабзаца" style:family="text">
      <style:text-properties style:font-name="Consolas" fo:color="#D4D4D4" fo:font-size="10.5pt" style:font-size-asian="10.5pt" style:font-size-complex="10.5pt"/>
    </style:style>
    <style:style style:name="P267" style:parent-style-name="Обычный" style:family="paragraph">
      <style:paragraph-properties fo:text-align="start" style:line-height-at-least="0.1979in" fo:text-indent="0in" fo:background-color="#1E1E1E"/>
    </style:style>
    <style:style style:name="T268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269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270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271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272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273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274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275" style:parent-style-name="Обычный" style:family="paragraph">
      <style:paragraph-properties fo:text-align="start" style:line-height-at-least="0.1979in" fo:text-indent="0in" fo:background-color="#1E1E1E"/>
    </style:style>
    <style:style style:name="T276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277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278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279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280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281" style:parent-style-name="Обычный" style:family="paragraph">
      <style:paragraph-properties fo:text-align="start" style:line-height-at-least="0.1979in" fo:text-indent="0in" fo:background-color="#1E1E1E"/>
    </style:style>
    <style:style style:name="T282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283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284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285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286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287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288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289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290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291" style:parent-style-name="Обычный" style:family="paragraph">
      <style:paragraph-properties fo:text-align="start" style:line-height-at-least="0.1979in" fo:text-indent="0in" fo:background-color="#1E1E1E"/>
    </style:style>
    <style:style style:name="T292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293" style:parent-style-name="Основнойшрифтабзаца" style:family="text">
      <style:text-properties style:font-name="Consolas" fo:color="#D4D4D4" fo:font-size="10.5pt" style:font-size-asian="10.5pt" style:font-size-complex="10.5pt"/>
    </style:style>
    <style:style style:name="P294" style:parent-style-name="Обычный" style:family="paragraph">
      <style:paragraph-properties fo:text-align="start" style:line-height-at-least="0.1979in" fo:text-indent="0in" fo:background-color="#1E1E1E"/>
    </style:style>
    <style:style style:name="T295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296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297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298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299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300" style:parent-style-name="Обычный" style:family="paragraph">
      <style:paragraph-properties fo:text-align="start" style:line-height-at-least="0.1979in" fo:text-indent="0in" fo:background-color="#1E1E1E"/>
    </style:style>
    <style:style style:name="T301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302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303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304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305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306" style:parent-style-name="Обычный" style:family="paragraph">
      <style:paragraph-properties fo:text-align="start" style:line-height-at-least="0.1979in" fo:text-indent="0in" fo:background-color="#1E1E1E"/>
    </style:style>
    <style:style style:name="T307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308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309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310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311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312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313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314" style:parent-style-name="Обычный" style:family="paragraph">
      <style:paragraph-properties fo:text-align="start" style:line-height-at-least="0.1979in" fo:text-indent="0in" fo:background-color="#1E1E1E"/>
    </style:style>
    <style:style style:name="T315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316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317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318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319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320" style:parent-style-name="Обычный" style:family="paragraph">
      <style:paragraph-properties fo:text-align="start" style:line-height-at-least="0.1979in" fo:text-indent="0in" fo:background-color="#1E1E1E"/>
    </style:style>
    <style:style style:name="T321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322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323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324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325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326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327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328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329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330" style:parent-style-name="Обычный" style:family="paragraph">
      <style:paragraph-properties fo:text-align="start" style:line-height-at-least="0.1979in" fo:text-indent="0in" fo:background-color="#1E1E1E"/>
    </style:style>
    <style:style style:name="T331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332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333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334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335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336" style:parent-style-name="Обычный" style:family="paragraph">
      <style:paragraph-properties fo:text-align="start" style:line-height-at-least="0.1979in" fo:text-indent="0in" fo:background-color="#1E1E1E"/>
    </style:style>
    <style:style style:name="T337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338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339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340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341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342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343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344" style:parent-style-name="Обычный" style:family="paragraph">
      <style:paragraph-properties fo:text-align="start" style:line-height-at-least="0.1979in" fo:text-indent="0in" fo:background-color="#1E1E1E"/>
    </style:style>
    <style:style style:name="T345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346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347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348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349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350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351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352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353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354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355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356" style:parent-style-name="Обычный" style:family="paragraph">
      <style:paragraph-properties fo:text-align="start" style:line-height-at-least="0.1979in" fo:text-indent="0in" fo:background-color="#1E1E1E"/>
    </style:style>
    <style:style style:name="T357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358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359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360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361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362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363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364" style:parent-style-name="Обычный" style:family="paragraph">
      <style:paragraph-properties fo:text-align="start" style:line-height-at-least="0.1979in" fo:text-indent="0in" fo:background-color="#1E1E1E"/>
    </style:style>
    <style:style style:name="T365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366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367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368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369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370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371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372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373" style:parent-style-name="Обычный" style:family="paragraph">
      <style:paragraph-properties fo:text-align="start" style:line-height-at-least="0.1979in" fo:text-indent="0in" fo:background-color="#1E1E1E"/>
    </style:style>
    <style:style style:name="T374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375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376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377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378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379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380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381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382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383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384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385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386" style:parent-style-name="Обычный" style:family="paragraph">
      <style:paragraph-properties fo:text-align="start" style:line-height-at-least="0.1979in" fo:text-indent="0in" fo:background-color="#1E1E1E"/>
    </style:style>
    <style:style style:name="T387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388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389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390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391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392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393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394" style:parent-style-name="Обычный" style:family="paragraph">
      <style:paragraph-properties fo:text-align="start" style:line-height-at-least="0.1979in" fo:text-indent="0in" fo:background-color="#1E1E1E"/>
    </style:style>
    <style:style style:name="T395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396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397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398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399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400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401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402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403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404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405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406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407" style:parent-style-name="Обычный" style:family="paragraph">
      <style:paragraph-properties fo:text-align="start" style:line-height-at-least="0.1979in" fo:text-indent="0in" fo:background-color="#1E1E1E"/>
    </style:style>
    <style:style style:name="T408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409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410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411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412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413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414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415" style:parent-style-name="Обычный" style:family="paragraph">
      <style:paragraph-properties fo:text-align="start" style:line-height-at-least="0.1979in" fo:text-indent="0in" fo:background-color="#1E1E1E"/>
    </style:style>
    <style:style style:name="T416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417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418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419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420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421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422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423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424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425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426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427" style:parent-style-name="Обычный" style:family="paragraph">
      <style:paragraph-properties fo:text-align="start" style:line-height-at-least="0.1979in" fo:text-indent="0in" fo:background-color="#1E1E1E"/>
    </style:style>
    <style:style style:name="T428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429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430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431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432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433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434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435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436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437" style:parent-style-name="Обычный" style:family="paragraph">
      <style:paragraph-properties fo:text-align="start" style:line-height-at-least="0.1979in" fo:text-indent="0in" fo:background-color="#1E1E1E"/>
    </style:style>
    <style:style style:name="T438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439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440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441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442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443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444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445" style:parent-style-name="Обычный" style:family="paragraph">
      <style:paragraph-properties fo:text-align="start" style:line-height-at-least="0.1979in" fo:text-indent="0in" fo:background-color="#1E1E1E"/>
    </style:style>
    <style:style style:name="T446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447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448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449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450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451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452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453" style:parent-style-name="Обычный" style:family="paragraph">
      <style:paragraph-properties fo:text-align="start" style:line-height-at-least="0.1979in" fo:text-indent="0in" fo:background-color="#1E1E1E"/>
    </style:style>
    <style:style style:name="T454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455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456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457" style:parent-style-name="Обычный" style:family="paragraph">
      <style:paragraph-properties fo:text-align="start" style:line-height-at-least="0.1979in" fo:text-indent="0in" fo:background-color="#1E1E1E"/>
    </style:style>
    <style:style style:name="T458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459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460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461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462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463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464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465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466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467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468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469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470" style:parent-style-name="Обычный" style:family="paragraph">
      <style:paragraph-properties fo:text-align="start" style:line-height-at-least="0.1979in" fo:text-indent="0in" fo:background-color="#1E1E1E"/>
    </style:style>
    <style:style style:name="T471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472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473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474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475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476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477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478" style:parent-style-name="Обычный" style:family="paragraph">
      <style:paragraph-properties fo:text-align="start" style:line-height-at-least="0.1979in" fo:text-indent="0in" fo:background-color="#1E1E1E"/>
    </style:style>
    <style:style style:name="T479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480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481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482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483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484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485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486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487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488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489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490" style:parent-style-name="Обычный" style:family="paragraph">
      <style:paragraph-properties fo:text-align="start" style:line-height-at-least="0.1979in" fo:text-indent="0in" fo:background-color="#1E1E1E"/>
    </style:style>
    <style:style style:name="T491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492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493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494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495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496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497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498" style:parent-style-name="Обычный" style:family="paragraph">
      <style:paragraph-properties fo:text-align="start" style:line-height-at-least="0.1979in" fo:text-indent="0in" fo:background-color="#1E1E1E"/>
    </style:style>
    <style:style style:name="T499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500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501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502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503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504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505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506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507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508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509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510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511" style:parent-style-name="Обычный" style:family="paragraph">
      <style:paragraph-properties fo:text-align="start" style:line-height-at-least="0.1979in" fo:text-indent="0in" fo:background-color="#1E1E1E"/>
    </style:style>
    <style:style style:name="T512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513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514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515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516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517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518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519" style:parent-style-name="Обычный" style:family="paragraph">
      <style:paragraph-properties fo:text-align="start" style:line-height-at-least="0.1979in" fo:text-indent="0in" fo:background-color="#1E1E1E"/>
    </style:style>
    <style:style style:name="T520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521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522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523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524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525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526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527" style:parent-style-name="Обычный" style:family="paragraph">
      <style:paragraph-properties fo:text-align="start" style:line-height-at-least="0.1979in" fo:text-indent="0in" fo:background-color="#1E1E1E"/>
    </style:style>
    <style:style style:name="T528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529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530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531" style:parent-style-name="Обычный" style:family="paragraph">
      <style:paragraph-properties fo:text-align="start" style:line-height-at-least="0.1979in" fo:text-indent="0in" fo:background-color="#1E1E1E"/>
    </style:style>
    <style:style style:name="T532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533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534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535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536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537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538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539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540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541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542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543" style:parent-style-name="Обычный" style:family="paragraph">
      <style:paragraph-properties fo:text-align="start" style:line-height-at-least="0.1979in" fo:text-indent="0in" fo:background-color="#1E1E1E"/>
    </style:style>
    <style:style style:name="T544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545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546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547" style:parent-style-name="Обычный" style:family="paragraph">
      <style:paragraph-properties fo:text-align="start" style:line-height-at-least="0.1979in" fo:text-indent="0in" fo:background-color="#1E1E1E"/>
    </style:style>
    <style:style style:name="T548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549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550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551" style:parent-style-name="Основнойшрифтабзаца" style:family="text">
      <style:text-properties style:font-name="Consolas" fo:color="#CE9178" fo:font-size="10.5pt" style:font-size-asian="10.5pt" style:font-size-complex="10.5pt" fo:language="en" fo:country="US"/>
    </style:style>
    <style:style style:name="T552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553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554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555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556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557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558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559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560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561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562" style:parent-style-name="Обычный" style:family="paragraph">
      <style:paragraph-properties fo:text-align="start" style:line-height-at-least="0.1979in" fo:text-indent="0in" fo:background-color="#1E1E1E"/>
    </style:style>
    <style:style style:name="T563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564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565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566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567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568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569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570" style:parent-style-name="Default" style:family="paragraph">
      <style:paragraph-properties fo:margin-bottom="0.1368in"/>
      <style:text-properties fo:font-style="italic" style:font-style-asian="italic" fo:font-size="14pt" style:font-size-asian="14pt" style:font-size-complex="14pt" fo:language="en" fo:country="US"/>
    </style:style>
    <style:style style:name="P571" style:parent-style-name="Обычный" style:family="paragraph">
      <style:paragraph-properties fo:margin-left="-0.3937in">
        <style:tab-stops/>
      </style:paragraph-properties>
      <style:text-properties fo:font-size="16pt" style:font-size-asian="16pt" style:text-underline-type="single" style:text-underline-style="solid" style:text-underline-width="auto" style:text-underline-mode="continuous"/>
    </style:style>
    <style:style style:name="P572" style:parent-style-name="Обычный" style:family="paragraph">
      <style:paragraph-properties fo:margin-left="-0.3937in">
        <style:tab-stops/>
      </style:paragraph-properties>
      <style:text-properties fo:font-size="16pt" style:font-size-asian="16pt" style:text-underline-type="single" style:text-underline-style="solid" style:text-underline-width="auto" style:text-underline-mode="continuous"/>
    </style:style>
    <style:style style:name="P573" style:parent-style-name="Обычный" style:family="paragraph">
      <style:paragraph-properties fo:margin-left="-0.3937in">
        <style:tab-stops/>
      </style:paragraph-properties>
      <style:text-properties fo:font-size="16pt" style:font-size-asian="16pt" fo:language="en" fo:country="US"/>
    </style:style>
    <style:style style:name="P574" style:parent-style-name="Обычный" style:family="paragraph">
      <style:paragraph-properties fo:text-align="start" style:line-height-at-least="0.1979in" fo:text-indent="0in" fo:background-color="#1E1E1E"/>
    </style:style>
    <style:style style:name="T575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576" style:parent-style-name="Основнойшрифтабзаца" style:family="text">
      <style:text-properties style:font-name="Consolas" fo:color="#CE9178" fo:font-size="10.5pt" style:font-size-asian="10.5pt" style:font-size-complex="10.5pt" fo:language="en" fo:country="US"/>
    </style:style>
    <style:style style:name="P577" style:parent-style-name="Обычный" style:family="paragraph">
      <style:paragraph-properties fo:text-align="start" style:line-height-at-least="0.1979in" fo:text-indent="0in" fo:background-color="#1E1E1E"/>
    </style:style>
    <style:style style:name="T578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579" style:parent-style-name="Основнойшрифтабзаца" style:family="text">
      <style:text-properties style:font-name="Consolas" fo:color="#CE9178" fo:font-size="10.5pt" style:font-size-asian="10.5pt" style:font-size-complex="10.5pt" fo:language="en" fo:country="US"/>
    </style:style>
    <style:style style:name="P580" style:parent-style-name="Обычный" style:family="paragraph">
      <style:paragraph-properties fo:text-align="start" style:line-height-at-least="0.1979in" fo:text-indent="0in" fo:background-color="#1E1E1E"/>
    </style:style>
    <style:style style:name="T581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582" style:parent-style-name="Основнойшрифтабзаца" style:family="text">
      <style:text-properties style:font-name="Consolas" fo:color="#CE9178" fo:font-size="10.5pt" style:font-size-asian="10.5pt" style:font-size-complex="10.5pt" fo:language="en" fo:country="US"/>
    </style:style>
    <style:style style:name="P583" style:parent-style-name="Обычный" style:family="paragraph">
      <style:paragraph-properties fo:text-align="start" style:line-height-at-least="0.1979in" fo:text-indent="0in" fo:background-color="#1E1E1E"/>
    </style:style>
    <style:style style:name="T584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585" style:parent-style-name="Основнойшрифтабзаца" style:family="text">
      <style:text-properties style:font-name="Consolas" fo:color="#CE9178" fo:font-size="10.5pt" style:font-size-asian="10.5pt" style:font-size-complex="10.5pt" fo:language="en" fo:country="US"/>
    </style:style>
    <style:style style:name="P586" style:parent-style-name="Обычный" style:family="paragraph">
      <style:paragraph-properties fo:text-align="start" style:line-height-at-least="0.1979in" fo:text-indent="0in" fo:background-color="#1E1E1E"/>
    </style:style>
    <style:style style:name="T587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588" style:parent-style-name="Основнойшрифтабзаца" style:family="text">
      <style:text-properties style:font-name="Consolas" fo:color="#CE9178" fo:font-size="10.5pt" style:font-size-asian="10.5pt" style:font-size-complex="10.5pt" fo:language="en" fo:country="US"/>
    </style:style>
    <style:style style:name="P589" style:parent-style-name="Обычный" style:family="paragraph">
      <style:paragraph-properties fo:text-align="start" style:line-height-at-least="0.1979in" fo:text-indent="0in" fo:background-color="#1E1E1E"/>
    </style:style>
    <style:style style:name="T590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591" style:parent-style-name="Основнойшрифтабзаца" style:family="text">
      <style:text-properties style:font-name="Consolas" fo:color="#CE9178" fo:font-size="10.5pt" style:font-size-asian="10.5pt" style:font-size-complex="10.5pt" fo:language="en" fo:country="US"/>
    </style:style>
    <style:style style:name="P592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593" style:parent-style-name="Обычный" style:family="paragraph">
      <style:paragraph-properties fo:text-align="start" style:line-height-at-least="0.1979in" fo:text-indent="0in" fo:background-color="#1E1E1E"/>
    </style:style>
    <style:style style:name="T594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595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596" style:parent-style-name="Обычный" style:family="paragraph">
      <style:paragraph-properties fo:text-align="start" style:line-height-at-least="0.1979in" fo:text-indent="0in" fo:background-color="#1E1E1E"/>
    </style:style>
    <style:style style:name="T597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598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599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600" style:parent-style-name="Обычный" style:family="paragraph">
      <style:paragraph-properties fo:text-align="start" style:line-height-at-least="0.1979in" fo:text-indent="0in" fo:background-color="#1E1E1E"/>
    </style:style>
    <style:style style:name="T601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602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603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604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605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606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607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608" style:parent-style-name="Обычный" style:family="paragraph">
      <style:paragraph-properties fo:text-align="start" style:line-height-at-least="0.1979in" fo:text-indent="0in" fo:background-color="#1E1E1E"/>
    </style:style>
    <style:style style:name="T609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610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611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612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613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614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615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616" style:parent-style-name="Обычный" style:family="paragraph">
      <style:paragraph-properties fo:text-align="start" style:line-height-at-least="0.1979in" fo:text-indent="0in" fo:background-color="#1E1E1E"/>
    </style:style>
    <style:style style:name="T617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618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619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620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621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622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623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624" style:parent-style-name="Обычный" style:family="paragraph">
      <style:paragraph-properties fo:text-align="start" style:line-height-at-least="0.1979in" fo:text-indent="0in" fo:background-color="#1E1E1E"/>
    </style:style>
    <style:style style:name="T625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626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627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628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629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630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631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632" style:parent-style-name="Обычный" style:family="paragraph">
      <style:paragraph-properties fo:text-align="start" style:line-height-at-least="0.1979in" fo:text-indent="0in" fo:background-color="#1E1E1E"/>
    </style:style>
    <style:style style:name="T633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634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635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636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637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638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639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640" style:parent-style-name="Обычный" style:family="paragraph">
      <style:paragraph-properties fo:text-align="start" style:line-height-at-least="0.1979in" fo:text-indent="0in" fo:background-color="#1E1E1E"/>
    </style:style>
    <style:style style:name="T641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642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643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644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645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646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647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648" style:parent-style-name="Обычный" style:family="paragraph">
      <style:paragraph-properties fo:text-align="start" style:line-height-at-least="0.1979in" fo:text-indent="0in" fo:background-color="#1E1E1E"/>
    </style:style>
    <style:style style:name="T649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650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651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652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653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654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655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656" style:parent-style-name="Обычный" style:family="paragraph">
      <style:paragraph-properties fo:text-align="start" style:line-height-at-least="0.1979in" fo:text-indent="0in" fo:background-color="#1E1E1E"/>
    </style:style>
    <style:style style:name="T657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658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659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660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661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662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663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664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665" style:parent-style-name="Обычный" style:family="paragraph">
      <style:paragraph-properties fo:text-align="start" style:line-height-at-least="0.1979in" fo:text-indent="0in" fo:background-color="#1E1E1E"/>
    </style:style>
    <style:style style:name="T666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667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668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669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670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671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672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673" style:parent-style-name="Обычный" style:family="paragraph">
      <style:paragraph-properties fo:text-align="start" style:line-height-at-least="0.1979in" fo:text-indent="0in" fo:background-color="#1E1E1E"/>
    </style:style>
    <style:style style:name="T674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675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676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677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678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679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680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681" style:parent-style-name="Обычный" style:family="paragraph">
      <style:paragraph-properties fo:text-align="start" style:line-height-at-least="0.1979in" fo:text-indent="0in" fo:background-color="#1E1E1E"/>
    </style:style>
    <style:style style:name="T682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683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684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685" style:parent-style-name="Обычный" style:family="paragraph">
      <style:paragraph-properties fo:text-align="start" style:line-height-at-least="0.1979in" fo:text-indent="0in" fo:background-color="#1E1E1E"/>
    </style:style>
    <style:style style:name="T686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687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688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689" style:parent-style-name="Обычный" style:family="paragraph">
      <style:paragraph-properties fo:text-align="start" style:line-height-at-least="0.1979in" fo:text-indent="0in" fo:background-color="#1E1E1E"/>
    </style:style>
    <style:style style:name="T690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691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692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693" style:parent-style-name="Обычный" style:family="paragraph">
      <style:paragraph-properties fo:text-align="start" style:line-height-at-least="0.1979in" fo:text-indent="0in" fo:background-color="#1E1E1E"/>
    </style:style>
    <style:style style:name="T694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695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696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697" style:parent-style-name="Обычный" style:family="paragraph">
      <style:paragraph-properties fo:text-align="start" style:line-height-at-least="0.1979in" fo:text-indent="0in" fo:background-color="#1E1E1E"/>
    </style:style>
    <style:style style:name="T698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699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700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701" style:parent-style-name="Обычный" style:family="paragraph">
      <style:paragraph-properties fo:text-align="start" style:line-height-at-least="0.1979in" fo:text-indent="0in" fo:background-color="#1E1E1E"/>
    </style:style>
    <style:style style:name="T702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703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704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705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706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707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708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709" style:parent-style-name="Обычный" style:family="paragraph">
      <style:paragraph-properties fo:text-align="start" style:line-height-at-least="0.1979in" fo:text-indent="0in" fo:background-color="#1E1E1E"/>
    </style:style>
    <style:style style:name="T710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711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712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713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714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715" style:parent-style-name="Обычный" style:family="paragraph">
      <style:paragraph-properties fo:text-align="start" style:line-height-at-least="0.1979in" fo:text-indent="0in" fo:background-color="#1E1E1E"/>
    </style:style>
    <style:style style:name="T716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717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718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719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720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721" style:parent-style-name="Обычный" style:family="paragraph">
      <style:paragraph-properties fo:text-align="start" style:line-height-at-least="0.1979in" fo:text-indent="0in" fo:background-color="#1E1E1E"/>
    </style:style>
    <style:style style:name="T722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723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724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725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726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727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728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729" style:parent-style-name="Обычный" style:family="paragraph">
      <style:paragraph-properties fo:text-align="start" style:line-height-at-least="0.1979in" fo:text-indent="0in" fo:background-color="#1E1E1E"/>
    </style:style>
    <style:style style:name="T730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731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732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733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734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735" style:parent-style-name="Обычный" style:family="paragraph">
      <style:paragraph-properties fo:text-align="start" style:line-height-at-least="0.1979in" fo:text-indent="0in" fo:background-color="#1E1E1E"/>
    </style:style>
    <style:style style:name="T736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737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738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739" style:parent-style-name="Обычный" style:family="paragraph">
      <style:paragraph-properties fo:text-align="start" style:line-height-at-least="0.1979in" fo:text-indent="0in" fo:background-color="#1E1E1E"/>
    </style:style>
    <style:style style:name="T740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741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742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743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744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745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746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747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748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749" style:parent-style-name="Обычный" style:family="paragraph">
      <style:paragraph-properties fo:text-align="start" style:line-height-at-least="0.1979in" fo:text-indent="0in" fo:background-color="#1E1E1E"/>
    </style:style>
    <style:style style:name="T750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751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752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753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754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755" style:parent-style-name="Обычный" style:family="paragraph">
      <style:paragraph-properties fo:text-align="start" style:line-height-at-least="0.1979in" fo:text-indent="0in" fo:background-color="#1E1E1E"/>
    </style:style>
    <style:style style:name="T756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757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758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759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760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761" style:parent-style-name="Обычный" style:family="paragraph">
      <style:paragraph-properties fo:text-align="start" style:line-height-at-least="0.1979in" fo:text-indent="0in" fo:background-color="#1E1E1E"/>
    </style:style>
    <style:style style:name="T762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763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764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765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766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767" style:parent-style-name="Обычный" style:family="paragraph">
      <style:paragraph-properties fo:text-align="start" style:line-height-at-least="0.1979in" fo:text-indent="0in" fo:background-color="#1E1E1E"/>
    </style:style>
    <style:style style:name="T768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769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770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771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772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773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774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775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776" style:parent-style-name="Обычный" style:family="paragraph">
      <style:paragraph-properties fo:text-align="start" style:line-height-at-least="0.1979in" fo:text-indent="0in" fo:background-color="#1E1E1E"/>
    </style:style>
    <style:style style:name="T777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778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779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780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781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782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783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784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785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786" style:parent-style-name="Обычный" style:family="paragraph">
      <style:paragraph-properties fo:text-align="start" style:line-height-at-least="0.1979in" fo:text-indent="0in" fo:background-color="#1E1E1E"/>
    </style:style>
    <style:style style:name="T787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788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789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790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791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792" style:parent-style-name="Обычный" style:family="paragraph">
      <style:paragraph-properties fo:text-align="start" style:line-height-at-least="0.1979in" fo:text-indent="0in" fo:background-color="#1E1E1E"/>
    </style:style>
    <style:style style:name="T793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794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795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796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797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798" style:parent-style-name="Обычный" style:family="paragraph">
      <style:paragraph-properties fo:text-align="start" style:line-height-at-least="0.1979in" fo:text-indent="0in" fo:background-color="#1E1E1E"/>
    </style:style>
    <style:style style:name="T799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800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801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802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803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804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805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806" style:parent-style-name="Обычный" style:family="paragraph">
      <style:paragraph-properties fo:text-align="start" style:line-height-at-least="0.1979in" fo:text-indent="0in" fo:background-color="#1E1E1E"/>
    </style:style>
    <style:style style:name="T807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808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809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810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811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812" style:parent-style-name="Обычный" style:family="paragraph">
      <style:paragraph-properties fo:text-align="start" style:line-height-at-least="0.1979in" fo:text-indent="0in" fo:background-color="#1E1E1E"/>
    </style:style>
    <style:style style:name="T813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814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815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816" style:parent-style-name="Обычный" style:family="paragraph">
      <style:paragraph-properties fo:text-align="start" style:line-height-at-least="0.1979in" fo:text-indent="0in" fo:background-color="#1E1E1E"/>
    </style:style>
    <style:style style:name="T817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818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819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820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821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822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823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824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825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826" style:parent-style-name="Обычный" style:family="paragraph">
      <style:paragraph-properties fo:text-align="start" style:line-height-at-least="0.1979in" fo:text-indent="0in" fo:background-color="#1E1E1E"/>
    </style:style>
    <style:style style:name="T827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828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829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830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831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832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833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834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835" style:parent-style-name="Обычный" style:family="paragraph">
      <style:paragraph-properties fo:text-align="start" style:line-height-at-least="0.1979in" fo:text-indent="0in" fo:background-color="#1E1E1E"/>
    </style:style>
    <style:style style:name="T836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837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838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839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840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841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842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843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844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845" style:parent-style-name="Обычный" style:family="paragraph">
      <style:paragraph-properties fo:text-align="start" style:line-height-at-least="0.1979in" fo:text-indent="0in" fo:background-color="#1E1E1E"/>
    </style:style>
    <style:style style:name="T846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847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848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849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850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851" style:parent-style-name="Обычный" style:family="paragraph">
      <style:paragraph-properties fo:text-align="start" style:line-height-at-least="0.1979in" fo:text-indent="0in" fo:background-color="#1E1E1E"/>
    </style:style>
    <style:style style:name="T852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853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854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855" style:parent-style-name="Обычный" style:family="paragraph">
      <style:paragraph-properties fo:text-align="start" style:line-height-at-least="0.1979in" fo:text-indent="0in" fo:background-color="#1E1E1E"/>
    </style:style>
    <style:style style:name="T856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857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858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859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860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861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862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863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864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865" style:parent-style-name="Обычный" style:family="paragraph">
      <style:paragraph-properties fo:text-align="start" style:line-height-at-least="0.1979in" fo:text-indent="0in" fo:background-color="#1E1E1E"/>
    </style:style>
    <style:style style:name="T866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867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868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869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870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871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872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873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874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875" style:parent-style-name="Обычный" style:family="paragraph">
      <style:paragraph-properties fo:text-align="start" style:line-height-at-least="0.1979in" fo:text-indent="0in" fo:background-color="#1E1E1E"/>
    </style:style>
    <style:style style:name="T876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877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878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879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880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881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882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883" style:parent-style-name="Обычный" style:family="paragraph">
      <style:paragraph-properties fo:text-align="start" style:line-height-at-least="0.1979in" fo:text-indent="0in" fo:background-color="#1E1E1E"/>
    </style:style>
    <style:style style:name="T884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885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886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887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888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889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890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891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892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893" style:parent-style-name="Обычный" style:family="paragraph">
      <style:paragraph-properties fo:text-align="start" style:line-height-at-least="0.1979in" fo:text-indent="0in" fo:background-color="#1E1E1E"/>
    </style:style>
    <style:style style:name="T894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895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896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897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898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899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900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901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902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903" style:parent-style-name="Обычный" style:family="paragraph">
      <style:paragraph-properties fo:text-align="start" style:line-height-at-least="0.1979in" fo:text-indent="0in" fo:background-color="#1E1E1E"/>
    </style:style>
    <style:style style:name="T904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905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906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907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908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909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910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911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912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913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914" style:parent-style-name="Обычный" style:family="paragraph">
      <style:paragraph-properties fo:text-align="start" style:line-height-at-least="0.1979in" fo:text-indent="0in" fo:background-color="#1E1E1E"/>
    </style:style>
    <style:style style:name="T915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916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917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918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919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920" style:parent-style-name="Обычный" style:family="paragraph">
      <style:paragraph-properties fo:text-align="start" style:line-height-at-least="0.1979in" fo:text-indent="0in" fo:background-color="#1E1E1E"/>
    </style:style>
    <style:style style:name="T921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922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923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924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925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926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927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928" style:parent-style-name="Обычный" style:family="paragraph">
      <style:paragraph-properties fo:text-align="start" style:line-height-at-least="0.1979in" fo:text-indent="0in" fo:background-color="#1E1E1E"/>
    </style:style>
    <style:style style:name="T929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930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931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932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933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934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935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936" style:parent-style-name="Обычный" style:family="paragraph">
      <style:paragraph-properties fo:text-align="start" style:line-height-at-least="0.1979in" fo:text-indent="0in" fo:background-color="#1E1E1E"/>
    </style:style>
    <style:style style:name="T937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938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939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940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941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942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943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944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945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946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947" style:parent-style-name="Обычный" style:family="paragraph">
      <style:paragraph-properties fo:text-align="start" style:line-height-at-least="0.1979in" fo:text-indent="0in" fo:background-color="#1E1E1E"/>
    </style:style>
    <style:style style:name="T948" style:parent-style-name="Основнойшрифтабзаца" style:family="text">
      <style:text-properties style:font-name="Consolas" fo:color="#6A9955" fo:font-size="10.5pt" style:font-size-asian="10.5pt" style:font-size-complex="10.5pt" fo:language="en" fo:country="US"/>
    </style:style>
    <style:style style:name="P949" style:parent-style-name="Обычный" style:family="paragraph">
      <style:paragraph-properties fo:text-align="start" style:line-height-at-least="0.1979in" fo:text-indent="0in" fo:background-color="#1E1E1E"/>
    </style:style>
    <style:style style:name="T950" style:parent-style-name="Основнойшрифтабзаца" style:family="text">
      <style:text-properties style:font-name="Consolas" fo:color="#6A9955" fo:font-size="10.5pt" style:font-size-asian="10.5pt" style:font-size-complex="10.5pt" fo:language="en" fo:country="US"/>
    </style:style>
    <style:style style:name="P951" style:parent-style-name="Обычный" style:family="paragraph">
      <style:paragraph-properties fo:text-align="start" style:line-height-at-least="0.1979in" fo:text-indent="0in" fo:background-color="#1E1E1E"/>
    </style:style>
    <style:style style:name="T952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953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954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955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956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957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958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959" style:parent-style-name="Обычный" style:family="paragraph">
      <style:paragraph-properties fo:text-align="start" style:line-height-at-least="0.1979in" fo:text-indent="0in" fo:background-color="#1E1E1E"/>
    </style:style>
    <style:style style:name="T960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961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962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963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964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965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966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967" style:parent-style-name="Обычный" style:family="paragraph">
      <style:paragraph-properties fo:text-align="start" style:line-height-at-least="0.1979in" fo:text-indent="0in" fo:background-color="#1E1E1E"/>
    </style:style>
    <style:style style:name="T968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969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970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971" style:parent-style-name="Обычный" style:family="paragraph">
      <style:paragraph-properties fo:text-align="start" style:line-height-at-least="0.1979in" fo:text-indent="0in" fo:background-color="#1E1E1E"/>
    </style:style>
    <style:style style:name="T972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973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974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975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976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977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978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979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980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981" style:parent-style-name="Обычный" style:family="paragraph">
      <style:paragraph-properties fo:text-align="start" style:line-height-at-least="0.1979in" fo:text-indent="0in" fo:background-color="#1E1E1E"/>
    </style:style>
    <style:style style:name="T982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983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984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985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986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987" style:parent-style-name="Обычный" style:family="paragraph">
      <style:paragraph-properties fo:text-align="start" style:line-height-at-least="0.1979in" fo:text-indent="0in" fo:background-color="#1E1E1E"/>
    </style:style>
    <style:style style:name="T988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989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990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991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992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993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994" style:parent-style-name="Обычный" style:family="paragraph">
      <style:paragraph-properties fo:text-align="start" style:line-height-at-least="0.1979in" fo:text-indent="0in" fo:background-color="#1E1E1E"/>
    </style:style>
    <style:style style:name="T995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996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997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998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999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1000" style:parent-style-name="Обычный" style:family="paragraph">
      <style:paragraph-properties fo:text-align="start" style:line-height-at-least="0.1979in" fo:text-indent="0in" fo:background-color="#1E1E1E"/>
    </style:style>
    <style:style style:name="T1001" style:parent-style-name="Основнойшрифтабзаца" style:family="text">
      <style:text-properties style:font-name="Consolas" fo:color="#6A9955" fo:font-size="10.5pt" style:font-size-asian="10.5pt" style:font-size-complex="10.5pt" fo:language="en" fo:country="US"/>
    </style:style>
    <style:style style:name="P1002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1003" style:parent-style-name="Обычный" style:family="paragraph">
      <style:paragraph-properties fo:text-align="start" style:line-height-at-least="0.1979in" fo:text-indent="0in" fo:background-color="#1E1E1E"/>
    </style:style>
    <style:style style:name="T1004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005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006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007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008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009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010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011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012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1013" style:parent-style-name="Обычный" style:family="paragraph">
      <style:paragraph-properties fo:text-align="start" style:line-height-at-least="0.1979in" fo:text-indent="0in" fo:background-color="#1E1E1E"/>
    </style:style>
    <style:style style:name="T1014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015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016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017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018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019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020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021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022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1023" style:parent-style-name="Обычный" style:family="paragraph">
      <style:paragraph-properties fo:text-align="start" style:line-height-at-least="0.1979in" fo:text-indent="0in" fo:background-color="#1E1E1E"/>
    </style:style>
    <style:style style:name="T1024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025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026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027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028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029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030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1031" style:parent-style-name="Обычный" style:family="paragraph">
      <style:paragraph-properties fo:text-align="start" style:line-height-at-least="0.1979in" fo:text-indent="0in" fo:background-color="#1E1E1E"/>
    </style:style>
    <style:style style:name="T1032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033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034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035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036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037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038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039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040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1041" style:parent-style-name="Обычный" style:family="paragraph">
      <style:paragraph-properties fo:text-align="start" style:line-height-at-least="0.1979in" fo:text-indent="0in" fo:background-color="#1E1E1E"/>
    </style:style>
    <style:style style:name="T1042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043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044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045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046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047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048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049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050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1051" style:parent-style-name="Обычный" style:family="paragraph">
      <style:paragraph-properties fo:text-align="start" style:line-height-at-least="0.1979in" fo:text-indent="0in" fo:background-color="#1E1E1E"/>
    </style:style>
    <style:style style:name="T1052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053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054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055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056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057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058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059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060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1061" style:parent-style-name="Обычный" style:family="paragraph">
      <style:paragraph-properties fo:text-align="start" style:line-height-at-least="0.1979in" fo:text-indent="0in" fo:background-color="#1E1E1E"/>
    </style:style>
    <style:style style:name="T1062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063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064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065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066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067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068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1069" style:parent-style-name="Обычный" style:family="paragraph">
      <style:paragraph-properties fo:text-align="start" style:line-height-at-least="0.1979in" fo:text-indent="0in" fo:background-color="#1E1E1E"/>
    </style:style>
    <style:style style:name="T1070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071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072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073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074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075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076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077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078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1079" style:parent-style-name="Обычный" style:family="paragraph">
      <style:paragraph-properties fo:text-align="start" style:line-height-at-least="0.1979in" fo:text-indent="0in" fo:background-color="#1E1E1E"/>
    </style:style>
    <style:style style:name="T1080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081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082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083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084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085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086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087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088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1089" style:parent-style-name="Обычный" style:family="paragraph">
      <style:paragraph-properties fo:text-align="start" style:line-height-at-least="0.1979in" fo:text-indent="0in" fo:background-color="#1E1E1E"/>
    </style:style>
    <style:style style:name="T1090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091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092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093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094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095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096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097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098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1099" style:parent-style-name="Обычный" style:family="paragraph">
      <style:paragraph-properties fo:text-align="start" style:line-height-at-least="0.1979in" fo:text-indent="0in" fo:background-color="#1E1E1E"/>
    </style:style>
    <style:style style:name="T1100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101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102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103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104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1105" style:parent-style-name="Обычный" style:family="paragraph">
      <style:paragraph-properties fo:text-align="start" style:line-height-at-least="0.1979in" fo:text-indent="0in" fo:background-color="#1E1E1E"/>
    </style:style>
    <style:style style:name="T1106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107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108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109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110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111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112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1113" style:parent-style-name="Обычный" style:family="paragraph">
      <style:paragraph-properties fo:text-align="start" style:line-height-at-least="0.1979in" fo:text-indent="0in" fo:background-color="#1E1E1E"/>
    </style:style>
    <style:style style:name="T1114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115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116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117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118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119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120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1121" style:parent-style-name="Обычный" style:family="paragraph">
      <style:paragraph-properties fo:text-align="start" style:line-height-at-least="0.1979in" fo:text-indent="0in" fo:background-color="#1E1E1E"/>
    </style:style>
    <style:style style:name="T1122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123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124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125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126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127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128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1129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1130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1131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1132" style:parent-style-name="Обычный" style:family="paragraph">
      <style:paragraph-properties fo:text-align="start" style:line-height-at-least="0.1979in" fo:text-indent="0in" fo:background-color="#1E1E1E"/>
    </style:style>
    <style:style style:name="T1133" style:parent-style-name="Основнойшрифтабзаца" style:family="text">
      <style:text-properties style:font-name="Consolas" fo:color="#6A9955" fo:font-size="10.5pt" style:font-size-asian="10.5pt" style:font-size-complex="10.5pt" fo:language="en" fo:country="US"/>
    </style:style>
    <style:style style:name="P1134" style:parent-style-name="Обычный" style:family="paragraph">
      <style:paragraph-properties fo:text-align="start" style:line-height-at-least="0.1979in" fo:text-indent="0in" fo:background-color="#1E1E1E"/>
    </style:style>
    <style:style style:name="T1135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136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137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138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139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140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141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142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143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1144" style:parent-style-name="Обычный" style:family="paragraph">
      <style:paragraph-properties fo:text-align="start" style:line-height-at-least="0.1979in" fo:text-indent="0in" fo:background-color="#1E1E1E"/>
    </style:style>
    <style:style style:name="T1145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146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147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148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149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150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151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152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153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1154" style:parent-style-name="Обычный" style:family="paragraph">
      <style:paragraph-properties fo:text-align="start" style:line-height-at-least="0.1979in" fo:text-indent="0in" fo:background-color="#1E1E1E"/>
    </style:style>
    <style:style style:name="T1155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156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157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158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159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160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161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1162" style:parent-style-name="Обычный" style:family="paragraph">
      <style:paragraph-properties fo:text-align="start" style:line-height-at-least="0.1979in" fo:text-indent="0in" fo:background-color="#1E1E1E"/>
    </style:style>
    <style:style style:name="T1163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164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165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166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167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168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169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170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171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1172" style:parent-style-name="Обычный" style:family="paragraph">
      <style:paragraph-properties fo:text-align="start" style:line-height-at-least="0.1979in" fo:text-indent="0in" fo:background-color="#1E1E1E"/>
    </style:style>
    <style:style style:name="T1173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174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175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176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177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178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179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180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181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1182" style:parent-style-name="Обычный" style:family="paragraph">
      <style:paragraph-properties fo:text-align="start" style:line-height-at-least="0.1979in" fo:text-indent="0in" fo:background-color="#1E1E1E"/>
    </style:style>
    <style:style style:name="T1183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184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185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186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187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188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189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190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191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1192" style:parent-style-name="Обычный" style:family="paragraph">
      <style:paragraph-properties fo:text-align="start" style:line-height-at-least="0.1979in" fo:text-indent="0in" fo:background-color="#1E1E1E"/>
    </style:style>
    <style:style style:name="T1193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194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195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196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197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1198" style:parent-style-name="Обычный" style:family="paragraph">
      <style:paragraph-properties fo:text-align="start" style:line-height-at-least="0.1979in" fo:text-indent="0in" fo:background-color="#1E1E1E"/>
    </style:style>
    <style:style style:name="T1199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200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201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202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203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204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205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1206" style:parent-style-name="Обычный" style:family="paragraph">
      <style:paragraph-properties fo:text-align="start" style:line-height-at-least="0.1979in" fo:text-indent="0in" fo:background-color="#1E1E1E"/>
    </style:style>
    <style:style style:name="T1207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208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209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210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211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212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213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1214" style:parent-style-name="Обычный" style:family="paragraph">
      <style:paragraph-properties fo:text-align="start" style:line-height-at-least="0.1979in" fo:text-indent="0in" fo:background-color="#1E1E1E"/>
    </style:style>
    <style:style style:name="T1215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216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217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218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219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220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221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1222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1223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1224" style:parent-style-name="Обычный" style:family="paragraph">
      <style:paragraph-properties fo:text-align="start" style:line-height-at-least="0.1979in" fo:text-indent="0in" fo:background-color="#1E1E1E"/>
    </style:style>
    <style:style style:name="T1225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226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227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228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229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230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231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232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233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1234" style:parent-style-name="Обычный" style:family="paragraph">
      <style:paragraph-properties fo:text-align="start" style:line-height-at-least="0.1979in" fo:text-indent="0in" fo:background-color="#1E1E1E"/>
    </style:style>
    <style:style style:name="T1235" style:parent-style-name="Основнойшрифтабзаца" style:family="text">
      <style:text-properties style:font-name="Consolas" fo:color="#6A9955" fo:font-size="10.5pt" style:font-size-asian="10.5pt" style:font-size-complex="10.5pt" fo:language="en" fo:country="US"/>
    </style:style>
    <style:style style:name="P1236" style:parent-style-name="Обычный" style:family="paragraph">
      <style:paragraph-properties fo:text-align="start" style:line-height-at-least="0.1979in" fo:text-indent="0in" fo:background-color="#1E1E1E"/>
    </style:style>
    <style:style style:name="T1237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238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239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240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241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242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243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1244" style:parent-style-name="Обычный" style:family="paragraph">
      <style:paragraph-properties fo:text-align="start" style:line-height-at-least="0.1979in" fo:text-indent="0in" fo:background-color="#1E1E1E"/>
    </style:style>
    <style:style style:name="T1245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246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247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248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249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250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251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1252" style:parent-style-name="Обычный" style:family="paragraph">
      <style:paragraph-properties fo:text-align="start" style:line-height-at-least="0.1979in" fo:text-indent="0in" fo:background-color="#1E1E1E"/>
    </style:style>
    <style:style style:name="T1253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254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255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1256" style:parent-style-name="Обычный" style:family="paragraph">
      <style:paragraph-properties fo:text-align="start" style:line-height-at-least="0.1979in" fo:text-indent="0in" fo:background-color="#1E1E1E"/>
    </style:style>
    <style:style style:name="T1257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258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259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260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261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262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263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264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265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1266" style:parent-style-name="Обычный" style:family="paragraph">
      <style:paragraph-properties fo:text-align="start" style:line-height-at-least="0.1979in" fo:text-indent="0in" fo:background-color="#1E1E1E"/>
    </style:style>
    <style:style style:name="T1267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268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269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270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271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1272" style:parent-style-name="Обычный" style:family="paragraph">
      <style:paragraph-properties fo:text-align="start" style:line-height-at-least="0.1979in" fo:text-indent="0in" fo:background-color="#1E1E1E"/>
    </style:style>
    <style:style style:name="T1273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274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275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276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277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1278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1279" style:parent-style-name="Обычный" style:family="paragraph">
      <style:paragraph-properties fo:text-align="start" style:line-height-at-least="0.1979in" fo:text-indent="0in" fo:background-color="#1E1E1E"/>
    </style:style>
    <style:style style:name="T1280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281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282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1283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1284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1285" style:parent-style-name="Обычный" style:family="paragraph">
      <style:paragraph-properties fo:text-align="start" fo:margin-bottom="0.1666in" style:line-height-at-least="0.1979in" fo:text-indent="0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1286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1287" style:parent-style-name="Обычный" style:family="paragraph">
      <style:paragraph-properties fo:text-align="start" style:line-height-at-least="0.1979in" fo:text-indent="0in" fo:background-color="#1E1E1E"/>
    </style:style>
    <style:style style:name="T1288" style:parent-style-name="Основнойшрифтабзаца" style:family="text">
      <style:text-properties style:font-name="Consolas" fo:color="#6A9955" fo:font-size="10.5pt" style:font-size-asian="10.5pt" style:font-size-complex="10.5pt" fo:language="en" fo:country="US"/>
    </style:style>
    <style:style style:name="P1289" style:parent-style-name="Обычный" style:family="paragraph">
      <style:paragraph-properties fo:text-align="start" style:line-height-at-least="0.1979in" fo:text-indent="0in" fo:background-color="#1E1E1E"/>
    </style:style>
    <style:style style:name="T1290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291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292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293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294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295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296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297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298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1299" style:parent-style-name="Обычный" style:family="paragraph">
      <style:paragraph-properties fo:text-align="start" style:line-height-at-least="0.1979in" fo:text-indent="0in" fo:background-color="#1E1E1E"/>
    </style:style>
    <style:style style:name="T1300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301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302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303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304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305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306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307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308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1309" style:parent-style-name="Обычный" style:family="paragraph">
      <style:paragraph-properties fo:text-align="start" style:line-height-at-least="0.1979in" fo:text-indent="0in" fo:background-color="#1E1E1E"/>
    </style:style>
    <style:style style:name="T1310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311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312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313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314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315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316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1317" style:parent-style-name="Обычный" style:family="paragraph">
      <style:paragraph-properties fo:text-align="start" style:line-height-at-least="0.1979in" fo:text-indent="0in" fo:background-color="#1E1E1E"/>
    </style:style>
    <style:style style:name="T1318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319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320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321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322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323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324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325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326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1327" style:parent-style-name="Обычный" style:family="paragraph">
      <style:paragraph-properties fo:text-align="start" style:line-height-at-least="0.1979in" fo:text-indent="0in" fo:background-color="#1E1E1E"/>
    </style:style>
    <style:style style:name="T1328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329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330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331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332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333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334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335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336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1337" style:parent-style-name="Обычный" style:family="paragraph">
      <style:paragraph-properties fo:text-align="start" style:line-height-at-least="0.1979in" fo:text-indent="0in" fo:background-color="#1E1E1E"/>
    </style:style>
    <style:style style:name="T1338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339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340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341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342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343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344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345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346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1347" style:parent-style-name="Обычный" style:family="paragraph">
      <style:paragraph-properties fo:text-align="start" style:line-height-at-least="0.1979in" fo:text-indent="0in" fo:background-color="#1E1E1E"/>
    </style:style>
    <style:style style:name="T1348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349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350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351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352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353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354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1355" style:parent-style-name="Обычный" style:family="paragraph">
      <style:paragraph-properties fo:text-align="start" style:line-height-at-least="0.1979in" fo:text-indent="0in" fo:background-color="#1E1E1E"/>
    </style:style>
    <style:style style:name="T1356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357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358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359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360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361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362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363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364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1365" style:parent-style-name="Обычный" style:family="paragraph">
      <style:paragraph-properties fo:text-align="start" style:line-height-at-least="0.1979in" fo:text-indent="0in" fo:background-color="#1E1E1E"/>
    </style:style>
    <style:style style:name="T1366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367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368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369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370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371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372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373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374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1375" style:parent-style-name="Обычный" style:family="paragraph">
      <style:paragraph-properties fo:text-align="start" style:line-height-at-least="0.1979in" fo:text-indent="0in" fo:background-color="#1E1E1E"/>
    </style:style>
    <style:style style:name="T1376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377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378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379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380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381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382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383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384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1385" style:parent-style-name="Обычный" style:family="paragraph">
      <style:paragraph-properties fo:text-align="start" style:line-height-at-least="0.1979in" fo:text-indent="0in" fo:background-color="#1E1E1E"/>
    </style:style>
    <style:style style:name="T1386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387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388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389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390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1391" style:parent-style-name="Обычный" style:family="paragraph">
      <style:paragraph-properties fo:text-align="start" style:line-height-at-least="0.1979in" fo:text-indent="0in" fo:background-color="#1E1E1E"/>
    </style:style>
    <style:style style:name="T1392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393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394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395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396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397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398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1399" style:parent-style-name="Обычный" style:family="paragraph">
      <style:paragraph-properties fo:text-align="start" style:line-height-at-least="0.1979in" fo:text-indent="0in" fo:background-color="#1E1E1E"/>
    </style:style>
    <style:style style:name="T1400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401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402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403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404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405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406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1407" style:parent-style-name="Обычный" style:family="paragraph">
      <style:paragraph-properties fo:text-align="start" style:line-height-at-least="0.1979in" fo:text-indent="0in" fo:background-color="#1E1E1E"/>
    </style:style>
    <style:style style:name="T1408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409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410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411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412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413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414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1415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1416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1417" style:parent-style-name="Обычный" style:family="paragraph">
      <style:paragraph-properties fo:text-align="start" style:line-height-at-least="0.1979in" fo:text-indent="0in" fo:background-color="#1E1E1E"/>
    </style:style>
    <style:style style:name="T1418" style:parent-style-name="Основнойшрифтабзаца" style:family="text">
      <style:text-properties style:font-name="Consolas" fo:color="#6A9955" fo:font-size="10.5pt" style:font-size-asian="10.5pt" style:font-size-complex="10.5pt" fo:language="en" fo:country="US"/>
    </style:style>
    <style:style style:name="P1419" style:parent-style-name="Обычный" style:family="paragraph">
      <style:paragraph-properties fo:text-align="start" style:line-height-at-least="0.1979in" fo:text-indent="0in" fo:background-color="#1E1E1E"/>
    </style:style>
    <style:style style:name="T1420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421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422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423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424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425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426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427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428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1429" style:parent-style-name="Обычный" style:family="paragraph">
      <style:paragraph-properties fo:text-align="start" style:line-height-at-least="0.1979in" fo:text-indent="0in" fo:background-color="#1E1E1E"/>
    </style:style>
    <style:style style:name="T1430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431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432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433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434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435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436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437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438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1439" style:parent-style-name="Обычный" style:family="paragraph">
      <style:paragraph-properties fo:text-align="start" style:line-height-at-least="0.1979in" fo:text-indent="0in" fo:background-color="#1E1E1E"/>
    </style:style>
    <style:style style:name="T1440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441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442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443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444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445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446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1447" style:parent-style-name="Обычный" style:family="paragraph">
      <style:paragraph-properties fo:text-align="start" style:line-height-at-least="0.1979in" fo:text-indent="0in" fo:background-color="#1E1E1E"/>
    </style:style>
    <style:style style:name="T1448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449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450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451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452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453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454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455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456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1457" style:parent-style-name="Обычный" style:family="paragraph">
      <style:paragraph-properties fo:text-align="start" style:line-height-at-least="0.1979in" fo:text-indent="0in" fo:background-color="#1E1E1E"/>
    </style:style>
    <style:style style:name="T1458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459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460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461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462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463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464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465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466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1467" style:parent-style-name="Обычный" style:family="paragraph">
      <style:paragraph-properties fo:text-align="start" style:line-height-at-least="0.1979in" fo:text-indent="0in" fo:background-color="#1E1E1E"/>
    </style:style>
    <style:style style:name="T1468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469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470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471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472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473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474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475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476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1477" style:parent-style-name="Обычный" style:family="paragraph">
      <style:paragraph-properties fo:text-align="start" style:line-height-at-least="0.1979in" fo:text-indent="0in" fo:background-color="#1E1E1E"/>
    </style:style>
    <style:style style:name="T1478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479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480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481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482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1483" style:parent-style-name="Обычный" style:family="paragraph">
      <style:paragraph-properties fo:text-align="start" style:line-height-at-least="0.1979in" fo:text-indent="0in" fo:background-color="#1E1E1E"/>
    </style:style>
    <style:style style:name="T1484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485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486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487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488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489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490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1491" style:parent-style-name="Обычный" style:family="paragraph">
      <style:paragraph-properties fo:text-align="start" style:line-height-at-least="0.1979in" fo:text-indent="0in" fo:background-color="#1E1E1E"/>
    </style:style>
    <style:style style:name="T1492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493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494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495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496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497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498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1499" style:parent-style-name="Обычный" style:family="paragraph">
      <style:paragraph-properties fo:text-align="start" style:line-height-at-least="0.1979in" fo:text-indent="0in" fo:background-color="#1E1E1E"/>
    </style:style>
    <style:style style:name="T1500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501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502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503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504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505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506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1507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1508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1509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1510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1511" style:parent-style-name="Обычный" style:family="paragraph">
      <style:paragraph-properties fo:text-align="start" style:line-height-at-least="0.1979in" fo:text-indent="0in" fo:background-color="#1E1E1E"/>
    </style:style>
    <style:style style:name="T1512" style:parent-style-name="Основнойшрифтабзаца" style:family="text">
      <style:text-properties style:font-name="Consolas" fo:color="#6A9955" fo:font-size="10.5pt" style:font-size-asian="10.5pt" style:font-size-complex="10.5pt" fo:language="en" fo:country="US"/>
    </style:style>
    <style:style style:name="P1513" style:parent-style-name="Обычный" style:family="paragraph">
      <style:paragraph-properties fo:text-align="start" style:line-height-at-least="0.1979in" fo:text-indent="0in" fo:background-color="#1E1E1E"/>
    </style:style>
    <style:style style:name="T1514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515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516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517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518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519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520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1521" style:parent-style-name="Обычный" style:family="paragraph">
      <style:paragraph-properties fo:text-align="start" style:line-height-at-least="0.1979in" fo:text-indent="0in" fo:background-color="#1E1E1E"/>
    </style:style>
    <style:style style:name="T1522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523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524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525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526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527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528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1529" style:parent-style-name="Обычный" style:family="paragraph">
      <style:paragraph-properties fo:text-align="start" style:line-height-at-least="0.1979in" fo:text-indent="0in" fo:background-color="#1E1E1E"/>
    </style:style>
    <style:style style:name="T1530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531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532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1533" style:parent-style-name="Обычный" style:family="paragraph">
      <style:paragraph-properties fo:text-align="start" style:line-height-at-least="0.1979in" fo:text-indent="0in" fo:background-color="#1E1E1E"/>
    </style:style>
    <style:style style:name="T1534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535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536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537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538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539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540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541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542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1543" style:parent-style-name="Обычный" style:family="paragraph">
      <style:paragraph-properties fo:text-align="start" style:line-height-at-least="0.1979in" fo:text-indent="0in" fo:background-color="#1E1E1E"/>
    </style:style>
    <style:style style:name="T1544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545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546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547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548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1549" style:parent-style-name="Обычный" style:family="paragraph">
      <style:paragraph-properties fo:text-align="start" style:line-height-at-least="0.1979in" fo:text-indent="0in" fo:background-color="#1E1E1E"/>
    </style:style>
    <style:style style:name="T1550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551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552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553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554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1555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1556" style:parent-style-name="Обычный" style:family="paragraph">
      <style:paragraph-properties fo:text-align="start" style:line-height-at-least="0.1979in" fo:text-indent="0in" fo:background-color="#1E1E1E"/>
    </style:style>
    <style:style style:name="T1557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558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559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1560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1561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1562" style:parent-style-name="Обычный" style:family="paragraph">
      <style:paragraph-properties fo:text-align="start" style:line-height-at-least="0.1979in" fo:text-indent="0in" fo:background-color="#1E1E1E"/>
    </style:style>
    <style:style style:name="T1563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564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565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1566" style:parent-style-name="Обычный" style:family="paragraph">
      <style:paragraph-properties fo:text-align="start" style:line-height-at-least="0.1979in" fo:text-indent="0in" fo:background-color="#1E1E1E"/>
    </style:style>
    <style:style style:name="T1567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568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569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570" style:parent-style-name="Основнойшрифтабзаца" style:family="text">
      <style:text-properties style:font-name="Consolas" fo:color="#CE9178" fo:font-size="10.5pt" style:font-size-asian="10.5pt" style:font-size-complex="10.5pt" fo:language="en" fo:country="US"/>
    </style:style>
    <style:style style:name="T1571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1572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1573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1574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1575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1576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1577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1578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1579" style:parent-style-name="Обычный" style:family="paragraph">
      <style:paragraph-properties fo:text-align="start" style:line-height-at-least="0.1979in" fo:text-indent="0in" fo:background-color="#1E1E1E"/>
    </style:style>
    <style:style style:name="T1580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581" style:parent-style-name="Основнойшрифтабзаца" style:family="text">
      <style:text-properties style:font-name="Consolas" fo:color="#D4D4D4" fo:font-size="10.5pt" style:font-size-asian="10.5pt" style:font-size-complex="10.5pt"/>
    </style:style>
    <style:style style:name="P1582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D4D4D4" fo:font-size="10.5pt" style:font-size-asian="10.5pt" style:font-size-complex="10.5pt"/>
    </style:style>
    <style:style style:name="P1583" style:parent-style-name="Обычный" style:family="paragraph">
      <style:paragraph-properties fo:text-align="start" style:line-height-at-least="0.1979in" fo:text-indent="0in" fo:background-color="#1E1E1E"/>
    </style:style>
    <style:style style:name="T1584" style:parent-style-name="Основнойшрифтабзаца" style:family="text">
      <style:text-properties style:font-name="Consolas" fo:color="#D4D4D4" fo:font-size="10.5pt" style:font-size-asian="10.5pt" style:font-size-complex="10.5pt"/>
    </style:style>
    <style:style style:name="T1585" style:parent-style-name="Основнойшрифтабзаца" style:family="text">
      <style:text-properties style:font-name="Consolas" fo:color="#569CD6" fo:font-size="10.5pt" style:font-size-asian="10.5pt" style:font-size-complex="10.5pt"/>
    </style:style>
    <style:style style:name="T1586" style:parent-style-name="Основнойшрифтабзаца" style:family="text">
      <style:text-properties style:font-name="Consolas" fo:color="#D4D4D4" fo:font-size="10.5pt" style:font-size-asian="10.5pt" style:font-size-complex="10.5pt"/>
    </style:style>
    <style:style style:name="T1587" style:parent-style-name="Основнойшрифтабзаца" style:family="text">
      <style:text-properties style:font-name="Consolas" fo:color="#B5CEA8" fo:font-size="10.5pt" style:font-size-asian="10.5pt" style:font-size-complex="10.5pt"/>
    </style:style>
    <style:style style:name="T1588" style:parent-style-name="Основнойшрифтабзаца" style:family="text">
      <style:text-properties style:font-name="Consolas" fo:color="#D4D4D4" fo:font-size="10.5pt" style:font-size-asian="10.5pt" style:font-size-complex="10.5pt"/>
    </style:style>
    <style:style style:name="P1589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D4D4D4" fo:font-size="10.5pt" style:font-size-asian="10.5pt" style:font-size-complex="10.5pt"/>
    </style:style>
    <style:style style:name="P1590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D4D4D4" fo:font-size="10.5pt" style:font-size-asian="10.5pt" style:font-size-complex="10.5pt"/>
    </style:style>
    <style:style style:name="P1591" style:parent-style-name="Обычный" style:family="paragraph">
      <style:paragraph-properties fo:margin-left="-0.3937in">
        <style:tab-stops/>
      </style:paragraph-properties>
      <style:text-properties fo:font-size="16pt" style:font-size-asian="16pt" style:text-underline-type="single" style:text-underline-style="solid" style:text-underline-width="auto" style:text-underline-mode="continuous"/>
    </style:style>
    <style:style style:name="P1592" style:parent-style-name="Обычный" style:family="paragraph">
      <style:paragraph-properties fo:margin-left="-0.3937in">
        <style:tab-stops/>
      </style:paragraph-properties>
      <style:text-properties fo:font-size="16pt" style:font-size-asian="16pt" style:text-underline-type="single" style:text-underline-style="solid" style:text-underline-width="auto" style:text-underline-mode="continuous"/>
    </style:style>
    <style:style style:name="P1593" style:parent-style-name="Обычный" style:family="paragraph">
      <style:paragraph-properties fo:margin-left="-0.3937in">
        <style:tab-stops/>
      </style:paragraph-properties>
    </style:style>
    <style:style style:name="T1594" style:parent-style-name="Основнойшрифтабзаца" style:family="text">
      <style:text-properties fo:font-size="16pt" style:font-size-asian="16pt" style:text-underline-type="single" style:text-underline-style="solid" style:text-underline-width="auto" style:text-underline-mode="continuous"/>
    </style:style>
    <style:style style:name="T1595" style:parent-style-name="Основнойшрифтабзаца" style:family="text">
      <style:text-properties fo:font-size="16pt" style:font-size-asian="16pt" style:text-underline-type="single" style:text-underline-style="solid" style:text-underline-width="auto" style:text-underline-mode="continuous" fo:language="en" fo:country="US"/>
    </style:style>
    <style:style style:name="T1596" style:parent-style-name="Основнойшрифтабзаца" style:family="text">
      <style:text-properties fo:font-size="16pt" style:font-size-asian="16pt" style:text-underline-type="single" style:text-underline-style="solid" style:text-underline-width="auto" style:text-underline-mode="continuous"/>
    </style:style>
    <style:style style:name="T1597" style:parent-style-name="Основнойшрифтабзаца" style:family="text">
      <style:text-properties fo:font-size="16pt" style:font-size-asian="16pt" style:text-underline-type="single" style:text-underline-style="solid" style:text-underline-width="auto" style:text-underline-mode="continuous" fo:language="en" fo:country="US"/>
    </style:style>
    <style:style style:name="P1598" style:parent-style-name="Обычный" style:family="paragraph">
      <style:paragraph-properties fo:margin-right="0.2944in" fo:text-indent="0in"/>
    </style:style>
    <style:style style:name="T1599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600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601" style:parent-style-name="Заголовок2Знак" style:family="text">
      <style:text-properties style:font-name="Times New Roman" fo:language="en" fo:country="US"/>
    </style:style>
    <style:style style:name="T1602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603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604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605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606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607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608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609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P1610" style:parent-style-name="Обычный" style:family="paragraph">
      <style:paragraph-properties fo:text-align="start" style:line-height-at-least="0.1979in" fo:text-indent="0in" fo:background-color="#1E1E1E"/>
    </style:style>
    <style:style style:name="T1611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612" style:parent-style-name="Основнойшрифтабзаца" style:family="text">
      <style:text-properties style:font-name="Consolas" fo:color="#CE9178" fo:font-size="10.5pt" style:font-size-asian="10.5pt" style:font-size-complex="10.5pt" fo:language="en" fo:country="US"/>
    </style:style>
    <style:style style:name="P1613" style:parent-style-name="Обычный" style:family="paragraph">
      <style:paragraph-properties fo:text-align="start" style:line-height-at-least="0.1979in" fo:text-indent="0in" fo:background-color="#1E1E1E"/>
    </style:style>
    <style:style style:name="T1614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615" style:parent-style-name="Основнойшрифтабзаца" style:family="text">
      <style:text-properties style:font-name="Consolas" fo:color="#CE9178" fo:font-size="10.5pt" style:font-size-asian="10.5pt" style:font-size-complex="10.5pt" fo:language="en" fo:country="US"/>
    </style:style>
    <style:style style:name="P1616" style:parent-style-name="Обычный" style:family="paragraph">
      <style:paragraph-properties fo:text-align="start" style:line-height-at-least="0.1979in" fo:text-indent="0in" fo:background-color="#1E1E1E"/>
    </style:style>
    <style:style style:name="T1617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618" style:parent-style-name="Основнойшрифтабзаца" style:family="text">
      <style:text-properties style:font-name="Consolas" fo:color="#CE9178" fo:font-size="10.5pt" style:font-size-asian="10.5pt" style:font-size-complex="10.5pt" fo:language="en" fo:country="US"/>
    </style:style>
    <style:style style:name="P1619" style:parent-style-name="Обычный" style:family="paragraph">
      <style:paragraph-properties fo:text-align="start" style:line-height-at-least="0.1979in" fo:text-indent="0in" fo:background-color="#1E1E1E"/>
    </style:style>
    <style:style style:name="T1620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621" style:parent-style-name="Основнойшрифтабзаца" style:family="text">
      <style:text-properties style:font-name="Consolas" fo:color="#CE9178" fo:font-size="10.5pt" style:font-size-asian="10.5pt" style:font-size-complex="10.5pt" fo:language="en" fo:country="US"/>
    </style:style>
    <style:style style:name="P1622" style:parent-style-name="Обычный" style:family="paragraph">
      <style:paragraph-properties fo:text-align="start" style:line-height-at-least="0.1979in" fo:text-indent="0in" fo:background-color="#1E1E1E"/>
    </style:style>
    <style:style style:name="T1623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624" style:parent-style-name="Основнойшрифтабзаца" style:family="text">
      <style:text-properties style:font-name="Consolas" fo:color="#CE9178" fo:font-size="10.5pt" style:font-size-asian="10.5pt" style:font-size-complex="10.5pt" fo:language="en" fo:country="US"/>
    </style:style>
    <style:style style:name="P1625" style:parent-style-name="Обычный" style:family="paragraph">
      <style:paragraph-properties fo:text-align="start" style:line-height-at-least="0.1979in" fo:text-indent="0in" fo:background-color="#1E1E1E"/>
    </style:style>
    <style:style style:name="T1626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627" style:parent-style-name="Основнойшрифтабзаца" style:family="text">
      <style:text-properties style:font-name="Consolas" fo:color="#CE9178" fo:font-size="10.5pt" style:font-size-asian="10.5pt" style:font-size-complex="10.5pt" fo:language="en" fo:country="US"/>
    </style:style>
    <style:style style:name="P1628" style:parent-style-name="Обычный" style:family="paragraph">
      <style:paragraph-properties fo:text-align="start" style:line-height-at-least="0.1979in" fo:text-indent="0in" fo:background-color="#1E1E1E"/>
    </style:style>
    <style:style style:name="T1629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630" style:parent-style-name="Основнойшрифтабзаца" style:family="text">
      <style:text-properties style:font-name="Consolas" fo:color="#CE9178" fo:font-size="10.5pt" style:font-size-asian="10.5pt" style:font-size-complex="10.5pt" fo:language="en" fo:country="US"/>
    </style:style>
    <style:style style:name="P1631" style:parent-style-name="Обычный" style:family="paragraph">
      <style:paragraph-properties fo:text-align="start" style:line-height-at-least="0.1979in" fo:text-indent="0in" fo:background-color="#1E1E1E"/>
    </style:style>
    <style:style style:name="T1632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P1633" style:parent-style-name="Обычный" style:family="paragraph">
      <style:paragraph-properties fo:text-align="start" style:line-height-at-least="0.1979in" fo:text-indent="0in" fo:background-color="#1E1E1E"/>
    </style:style>
    <style:style style:name="T1634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635" style:parent-style-name="Основнойшрифтабзаца" style:family="text">
      <style:text-properties style:font-name="Consolas" fo:color="#CE9178" fo:font-size="10.5pt" style:font-size-asian="10.5pt" style:font-size-complex="10.5pt" fo:language="en" fo:country="US"/>
    </style:style>
    <style:style style:name="T1636" style:parent-style-name="Основнойшрифтабзаца" style:family="text">
      <style:text-properties style:font-name="Consolas" fo:color="#6A9955" fo:font-size="10.5pt" style:font-size-asian="10.5pt" style:font-size-complex="10.5pt" fo:language="en" fo:country="US"/>
    </style:style>
    <style:style style:name="T1637" style:parent-style-name="Основнойшрифтабзаца" style:family="text">
      <style:text-properties style:font-name="Consolas" fo:color="#6A9955" fo:font-size="10.5pt" style:font-size-asian="10.5pt" style:font-size-complex="10.5pt"/>
    </style:style>
    <style:style style:name="T1638" style:parent-style-name="Основнойшрифтабзаца" style:family="text">
      <style:text-properties style:font-name="Consolas" fo:color="#6A9955" fo:font-size="10.5pt" style:font-size-asian="10.5pt" style:font-size-complex="10.5pt" fo:language="en" fo:country="US"/>
    </style:style>
    <style:style style:name="T1639" style:parent-style-name="Основнойшрифтабзаца" style:family="text">
      <style:text-properties style:font-name="Consolas" fo:color="#6A9955" fo:font-size="10.5pt" style:font-size-asian="10.5pt" style:font-size-complex="10.5pt"/>
    </style:style>
    <style:style style:name="T1640" style:parent-style-name="Основнойшрифтабзаца" style:family="text">
      <style:text-properties style:font-name="Consolas" fo:color="#6A9955" fo:font-size="10.5pt" style:font-size-asian="10.5pt" style:font-size-complex="10.5pt" fo:language="en" fo:country="US"/>
    </style:style>
    <style:style style:name="P1641" style:parent-style-name="Обычный" style:family="paragraph">
      <style:paragraph-properties fo:text-align="start" style:line-height-at-least="0.1979in" fo:text-indent="0in" fo:background-color="#1E1E1E"/>
    </style:style>
    <style:style style:name="T1642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P1643" style:parent-style-name="Обычный" style:family="paragraph">
      <style:paragraph-properties fo:text-align="start" style:line-height-at-least="0.1979in" fo:text-indent="0in" fo:background-color="#1E1E1E"/>
    </style:style>
    <style:style style:name="T1644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645" style:parent-style-name="Основнойшрифтабзаца" style:family="text">
      <style:text-properties style:font-name="Consolas" fo:color="#CE9178" fo:font-size="10.5pt" style:font-size-asian="10.5pt" style:font-size-complex="10.5pt" fo:language="en" fo:country="US"/>
    </style:style>
    <style:style style:name="T1646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647" style:parent-style-name="Основнойшрифтабзаца" style:family="text">
      <style:text-properties style:font-name="Consolas" fo:color="#6A9955" fo:font-size="10.5pt" style:font-size-asian="10.5pt" style:font-size-complex="10.5pt" fo:language="en" fo:country="US"/>
    </style:style>
    <style:style style:name="T1648" style:parent-style-name="Основнойшрифтабзаца" style:family="text">
      <style:text-properties style:font-name="Consolas" fo:color="#6A9955" fo:font-size="10.5pt" style:font-size-asian="10.5pt" style:font-size-complex="10.5pt"/>
    </style:style>
    <style:style style:name="T1649" style:parent-style-name="Основнойшрифтабзаца" style:family="text">
      <style:text-properties style:font-name="Consolas" fo:color="#6A9955" fo:font-size="10.5pt" style:font-size-asian="10.5pt" style:font-size-complex="10.5pt" fo:language="en" fo:country="US"/>
    </style:style>
    <style:style style:name="T1650" style:parent-style-name="Основнойшрифтабзаца" style:family="text">
      <style:text-properties style:font-name="Consolas" fo:color="#6A9955" fo:font-size="10.5pt" style:font-size-asian="10.5pt" style:font-size-complex="10.5pt"/>
    </style:style>
    <style:style style:name="T1651" style:parent-style-name="Основнойшрифтабзаца" style:family="text">
      <style:text-properties style:font-name="Consolas" fo:color="#6A9955" fo:font-size="10.5pt" style:font-size-asian="10.5pt" style:font-size-complex="10.5pt" fo:language="en" fo:country="US"/>
    </style:style>
    <style:style style:name="T1652" style:parent-style-name="Основнойшрифтабзаца" style:family="text">
      <style:text-properties style:font-name="Consolas" fo:color="#6A9955" fo:font-size="10.5pt" style:font-size-asian="10.5pt" style:font-size-complex="10.5pt"/>
    </style:style>
    <style:style style:name="T1653" style:parent-style-name="Основнойшрифтабзаца" style:family="text">
      <style:text-properties style:font-name="Consolas" fo:color="#6A9955" fo:font-size="10.5pt" style:font-size-asian="10.5pt" style:font-size-complex="10.5pt" fo:language="en" fo:country="US"/>
    </style:style>
    <style:style style:name="T1654" style:parent-style-name="Основнойшрифтабзаца" style:family="text">
      <style:text-properties style:font-name="Consolas" fo:color="#6A9955" fo:font-size="10.5pt" style:font-size-asian="10.5pt" style:font-size-complex="10.5pt"/>
    </style:style>
    <style:style style:name="T1655" style:parent-style-name="Основнойшрифтабзаца" style:family="text">
      <style:text-properties style:font-name="Consolas" fo:color="#6A9955" fo:font-size="10.5pt" style:font-size-asian="10.5pt" style:font-size-complex="10.5pt" fo:language="en" fo:country="US"/>
    </style:style>
    <style:style style:name="P1656" style:parent-style-name="Обычный" style:family="paragraph">
      <style:paragraph-properties fo:text-align="start" style:line-height-at-least="0.1979in" fo:text-indent="0in" fo:background-color="#1E1E1E"/>
    </style:style>
    <style:style style:name="T1657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P1658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1659" style:parent-style-name="Обычный" style:family="paragraph">
      <style:paragraph-properties fo:text-align="start" style:line-height-at-least="0.1979in" fo:text-indent="0in" fo:background-color="#1E1E1E"/>
    </style:style>
    <style:style style:name="T1660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661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1662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1663" style:parent-style-name="Обычный" style:family="paragraph">
      <style:paragraph-properties fo:text-align="start" style:line-height-at-least="0.1979in" fo:text-indent="0in" fo:background-color="#1E1E1E"/>
    </style:style>
    <style:style style:name="T1664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665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666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1667" style:parent-style-name="Обычный" style:family="paragraph">
      <style:paragraph-properties fo:text-align="start" style:line-height-at-least="0.1979in" fo:text-indent="0in" fo:background-color="#1E1E1E"/>
    </style:style>
    <style:style style:name="T1668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669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670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671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672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673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674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1675" style:parent-style-name="Обычный" style:family="paragraph">
      <style:paragraph-properties fo:text-align="start" style:line-height-at-least="0.1979in" fo:text-indent="0in" fo:background-color="#1E1E1E"/>
    </style:style>
    <style:style style:name="T1676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677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678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679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680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681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682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1683" style:parent-style-name="Обычный" style:family="paragraph">
      <style:paragraph-properties fo:text-align="start" style:line-height-at-least="0.1979in" fo:text-indent="0in" fo:background-color="#1E1E1E"/>
    </style:style>
    <style:style style:name="T1684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685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686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687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688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689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690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1691" style:parent-style-name="Обычный" style:family="paragraph">
      <style:paragraph-properties fo:text-align="start" style:line-height-at-least="0.1979in" fo:text-indent="0in" fo:background-color="#1E1E1E"/>
    </style:style>
    <style:style style:name="T1692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693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694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695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696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697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698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1699" style:parent-style-name="Обычный" style:family="paragraph">
      <style:paragraph-properties fo:text-align="start" style:line-height-at-least="0.1979in" fo:text-indent="0in" fo:background-color="#1E1E1E"/>
    </style:style>
    <style:style style:name="T1700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701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702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703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704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705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706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1707" style:parent-style-name="Обычный" style:family="paragraph">
      <style:paragraph-properties fo:text-align="start" style:line-height-at-least="0.1979in" fo:text-indent="0in" fo:background-color="#1E1E1E"/>
    </style:style>
    <style:style style:name="T1708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709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710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711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712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713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714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1715" style:parent-style-name="Обычный" style:family="paragraph">
      <style:paragraph-properties fo:text-align="start" style:line-height-at-least="0.1979in" fo:text-indent="0in" fo:background-color="#1E1E1E"/>
    </style:style>
    <style:style style:name="T1716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717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718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719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720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721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722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1723" style:parent-style-name="Обычный" style:family="paragraph">
      <style:paragraph-properties fo:text-align="start" style:line-height-at-least="0.1979in" fo:text-indent="0in" fo:background-color="#1E1E1E"/>
    </style:style>
    <style:style style:name="T1724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725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726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727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728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729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730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1731" style:parent-style-name="Обычный" style:family="paragraph">
      <style:paragraph-properties fo:text-align="start" style:line-height-at-least="0.1979in" fo:text-indent="0in" fo:background-color="#1E1E1E"/>
    </style:style>
    <style:style style:name="T1732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733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734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735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736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737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738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1739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6A9955" fo:font-size="10.5pt" style:font-size-asian="10.5pt" style:font-size-complex="10.5pt" fo:language="en" fo:country="US"/>
    </style:style>
    <style:style style:name="P1740" style:parent-style-name="Обычный" style:family="paragraph">
      <style:paragraph-properties fo:text-align="start" style:line-height-at-least="0.1979in" fo:text-indent="0in" fo:background-color="#1E1E1E"/>
    </style:style>
    <style:style style:name="T1741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742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743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744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745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746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747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1748" style:parent-style-name="Обычный" style:family="paragraph">
      <style:paragraph-properties fo:text-align="start" style:line-height-at-least="0.1979in" fo:text-indent="0in" fo:background-color="#1E1E1E"/>
    </style:style>
    <style:style style:name="T1749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750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751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752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753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754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755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1756" style:parent-style-name="Обычный" style:family="paragraph">
      <style:paragraph-properties fo:text-align="start" style:line-height-at-least="0.1979in" fo:text-indent="0in" fo:background-color="#1E1E1E"/>
    </style:style>
    <style:style style:name="T1757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758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759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1760" style:parent-style-name="Обычный" style:family="paragraph">
      <style:paragraph-properties fo:text-align="start" style:line-height-at-least="0.1979in" fo:text-indent="0in" fo:background-color="#1E1E1E"/>
    </style:style>
    <style:style style:name="T1761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762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763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1764" style:parent-style-name="Обычный" style:family="paragraph">
      <style:paragraph-properties fo:text-align="start" style:line-height-at-least="0.1979in" fo:text-indent="0in" fo:background-color="#1E1E1E"/>
    </style:style>
    <style:style style:name="T1765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766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767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1768" style:parent-style-name="Обычный" style:family="paragraph">
      <style:paragraph-properties fo:text-align="start" style:line-height-at-least="0.1979in" fo:text-indent="0in" fo:background-color="#1E1E1E"/>
    </style:style>
    <style:style style:name="T1769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770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771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1772" style:parent-style-name="Обычный" style:family="paragraph">
      <style:paragraph-properties fo:text-align="start" style:line-height-at-least="0.1979in" fo:text-indent="0in" fo:background-color="#1E1E1E"/>
    </style:style>
    <style:style style:name="T1773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774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775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1776" style:parent-style-name="Обычный" style:family="paragraph">
      <style:paragraph-properties fo:text-align="start" style:line-height-at-least="0.1979in" fo:text-indent="0in" fo:background-color="#1E1E1E"/>
    </style:style>
    <style:style style:name="T1777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778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779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1780" style:parent-style-name="Обычный" style:family="paragraph">
      <style:paragraph-properties fo:text-align="start" style:line-height-at-least="0.1979in" fo:text-indent="0in" fo:background-color="#1E1E1E"/>
    </style:style>
    <style:style style:name="T1781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782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783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1784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1785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1786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1787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1788" style:parent-style-name="Обычный" style:family="paragraph">
      <style:paragraph-properties fo:text-align="start" style:line-height-at-least="0.1979in" fo:text-indent="0in" fo:background-color="#1E1E1E"/>
    </style:style>
    <style:style style:name="T1789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790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791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792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793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1794" style:parent-style-name="Обычный" style:family="paragraph">
      <style:paragraph-properties fo:text-align="start" style:line-height-at-least="0.1979in" fo:text-indent="0in" fo:background-color="#1E1E1E"/>
    </style:style>
    <style:style style:name="T1795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796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797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798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799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1800" style:parent-style-name="Обычный" style:family="paragraph">
      <style:paragraph-properties fo:text-align="start" style:line-height-at-least="0.1979in" fo:text-indent="0in" fo:background-color="#1E1E1E"/>
    </style:style>
    <style:style style:name="T1801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802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803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804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805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806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807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1808" style:parent-style-name="Обычный" style:family="paragraph">
      <style:paragraph-properties fo:text-align="start" style:line-height-at-least="0.1979in" fo:text-indent="0in" fo:background-color="#1E1E1E"/>
    </style:style>
    <style:style style:name="T1809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810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811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812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813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1814" style:parent-style-name="Обычный" style:family="paragraph">
      <style:paragraph-properties fo:text-align="start" style:line-height-at-least="0.1979in" fo:text-indent="0in" fo:background-color="#1E1E1E"/>
    </style:style>
    <style:style style:name="T1815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816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817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1818" style:parent-style-name="Обычный" style:family="paragraph">
      <style:paragraph-properties fo:text-align="start" style:line-height-at-least="0.1979in" fo:text-indent="0in" fo:background-color="#1E1E1E"/>
    </style:style>
    <style:style style:name="T1819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820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821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822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823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824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825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826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827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1828" style:parent-style-name="Обычный" style:family="paragraph">
      <style:paragraph-properties fo:text-align="start" style:line-height-at-least="0.1979in" fo:text-indent="0in" fo:background-color="#1E1E1E"/>
    </style:style>
    <style:style style:name="T1829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830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831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832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833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834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835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836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837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838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839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840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841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842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843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844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845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1846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1847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1848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1849" style:parent-style-name="Обычный" style:family="paragraph">
      <style:paragraph-properties fo:text-align="start" style:line-height-at-least="0.1979in" fo:text-indent="0in" fo:background-color="#1E1E1E"/>
    </style:style>
    <style:style style:name="T1850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851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852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853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854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855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856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857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858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1859" style:parent-style-name="Обычный" style:family="paragraph">
      <style:paragraph-properties fo:text-align="start" style:line-height-at-least="0.1979in" fo:text-indent="0in" fo:background-color="#1E1E1E"/>
    </style:style>
    <style:style style:name="T1860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861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862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1863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1864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1865" style:parent-style-name="Обычный" style:family="paragraph">
      <style:paragraph-properties fo:text-align="start" style:line-height-at-least="0.1979in" fo:text-indent="0in" fo:background-color="#1E1E1E"/>
    </style:style>
    <style:style style:name="T1866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867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868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869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870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1871" style:parent-style-name="Обычный" style:family="paragraph">
      <style:paragraph-properties fo:text-align="start" style:line-height-at-least="0.1979in" fo:text-indent="0in" fo:background-color="#1E1E1E"/>
    </style:style>
    <style:style style:name="T1872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873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874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875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876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877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878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1879" style:parent-style-name="Обычный" style:family="paragraph">
      <style:paragraph-properties fo:text-align="start" style:line-height-at-least="0.1979in" fo:text-indent="0in" fo:background-color="#1E1E1E"/>
    </style:style>
    <style:style style:name="T1880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881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882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883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884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1885" style:parent-style-name="Обычный" style:family="paragraph">
      <style:paragraph-properties fo:text-align="start" style:line-height-at-least="0.1979in" fo:text-indent="0in" fo:background-color="#1E1E1E"/>
    </style:style>
    <style:style style:name="T1886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887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888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1889" style:parent-style-name="Обычный" style:family="paragraph">
      <style:paragraph-properties fo:text-align="start" style:line-height-at-least="0.1979in" fo:text-indent="0in" fo:background-color="#1E1E1E"/>
    </style:style>
    <style:style style:name="T1890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891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892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893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894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895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896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897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898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1899" style:parent-style-name="Обычный" style:family="paragraph">
      <style:paragraph-properties fo:text-align="start" style:line-height-at-least="0.1979in" fo:text-indent="0in" fo:background-color="#1E1E1E"/>
    </style:style>
    <style:style style:name="T1900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901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902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903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904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1905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1906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1907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1908" style:parent-style-name="Обычный" style:family="paragraph">
      <style:paragraph-properties fo:text-align="start" style:line-height-at-least="0.1979in" fo:text-indent="0in" fo:background-color="#1E1E1E"/>
    </style:style>
    <style:style style:name="T1909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910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911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912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913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914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915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916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917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1918" style:parent-style-name="Обычный" style:family="paragraph">
      <style:paragraph-properties fo:text-align="start" style:line-height-at-least="0.1979in" fo:text-indent="0in" fo:background-color="#1E1E1E"/>
    </style:style>
    <style:style style:name="T1919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920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921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1922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1923" style:parent-style-name="Обычный" style:family="paragraph">
      <style:paragraph-properties fo:text-align="start" fo:margin-bottom="0.1666in" style:line-height-at-least="0.1979in" fo:text-indent="0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1924" style:parent-style-name="Обычный" style:family="paragraph">
      <style:paragraph-properties fo:text-align="start" style:line-height-at-least="0.1979in" fo:text-indent="0in" fo:background-color="#1E1E1E"/>
    </style:style>
    <style:style style:name="T1925" style:parent-style-name="Основнойшрифтабзаца" style:family="text">
      <style:text-properties style:font-name="Consolas" fo:color="#6A9955" fo:font-size="10.5pt" style:font-size-asian="10.5pt" style:font-size-complex="10.5pt" fo:language="en" fo:country="US"/>
    </style:style>
    <style:style style:name="P1926" style:parent-style-name="Обычный" style:family="paragraph">
      <style:paragraph-properties fo:text-align="start" style:line-height-at-least="0.1979in" fo:text-indent="0in" fo:background-color="#1E1E1E"/>
    </style:style>
    <style:style style:name="T1927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928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929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930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931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1932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1933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1934" style:parent-style-name="Обычный" style:family="paragraph">
      <style:paragraph-properties fo:text-align="start" style:line-height-at-least="0.1979in" fo:text-indent="0in" fo:background-color="#1E1E1E"/>
    </style:style>
    <style:style style:name="T1935" style:parent-style-name="Основнойшрифтабзаца" style:family="text">
      <style:text-properties style:font-name="Consolas" fo:color="#6A9955" fo:font-size="10.5pt" style:font-size-asian="10.5pt" style:font-size-complex="10.5pt" fo:language="en" fo:country="US"/>
    </style:style>
    <style:style style:name="T1936" style:parent-style-name="Основнойшрифтабзаца" style:family="text">
      <style:text-properties style:font-name="Consolas" fo:color="#6A9955" fo:font-size="10.5pt" style:font-size-asian="10.5pt" style:font-size-complex="10.5pt"/>
    </style:style>
    <style:style style:name="P1937" style:parent-style-name="Обычный" style:family="paragraph">
      <style:paragraph-properties fo:text-align="start" style:line-height-at-least="0.1979in" fo:text-indent="0in" fo:background-color="#1E1E1E"/>
    </style:style>
    <style:style style:name="T1938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939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940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941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942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1943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1944" style:parent-style-name="Обычный" style:family="paragraph">
      <style:paragraph-properties fo:text-align="start" style:line-height-at-least="0.1979in" fo:text-indent="0in" fo:background-color="#1E1E1E"/>
    </style:style>
    <style:style style:name="T1945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946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947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948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949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950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951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1952" style:parent-style-name="Обычный" style:family="paragraph">
      <style:paragraph-properties fo:text-align="start" style:line-height-at-least="0.1979in" fo:text-indent="0in" fo:background-color="#1E1E1E"/>
    </style:style>
    <style:style style:name="T1953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954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955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956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957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958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959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1960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1961" style:parent-style-name="Обычный" style:family="paragraph">
      <style:paragraph-properties fo:text-align="start" style:line-height-at-least="0.1979in" fo:text-indent="0in" fo:background-color="#1E1E1E"/>
    </style:style>
    <style:style style:name="T1962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963" style:parent-style-name="Основнойшрифтабзаца" style:family="text">
      <style:text-properties style:font-name="Consolas" fo:color="#D4D4D4" fo:font-size="10.5pt" style:font-size-asian="10.5pt" style:font-size-complex="10.5pt"/>
    </style:style>
    <style:style style:name="P1964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D4D4D4" fo:font-size="10.5pt" style:font-size-asian="10.5pt" style:font-size-complex="10.5pt"/>
    </style:style>
    <style:style style:name="P1965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D4D4D4" fo:font-size="10.5pt" style:font-size-asian="10.5pt" style:font-size-complex="10.5pt"/>
    </style:style>
    <style:style style:name="P1966" style:parent-style-name="Обычный" style:family="paragraph">
      <style:paragraph-properties fo:text-align="start" style:line-height-at-least="0.1979in" fo:text-indent="0in" fo:background-color="#1E1E1E"/>
    </style:style>
    <style:style style:name="T1967" style:parent-style-name="Основнойшрифтабзаца" style:family="text">
      <style:text-properties style:font-name="Consolas" fo:color="#6A9955" fo:font-size="10.5pt" style:font-size-asian="10.5pt" style:font-size-complex="10.5pt"/>
    </style:style>
    <style:style style:name="P1968" style:parent-style-name="Обычный" style:family="paragraph">
      <style:paragraph-properties fo:text-align="start" style:line-height-at-least="0.1979in" fo:text-indent="0in" fo:background-color="#1E1E1E"/>
    </style:style>
    <style:style style:name="T1969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970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971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972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973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1974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1975" style:parent-style-name="Обычный" style:family="paragraph">
      <style:paragraph-properties fo:text-align="start" style:line-height-at-least="0.1979in" fo:text-indent="0in" fo:background-color="#1E1E1E"/>
    </style:style>
    <style:style style:name="T1976" style:parent-style-name="Основнойшрифтабзаца" style:family="text">
      <style:text-properties style:font-name="Consolas" fo:color="#6A9955" fo:font-size="10.5pt" style:font-size-asian="10.5pt" style:font-size-complex="10.5pt" fo:language="en" fo:country="US"/>
    </style:style>
    <style:style style:name="P1977" style:parent-style-name="Обычный" style:family="paragraph">
      <style:paragraph-properties fo:text-align="start" style:line-height-at-least="0.1979in" fo:text-indent="0in" fo:background-color="#1E1E1E"/>
    </style:style>
    <style:style style:name="T1978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979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980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981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982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983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984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985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986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1987" style:parent-style-name="Обычный" style:family="paragraph">
      <style:paragraph-properties fo:text-align="start" style:line-height-at-least="0.1979in" fo:text-indent="0in" fo:background-color="#1E1E1E"/>
    </style:style>
    <style:style style:name="T1988" style:parent-style-name="Основнойшрифтабзаца" style:family="text">
      <style:text-properties style:font-name="Consolas" fo:color="#6A9955" fo:font-size="10.5pt" style:font-size-asian="10.5pt" style:font-size-complex="10.5pt" fo:language="en" fo:country="US"/>
    </style:style>
    <style:style style:name="P1989" style:parent-style-name="Обычный" style:family="paragraph">
      <style:paragraph-properties fo:text-align="start" style:line-height-at-least="0.1979in" fo:text-indent="0in" fo:background-color="#1E1E1E"/>
    </style:style>
    <style:style style:name="T1990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991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992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993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1994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1995" style:parent-style-name="Обычный" style:family="paragraph">
      <style:paragraph-properties fo:text-align="start" style:line-height-at-least="0.1979in" fo:text-indent="0in" fo:background-color="#1E1E1E"/>
    </style:style>
    <style:style style:name="T1996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997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1998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1999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2000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2001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2002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2003" style:parent-style-name="Обычный" style:family="paragraph">
      <style:paragraph-properties fo:text-align="start" style:line-height-at-least="0.1979in" fo:text-indent="0in" fo:background-color="#1E1E1E"/>
    </style:style>
    <style:style style:name="T2004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2005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2006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2007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2008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2009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2010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2011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2012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2013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2014" style:parent-style-name="Обычный" style:family="paragraph">
      <style:paragraph-properties fo:text-align="start" style:line-height-at-least="0.1979in" fo:text-indent="0in" fo:background-color="#1E1E1E"/>
    </style:style>
    <style:style style:name="T2015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2016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2017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2018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2019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2020" style:parent-style-name="Обычный" style:family="paragraph">
      <style:paragraph-properties fo:text-align="start" style:line-height-at-least="0.1979in" fo:text-indent="0in" fo:background-color="#1E1E1E"/>
    </style:style>
    <style:style style:name="T2021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2022" style:parent-style-name="Основнойшрифтабзаца" style:family="text">
      <style:text-properties style:font-name="Consolas" fo:color="#D4D4D4" fo:font-size="10.5pt" style:font-size-asian="10.5pt" style:font-size-complex="10.5pt"/>
    </style:style>
    <style:style style:name="P2023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2024" style:parent-style-name="Обычный" style:family="paragraph">
      <style:paragraph-properties fo:text-align="start" style:line-height-at-least="0.1979in" fo:text-indent="0in" fo:background-color="#1E1E1E"/>
    </style:style>
    <style:style style:name="T2025" style:parent-style-name="Основнойшрифтабзаца" style:family="text">
      <style:text-properties style:font-name="Consolas" fo:color="#6A9955" fo:font-size="10.5pt" style:font-size-asian="10.5pt" style:font-size-complex="10.5pt" fo:language="en" fo:country="US"/>
    </style:style>
    <style:style style:name="P2026" style:parent-style-name="Обычный" style:family="paragraph">
      <style:paragraph-properties fo:text-align="start" style:line-height-at-least="0.1979in" fo:text-indent="0in" fo:background-color="#1E1E1E"/>
    </style:style>
    <style:style style:name="T2027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2028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2029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2030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2031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2032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D4D4D4" fo:font-size="10.5pt" style:font-size-asian="10.5pt" style:font-size-complex="10.5pt"/>
    </style:style>
    <style:style style:name="P2033" style:parent-style-name="Обычный" style:family="paragraph">
      <style:paragraph-properties fo:text-align="start" style:line-height-at-least="0.1979in" fo:text-indent="0in" fo:background-color="#1E1E1E"/>
    </style:style>
    <style:style style:name="T2034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2035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/>
    </style:style>
    <style:style style:name="T2036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2037" style:parent-style-name="Обычный" style:family="paragraph">
      <style:paragraph-properties fo:text-align="start" style:line-height-at-least="0.1979in" fo:text-indent="0in" fo:background-color="#1E1E1E"/>
    </style:style>
    <style:style style:name="T2038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2039" style:parent-style-name="Основнойшрифтабзаца" style:family="text">
      <style:text-properties style:font-name="Consolas" fo:color="#B5CEA8" fo:font-size="10.5pt" style:font-size-asian="10.5pt" style:font-size-complex="10.5pt" fo:language="en" fo:country="US"/>
    </style:style>
    <style:style style:name="T2040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2041" style:parent-style-name="Основнойшрифтабзаца" style:family="text">
      <style:text-properties style:font-name="Consolas" fo:color="#CE9178" fo:font-size="10.5pt" style:font-size-asian="10.5pt" style:font-size-complex="10.5pt" fo:language="en" fo:country="US"/>
    </style:style>
    <style:style style:name="T2042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P2043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2044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2045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2046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2047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2048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D4D4D4" fo:font-size="10.5pt" style:font-size-asian="10.5pt" style:font-size-complex="10.5pt" fo:language="en" fo:country="US"/>
    </style:style>
    <style:style style:name="P2049" style:parent-style-name="Обычный" style:family="paragraph">
      <style:paragraph-properties fo:text-align="start" style:line-height-at-least="0.1979in" fo:text-indent="0in" fo:background-color="#1E1E1E"/>
    </style:style>
    <style:style style:name="T2050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/>
    </style:style>
    <style:style style:name="T2051" style:parent-style-name="Основнойшрифтабзаца" style:family="text">
      <style:text-properties style:font-name="Consolas" fo:color="#D4D4D4" fo:font-size="10.5pt" style:font-size-asian="10.5pt" style:font-size-complex="10.5pt"/>
    </style:style>
    <style:style style:name="P2052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D4D4D4" fo:font-size="10.5pt" style:font-size-asian="10.5pt" style:font-size-complex="10.5pt"/>
    </style:style>
    <style:style style:name="P2053" style:parent-style-name="Обычный" style:family="paragraph">
      <style:paragraph-properties fo:text-align="start" style:line-height-at-least="0.1979in" fo:text-indent="0in" fo:background-color="#1E1E1E"/>
    </style:style>
    <style:style style:name="T2054" style:parent-style-name="Основнойшрифтабзаца" style:family="text">
      <style:text-properties style:font-name="Consolas" fo:color="#D4D4D4" fo:font-size="10.5pt" style:font-size-asian="10.5pt" style:font-size-complex="10.5pt"/>
    </style:style>
    <style:style style:name="T2055" style:parent-style-name="Основнойшрифтабзаца" style:family="text">
      <style:text-properties style:font-name="Consolas" fo:color="#569CD6" fo:font-size="10.5pt" style:font-size-asian="10.5pt" style:font-size-complex="10.5pt"/>
    </style:style>
    <style:style style:name="T2056" style:parent-style-name="Основнойшрифтабзаца" style:family="text">
      <style:text-properties style:font-name="Consolas" fo:color="#D4D4D4" fo:font-size="10.5pt" style:font-size-asian="10.5pt" style:font-size-complex="10.5pt"/>
    </style:style>
    <style:style style:name="T2057" style:parent-style-name="Основнойшрифтабзаца" style:family="text">
      <style:text-properties style:font-name="Consolas" fo:color="#B5CEA8" fo:font-size="10.5pt" style:font-size-asian="10.5pt" style:font-size-complex="10.5pt"/>
    </style:style>
    <style:style style:name="T2058" style:parent-style-name="Основнойшрифтабзаца" style:family="text">
      <style:text-properties style:font-name="Consolas" fo:color="#D4D4D4" fo:font-size="10.5pt" style:font-size-asian="10.5pt" style:font-size-complex="10.5pt"/>
    </style:style>
    <style:style style:name="P2059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D4D4D4" fo:font-size="10.5pt" style:font-size-asian="10.5pt" style:font-size-complex="10.5pt"/>
    </style:style>
    <style:style style:name="P2060" style:parent-style-name="Обычный" style:family="paragraph">
      <style:paragraph-properties fo:text-align="start" style:line-height-at-least="0.1979in" fo:text-indent="0in" fo:background-color="#1E1E1E"/>
      <style:text-properties style:font-name="Consolas" fo:color="#D4D4D4" fo:font-size="10.5pt" style:font-size-asian="10.5pt" style:font-size-complex="10.5pt"/>
    </style:style>
    <style:style style:name="P2061" style:parent-style-name="Обычный" style:family="paragraph">
      <style:paragraph-properties fo:margin-left="-0.3937in">
        <style:tab-stops/>
      </style:paragraph-properties>
      <style:text-properties fo:font-size="16pt" style:font-size-asian="16pt" style:text-underline-type="single" style:text-underline-style="solid" style:text-underline-width="auto" style:text-underline-mode="continuous"/>
    </style:style>
  </office:automatic-styles>
  <office:body>
    <office:text text:use-soft-page-breaks="true">
      <text:h text:style-name="P1" text:outline-level="6">МИНИСТЕРСТВО<text:s/>НАУКИ И ВЫСШЕГО<text:s/>ОБРАЗОВАНИЯ<text:line-break/><text:s/>РОССИЙСКОЙ ФЕДЕРАЦИИ</text:h>
      <text:h text:style-name="P2" text:outline-level="6">ФЕДЕРАЛЬНОЕ ГОСУДАРСТВЕННОЕ АВТОНОМНОЕ ОБРАЗОВАТЕЛЬНОЕ УЧРЕЖДЕНИЕ ВЫСШЕГО ОБРАЗОВАНИЯ</text:h>
      <text:h text:style-name="P3" text:outline-level="6"><text:span text:style-name="T4">НОВОСИБИРСКИЙ НАЦИОНАЛЬНЫЙ ИССЛЕДОВАТЕЛЬСКИЙ<text:s/></text:span><text:span text:style-name="T5">ГОСУДАРСТВЕННЫЙ УНИВЕРСИТЕТ</text:span></text:h>
      <text:h text:style-name="P6" text:outline-level="6">Факультет информационных технологий</text:h>
      <text:p text:style-name="P7">Кафедра<text:s/>параллельных вычислений</text:p>
      <text:p text:style-name="P8"/>
      <text:p text:style-name="P9"/>
      <text:h text:style-name="P10" text:outline-level="7">ОТЧЕТ</text:h>
      <text:h text:style-name="P11" text:outline-level="7">О ВЫПОЛНЕНИИ ЛАБОРАТОРНОЙ РАБОТЫ</text:h>
      <text:p text:style-name="P12"/>
      <text:p text:style-name="P13"><text:span text:style-name="T14">ВЕКТОРИЗАЦИЯ ВЫЧИСЛЕНИЙ</text:span></text:p>
      <text:p text:style-name="P15"/>
      <text:p text:style-name="P16">студента_____2____ курса, __8__ группы</text:p>
      <text:p text:style-name="P17"/>
      <text:p text:style-name="P18">Визира Вадима Антоновича</text:p>
      <text:p text:style-name="P19"/>
      <text:p text:style-name="P20">Направление 09.03.01<text:s/>– «Информатика и вычислительная техника»</text:p>
      <text:p text:style-name="P21"/>
      <text:p text:style-name="Обычный"/>
      <text:p text:style-name="Обычный"/>
      <text:p text:style-name="P22">Преподаватель:</text:p>
      <text:p text:style-name="P23">А.Ю.Власенко</text:p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P24">Новосибирск<text:s/>2019</text:p>
      <text:soft-page-break/>
      <text:p text:style-name="P25"><text:span text:style-name="T26">СОДЕРЖАНИЕ</text:span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Оглавление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7"><text:a xlink:href="#_Toc18443921" office:target-frame-name="_top" xlink:show="replace"><text:span text:style-name="Гиперссылка">ЦЕЛЬ</text:span><text:tab/>3</text:a></text:p>
          <text:p text:style-name="P28"><text:a xlink:href="#_Toc18443922" office:target-frame-name="_top" xlink:show="replace"><text:span text:style-name="Гиперссылка">ЗАДАНИЕ</text:span><text:tab/>3</text:a></text:p>
          <text:p text:style-name="P29"><text:a xlink:href="#_Toc18443923" office:target-frame-name="_top" xlink:show="replace"><text:span text:style-name="Гиперссылка">ОПИСАНИЕ РАБОТЫ</text:span><text:tab/>4</text:a></text:p>
          <text:p text:style-name="P30"><text:a xlink:href="#_Toc18443924" office:target-frame-name="_top" xlink:show="replace"><text:span text:style-name="Гиперссылка">ЗАКЛЮЧЕНИЕ</text:span><text:tab/>5</text:a></text:p>
          <text:p text:style-name="P31"><text:a xlink:href="#_Toc18443925" office:target-frame-name="_top" xlink:show="replace"><text:span text:style-name="Гиперссылка">Приложение 1<text:s/></text:span><text:tab/>6</text:a></text:p>
        </text:index-body>
      </text:table-of-content>
      <text:p text:style-name="P32"/>
      <text:p text:style-name="P33"/>
      <text:h text:style-name="P34" text:outline-level="1"><text:bookmark-start text:name="_Toc18443921"/><text:soft-page-break/>ЦЕЛЬ<text:bookmark-end text:name="_Toc18443921"/></text:h>
      <text:p text:style-name="P35">1.Изучение SIMD-расширений архитектуры<text:s/>x86/x86-64.</text:p>
      <text:p text:style-name="P36">2.Изучение способов использования SIMD-расширений в программах на языке Си.</text:p>
      <text:p text:style-name="P37"><text:span text:style-name="T38">3.Получение навыков использования SIMD-расширений.</text:span></text:p>
      <text:h text:style-name="Заголовок1" text:outline-level="1"><text:bookmark-start text:name="_Toc18443922"/>ЗАДАНИЕ<text:bookmark-end text:name="_Toc18443922"/></text:h>
      <text:list text:style-name="LFO2" text:continue-numbering="true">
        <text:list-item>
          <text:p text:style-name="P39">Написать 3 варианта программы, реализующей алгоритм из задания:</text:p>
        </text:list-item>
      </text:list>
      <text:list text:style-name="LFO3" text:continue-numbering="true">
        <text:list-item>
          <text:p text:style-name="P40">вариант без ручной векторизации,</text:p>
        </text:list-item>
        <text:list-item>
          <text:p text:style-name="P41">вариант с ручной векторизацией (выбрать любой вариант из<text:s/>возможных трех: ассемблерная вставка, встроенные функции компилятора, расширение GCC),</text:p>
        </text:list-item>
        <text:list-item>
          <text:p text:style-name="P42">вариант с матричными операциями, выполненными с использованием оптимизированной библиотеки BLAS. Для элементов матриц использовать тип данных float.</text:p>
        </text:list-item>
      </text:list>
      <text:list text:style-name="LFO2" text:continue-numbering="true">
        <text:list-item>
          <text:p text:style-name="P43">Проверить правильность работы программ на нескольких небольших тестовых наборах входных данных.</text:p>
        </text:list-item>
        <text:list-item>
          <text:p text:style-name="P44">Каждый вариант программы оптимизировать по скорости, насколько это возможно.</text:p>
        </text:list-item>
        <text:list-item>
          <text:p text:style-name="P45">Сравнить<text:s/>время работы трех вариантов программы для N=2048, M=10.</text:p>
        </text:list-item>
        <text:list-item>
          <text:p text:style-name="P46">Составить отчет по лабораторной работе. Отчет должен содержать следующее:</text:p>
        </text:list-item>
      </text:list>
      <text:list text:style-name="LFO4" text:continue-numbering="true">
        <text:list-item>
          <text:p text:style-name="P47">Титульный лист.</text:p>
        </text:list-item>
        <text:list-item>
          <text:p text:style-name="P48">Цель лабораторной работы.</text:p>
        </text:list-item>
        <text:list-item>
          <text:p text:style-name="P49">Результаты измерения времени работы трех программ.</text:p>
        </text:list-item>
        <text:list-item>
          <text:p text:style-name="P50">Полный компилируемый листинг реализованных программ и команды для их компиляции.</text:p>
        </text:list-item>
        <text:list-item>
          <text:p text:style-name="P51">Вывод по результатам лабораторной работы.</text:p>
        </text:list-item>
      </text:list>
      <text:h text:style-name="P52" text:outline-level="1"><text:bookmark-start text:name="_Toc18443923"/><text:soft-page-break/>ОПИСАНИЕ РАБОТЫ<text:bookmark-end text:name="_Toc18443923"/></text:h>
      <text:h text:style-name="Заголовок1" text:outline-level="1"/>
      <text:list text:style-name="LFO5" text:continue-numbering="true">
        <text:list-item>
          <text:p text:style-name="P53">Написать 3 программы по заданию.<text:s/>(Листинг 1).</text:p>
        </text:list-item>
      </text:list>
      <text:list text:style-name="LFO6" text:continue-numbering="true">
        <text:list-item>
          <text:p text:style-name="P54">1 – реализация<text:s/><text:span text:style-name="T55">“</text:span>в лоб<text:span text:style-name="T56">”</text:span></text:p>
        </text:list-item>
        <text:list-item>
          <text:p text:style-name="P57">2 – с ассемблерными вставками</text:p>
        </text:list-item>
        <text:list-item>
          <text:p text:style-name="P58">3 – с использованием<text:s/><text:span text:style-name="T59">BLAS</text:span></text:p>
        </text:list-item>
      </text:list>
      <text:list text:style-name="LFO5" text:continue-numbering="true">
        <text:list-item>
          <text:p text:style-name="P60">Скомпилировать каждую из программ строкой компиляции.<text:s/>(Листинг<text:s/>1).</text:p>
        </text:list-item>
        <text:list-item>
          <text:p text:style-name="P61">Замерить время работы, проанализировать полученные результаты.<text:s/></text:p>
        </text:list-item>
      </text:list>
      <text:p text:style-name="Обычный"/>
      <text:p text:style-name="Обычный"/>
      <table:table table:style-name="Table62">
        <table:table-columns>
          <table:table-column table:style-name="TableColumn63"/>
          <table:table-column table:style-name="TableColumn64"/>
          <table:table-column table:style-name="TableColumn65"/>
          <table:table-column table:style-name="TableColumn66"/>
        </table:table-columns>
        <table:table-row table:style-name="TableRow67">
          <table:table-cell table:style-name="TableCell68">
            <text:p text:style-name="P69">Номер реализации программы</text:p>
          </table:table-cell>
          <table:table-cell table:style-name="TableCell70">
            <text:p text:style-name="P71"/>
            <text:p text:style-name="P72">1</text:p>
          </table:table-cell>
          <table:table-cell table:style-name="TableCell73">
            <text:p text:style-name="P74"/>
            <text:p text:style-name="P75">2</text:p>
          </table:table-cell>
          <table:table-cell table:style-name="TableCell76">
            <text:p text:style-name="P77"/>
            <text:p text:style-name="P78">3</text:p>
            <text:p text:style-name="P79"/>
          </table:table-cell>
        </table:table-row>
        <table:table-row table:style-name="TableRow80">
          <table:table-cell table:style-name="TableCell81">
            <text:p text:style-name="P82">Время выполнения</text:p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</table:table-row>
      </table:table>
      <text:p text:style-name="Обычный"/>
      <text:list text:style-name="LFO5" text:continue-numbering="true">
        <text:list-item>
          <text:p text:style-name="P89"><text:bookmark-start text:name="_Toc18443924"/><text:soft-page-break/>ЗАКЛЮЧЕНИЕ<text:bookmark-end text:name="_Toc18443924"/></text:p>
        </text:list-item>
      </text:list>
      <text:p text:style-name="P90">В результате выполнения работы был реализован алгоритм взятия обратной матрицы 3-мя разными способами. Сделаны замеры времени работы каждого из способов, проанализировав данные сделаны выводы:</text:p>
      <text:p text:style-name="P91">1.Реализации стандартными способами алгоритма удобна, но медленна.</text:p>
      <text:p text:style-name="P92">2.Реализация методами векторизации требует дополнительных знаний, но заметно ускоряют выполнение алгоритма.</text:p>
      <text:p text:style-name="P93">3.Специальные фреймворки оптимизированы и могут справится с той же самой работой в разы быстрее, но требуют подключения сторонних библиотек.<text:s/></text:p>
      <text:h text:style-name="P94" text:outline-level="1"><text:bookmark-start text:name="_Toc18443925"/><text:soft-page-break/>Приложение<text:s/>1<text:s/><text:bookmark-end text:name="_Toc18443925"/></text:h>
      <text:p text:style-name="P95">1 вариант реализации алгоритма.</text:p>
      <text:p text:style-name="P96">Строка компиляции:<text:s/></text:p>
      <text:p text:style-name="P97"><text:span text:style-name="T98">g</text:span><text:span text:style-name="T99">++ --</text:span><text:span text:style-name="T100">std</text:span><text:span text:style-name="T101">=</text:span><text:span text:style-name="T102">c</text:span><text:span text:style-name="T103">++11 -</text:span><text:span text:style-name="T104">O</text:span><text:span text:style-name="T105">0<text:s/></text:span><text:span text:style-name="T106">evm</text:span><text:span text:style-name="T107">7_1.</text:span><text:span text:style-name="T108">cpp</text:span><text:span text:style-name="T109"><text:s/>–</text:span><text:span text:style-name="T110">o</text:span><text:span text:style-name="T111"><text:s/></text:span><text:span text:style-name="T112">evm</text:span><text:span text:style-name="T113">7_1.</text:span><text:span text:style-name="T114">out</text:span></text:p>
      <text:p text:style-name="P115"><text:span text:style-name="T116">#</text:span><text:span text:style-name="T117">include </text:span><text:span text:style-name="T118">&lt;</text:span><text:span text:style-name="T119">cmath</text:span><text:span text:style-name="T120">&gt;</text:span></text:p>
      <text:p text:style-name="P121"><text:span text:style-name="T122">#include </text:span><text:span text:style-name="T123">&lt;iostream&gt;</text:span></text:p>
      <text:p text:style-name="P124"><text:span text:style-name="T125">#include </text:span><text:span text:style-name="T126">&lt;cstdlib&gt;</text:span></text:p>
      <text:p text:style-name="P127"><text:span text:style-name="T128">#include </text:span><text:span text:style-name="T129">&lt;ctime&gt;</text:span><text:span text:style-name="T130">    </text:span></text:p>
      <text:p text:style-name="P131"/>
      <text:p text:style-name="P132"><text:span text:style-name="T133">int</text:span><text:span text:style-name="T134"> main() {</text:span></text:p>
      <text:p text:style-name="P135"><text:span text:style-name="T136">    </text:span><text:span text:style-name="T137">clock_t</text:span><text:span text:style-name="T138"> t1 = clock();</text:span></text:p>
      <text:p text:style-name="P139"><text:span text:style-name="T140">    </text:span><text:span text:style-name="T141">const</text:span><text:span text:style-name="T142"> </text:span><text:span text:style-name="T143">int</text:span><text:span text:style-name="T144"> N = </text:span><text:span text:style-name="T145">1024</text:span><text:span text:style-name="T146">;</text:span></text:p>
      <text:p text:style-name="P147"><text:span text:style-name="T148">    </text:span><text:span text:style-name="T149">const</text:span><text:span text:style-name="T150"> </text:span><text:span text:style-name="T151">int</text:span><text:span text:style-name="T152"> M = </text:span><text:span text:style-name="T153">10</text:span><text:span text:style-name="T154">;</text:span></text:p>
      <text:p text:style-name="P155"><text:span text:style-name="T156">    </text:span><text:span text:style-name="T157">float</text:span><text:span text:style-name="T158"> *matrix_I = </text:span><text:span text:style-name="T159">new</text:span><text:span text:style-name="T160"> </text:span><text:span text:style-name="T161">float</text:span><text:span text:style-name="T162"> [N*N];</text:span></text:p>
      <text:p text:style-name="P163"><text:span text:style-name="T164">    </text:span><text:span text:style-name="T165">float</text:span><text:span text:style-name="T166"> *matrix_A  = </text:span><text:span text:style-name="T167">new</text:span><text:span text:style-name="T168"> </text:span><text:span text:style-name="T169">float</text:span><text:span text:style-name="T170"> [N*N];</text:span></text:p>
      <text:p text:style-name="P171"><text:span text:style-name="T172">    </text:span><text:span text:style-name="T173">float</text:span><text:span text:style-name="T174"> *matrix_B = </text:span><text:span text:style-name="T175">new</text:span><text:span text:style-name="T176"> </text:span><text:span text:style-name="T177">float</text:span><text:span text:style-name="T178"> [N*N];</text:span></text:p>
      <text:p text:style-name="P179"><text:span text:style-name="T180">    </text:span><text:span text:style-name="T181">float</text:span><text:span text:style-name="T182"> *matrix_R = </text:span><text:span text:style-name="T183">new</text:span><text:span text:style-name="T184"> </text:span><text:span text:style-name="T185">float</text:span><text:span text:style-name="T186"> [N*N];</text:span></text:p>
      <text:p text:style-name="P187"><text:span text:style-name="T188">    </text:span><text:span text:style-name="T189">float</text:span><text:span text:style-name="T190"> *matrix_E = </text:span><text:span text:style-name="T191">new</text:span><text:span text:style-name="T192"> </text:span><text:span text:style-name="T193">float</text:span><text:span text:style-name="T194"> [N*N];</text:span></text:p>
      <text:p text:style-name="P195"><text:span text:style-name="T196">    </text:span><text:span text:style-name="T197">float</text:span><text:span text:style-name="T198"> *matrix_prev = </text:span><text:span text:style-name="T199">new</text:span><text:span text:style-name="T200"> </text:span><text:span text:style-name="T201">float</text:span><text:span text:style-name="T202"> [N*N];</text:span></text:p>
      <text:p text:style-name="P203"><text:span text:style-name="T204">    </text:span><text:span text:style-name="T205">float</text:span><text:span text:style-name="T206"> *matrix_sub  = </text:span><text:span text:style-name="T207">new</text:span><text:span text:style-name="T208"> </text:span><text:span text:style-name="T209">float</text:span><text:span text:style-name="T210">[N*N];</text:span></text:p>
      <text:p text:style-name="P211"><text:span text:style-name="T212">    </text:span><text:span text:style-name="T213">for</text:span><text:span text:style-name="T214"> (</text:span><text:span text:style-name="T215">int</text:span><text:span text:style-name="T216"> i = </text:span><text:span text:style-name="T217">0</text:span><text:span text:style-name="T218">; i &lt; N; i++) {</text:span></text:p>
      <text:p text:style-name="P219"><text:span text:style-name="T220">        </text:span><text:span text:style-name="T221">for</text:span><text:span text:style-name="T222"> (</text:span><text:span text:style-name="T223">int</text:span><text:span text:style-name="T224"> j = </text:span><text:span text:style-name="T225">0</text:span><text:span text:style-name="T226">; j &lt; N; j++) {</text:span></text:p>
      <text:p text:style-name="P227"><text:span text:style-name="T228">            matrix_E[i*N+j] = </text:span><text:span text:style-name="T229">0</text:span><text:span text:style-name="T230">;</text:span></text:p>
      <text:p text:style-name="P231"><text:span text:style-name="T232">            matrix_R[i*N + j] = </text:span><text:span text:style-name="T233">0</text:span><text:span text:style-name="T234">;</text:span></text:p>
      <text:p text:style-name="P235"><text:span text:style-name="T236">            matrix_I[i*N + j] = </text:span><text:span text:style-name="T237">0</text:span><text:span text:style-name="T238">;</text:span></text:p>
      <text:p text:style-name="P239"><text:span text:style-name="T240">            </text:span><text:span text:style-name="T241">if</text:span><text:span text:style-name="T242"> (i == j) {</text:span></text:p>
      <text:p text:style-name="P243"><text:span text:style-name="T244">                matrix_E[i*N + j] += </text:span><text:span text:style-name="T245">1</text:span><text:span text:style-name="T246">;</text:span></text:p>
      <text:p text:style-name="P247"><text:span text:style-name="T248">                matrix_R[i*N + j] += </text:span><text:span text:style-name="T249">1</text:span><text:span text:style-name="T250">;</text:span></text:p>
      <text:p text:style-name="P251"><text:span text:style-name="T252">                matrix_I[i*N + j] += </text:span><text:span text:style-name="T253">1</text:span><text:span text:style-name="T254">;</text:span></text:p>
      <text:p text:style-name="P255"><text:span text:style-name="T256">            </text:span><text:span text:style-name="T257">}</text:span></text:p>
      <text:p text:style-name="P258">        }</text:p>
      <text:p text:style-name="P259">    }</text:p>
      <text:p text:style-name="P260"/>
      <text:p text:style-name="P261"><text:span text:style-name="T262">    </text:span><text:span text:style-name="T263">float</text:span><text:span text:style-name="T264"> norm_1 = </text:span><text:span text:style-name="T265">0</text:span><text:span text:style-name="T266">;</text:span></text:p>
      <text:p text:style-name="P267"><text:span text:style-name="T268">    </text:span><text:span text:style-name="T269">for</text:span><text:span text:style-name="T270"> (</text:span><text:span text:style-name="T271">int</text:span><text:span text:style-name="T272"> j = </text:span><text:span text:style-name="T273">0</text:span><text:span text:style-name="T274">; j &lt; N; j++) {</text:span></text:p>
      <text:p text:style-name="P275"><text:span text:style-name="T276">        </text:span><text:span text:style-name="T277">float</text:span><text:span text:style-name="T278"> sum = </text:span><text:span text:style-name="T279">0</text:span><text:span text:style-name="T280">;</text:span></text:p>
      <text:p text:style-name="P281"><text:span text:style-name="T282">        </text:span><text:span text:style-name="T283">for</text:span><text:span text:style-name="T284"> (</text:span><text:span text:style-name="T285">int</text:span><text:span text:style-name="T286"> i = </text:span><text:span text:style-name="T287">0</text:span><text:span text:style-name="T288">; i &lt; N; i++) {</text:span></text:p>
      <text:p text:style-name="P289">            sum += matrix_A[i*N+j];</text:p>
      <text:p text:style-name="P290"/>
      <text:p text:style-name="P291"><text:span text:style-name="T292">        </text:span><text:span text:style-name="T293">}</text:span></text:p>
      <text:p text:style-name="P294"><text:span text:style-name="T295">        </text:span><text:span text:style-name="T296">if</text:span><text:span text:style-name="T297"> (sum &gt; norm_1) norm_1 = sum;</text:span></text:p>
      <text:p text:style-name="P298">    }</text:p>
      <text:p text:style-name="P299"/>
      <text:p text:style-name="P300"><text:span text:style-name="T301">    </text:span><text:span text:style-name="T302">float</text:span><text:span text:style-name="T303"> norm_inf = </text:span><text:span text:style-name="T304">0</text:span><text:span text:style-name="T305">;</text:span></text:p>
      <text:p text:style-name="P306"><text:span text:style-name="T307">    </text:span><text:span text:style-name="T308">for</text:span><text:span text:style-name="T309"> (</text:span><text:span text:style-name="T310">int</text:span><text:span text:style-name="T311"> i = </text:span><text:span text:style-name="T312">0</text:span><text:span text:style-name="T313">; i &lt; N; i++) {</text:span></text:p>
      <text:p text:style-name="P314"><text:span text:style-name="T315">        </text:span><text:span text:style-name="T316">float</text:span><text:span text:style-name="T317"> sum = </text:span><text:span text:style-name="T318">0</text:span><text:span text:style-name="T319">;</text:span></text:p>
      <text:p text:style-name="P320"><text:span text:style-name="T321">        </text:span><text:span text:style-name="T322">for</text:span><text:span text:style-name="T323"> (</text:span><text:span text:style-name="T324">int</text:span><text:span text:style-name="T325"> j = </text:span><text:span text:style-name="T326">0</text:span><text:span text:style-name="T327">; j &lt; N; j++) {</text:span></text:p>
      <text:p text:style-name="P328">            sum += matrix_A[i*N+j];</text:p>
      <text:p text:style-name="P329">        }</text:p>
      <text:soft-page-break/>
      <text:p text:style-name="P330"><text:span text:style-name="T331">        </text:span><text:span text:style-name="T332">if</text:span><text:span text:style-name="T333"> (sum &gt; norm_inf) norm_inf = sum;</text:span></text:p>
      <text:p text:style-name="P334">    }</text:p>
      <text:p text:style-name="P335"/>
      <text:p text:style-name="P336"><text:span text:style-name="T337">    </text:span><text:span text:style-name="T338">for</text:span><text:span text:style-name="T339"> (</text:span><text:span text:style-name="T340">int</text:span><text:span text:style-name="T341"> i = </text:span><text:span text:style-name="T342">0</text:span><text:span text:style-name="T343">; i &lt; N; i++) {</text:span></text:p>
      <text:p text:style-name="P344"><text:span text:style-name="T345">        </text:span><text:span text:style-name="T346">for</text:span><text:span text:style-name="T347"> (</text:span><text:span text:style-name="T348">int</text:span><text:span text:style-name="T349"> j = </text:span><text:span text:style-name="T350">0</text:span><text:span text:style-name="T351">; j &lt; N; j++) {</text:span></text:p>
      <text:p text:style-name="P352">            matrix_B[N*i+j] = matrix_A[N*j+i] / (norm_1 * norm_inf);</text:p>
      <text:p text:style-name="P353">        }</text:p>
      <text:p text:style-name="P354">    }</text:p>
      <text:p text:style-name="P355"/>
      <text:p text:style-name="P356"><text:span text:style-name="T357">    </text:span><text:span text:style-name="T358">for</text:span><text:span text:style-name="T359"> (</text:span><text:span text:style-name="T360">int</text:span><text:span text:style-name="T361"> i = </text:span><text:span text:style-name="T362">0</text:span><text:span text:style-name="T363">; i &lt; N; i++) {</text:span></text:p>
      <text:p text:style-name="P364"><text:span text:style-name="T365">        </text:span><text:span text:style-name="T366">for</text:span><text:span text:style-name="T367"> (</text:span><text:span text:style-name="T368">int</text:span><text:span text:style-name="T369"> j = </text:span><text:span text:style-name="T370">0</text:span><text:span text:style-name="T371">; j &lt; N; j++) {</text:span></text:p>
      <text:p text:style-name="P372">            matrix_R[N*i+j] = matrix_I[N*i+j];</text:p>
      <text:p text:style-name="P373"><text:span text:style-name="T374">            </text:span><text:span text:style-name="T375">for</text:span><text:span text:style-name="T376"> (</text:span><text:span text:style-name="T377">int</text:span><text:span text:style-name="T378"> k = </text:span><text:span text:style-name="T379">0</text:span><text:span text:style-name="T380">; k &lt; N; k++) {</text:span></text:p>
      <text:p text:style-name="P381">                matrix_R[N*i+j] -= matrix_B[N*i+k] * matrix_A[N*k+j];</text:p>
      <text:p text:style-name="P382">            }</text:p>
      <text:p text:style-name="P383">        }</text:p>
      <text:p text:style-name="P384">    }</text:p>
      <text:p text:style-name="P385"/>
      <text:p text:style-name="P386"><text:span text:style-name="T387">    </text:span><text:span text:style-name="T388">for</text:span><text:span text:style-name="T389"> (</text:span><text:span text:style-name="T390">int</text:span><text:span text:style-name="T391"> i = </text:span><text:span text:style-name="T392">0</text:span><text:span text:style-name="T393">; i &lt; N; i++) {</text:span></text:p>
      <text:p text:style-name="P394"><text:span text:style-name="T395">        </text:span><text:span text:style-name="T396">for</text:span><text:span text:style-name="T397"> (</text:span><text:span text:style-name="T398">int</text:span><text:span text:style-name="T399"> j = </text:span><text:span text:style-name="T400">0</text:span><text:span text:style-name="T401">; j &lt; N; j++) {</text:span></text:p>
      <text:p text:style-name="P402">            matrix_I[N*i+j] += matrix_R[N*i+j];</text:p>
      <text:p text:style-name="P403">        }</text:p>
      <text:p text:style-name="P404">    }</text:p>
      <text:p text:style-name="P405">    </text:p>
      <text:p text:style-name="P406"/>
      <text:p text:style-name="P407"><text:span text:style-name="T408">    </text:span><text:span text:style-name="T409">for</text:span><text:span text:style-name="T410"> (</text:span><text:span text:style-name="T411">int</text:span><text:span text:style-name="T412"> i = </text:span><text:span text:style-name="T413">0</text:span><text:span text:style-name="T414">; i &lt; N; i++) {</text:span></text:p>
      <text:p text:style-name="P415"><text:span text:style-name="T416">        </text:span><text:span text:style-name="T417">for</text:span><text:span text:style-name="T418"> (</text:span><text:span text:style-name="T419">int</text:span><text:span text:style-name="T420"> j = </text:span><text:span text:style-name="T421">0</text:span><text:span text:style-name="T422">; j &lt; N; j++) {</text:span></text:p>
      <text:p text:style-name="P423">            matrix_prev[N*i+j] = matrix_R[N*i+j];</text:p>
      <text:p text:style-name="P424">        }</text:p>
      <text:p text:style-name="P425">    }</text:p>
      <text:p text:style-name="P426"/>
      <text:p text:style-name="P427"><text:span text:style-name="T428">    </text:span><text:span text:style-name="T429">for</text:span><text:span text:style-name="T430"> (</text:span><text:span text:style-name="T431">int</text:span><text:span text:style-name="T432"> itter = </text:span><text:span text:style-name="T433">0</text:span><text:span text:style-name="T434">; itter &lt; M-</text:span><text:span text:style-name="T435">1</text:span><text:span text:style-name="T436">; itter++) {</text:span></text:p>
      <text:p text:style-name="P437"><text:span text:style-name="T438">        </text:span><text:span text:style-name="T439">for</text:span><text:span text:style-name="T440"> (</text:span><text:span text:style-name="T441">int</text:span><text:span text:style-name="T442"> i = </text:span><text:span text:style-name="T443">0</text:span><text:span text:style-name="T444">; i &lt; N; i++) {</text:span></text:p>
      <text:p text:style-name="P445"><text:span text:style-name="T446">            </text:span><text:span text:style-name="T447">for</text:span><text:span text:style-name="T448"> (</text:span><text:span text:style-name="T449">int</text:span><text:span text:style-name="T450"> j = </text:span><text:span text:style-name="T451">0</text:span><text:span text:style-name="T452">; j &lt; N; j++) {</text:span></text:p>
      <text:p text:style-name="P453"><text:span text:style-name="T454">                matrix_sub[i*N+j] = </text:span><text:span text:style-name="T455">0</text:span><text:span text:style-name="T456">;</text:span></text:p>
      <text:p text:style-name="P457"><text:span text:style-name="T458">                </text:span><text:span text:style-name="T459">for</text:span><text:span text:style-name="T460"> (</text:span><text:span text:style-name="T461">int</text:span><text:span text:style-name="T462"> k = </text:span><text:span text:style-name="T463">0</text:span><text:span text:style-name="T464">; k &lt; N; k++) {</text:span></text:p>
      <text:p text:style-name="P465">                    matrix_sub[i*N+j] += matrix_R[i*N+k] * matrix_prev[N*k+j];</text:p>
      <text:p text:style-name="P466">                }</text:p>
      <text:p text:style-name="P467">            }</text:p>
      <text:p text:style-name="P468">        }</text:p>
      <text:p text:style-name="P469">        </text:p>
      <text:p text:style-name="P470"><text:span text:style-name="T471">        </text:span><text:span text:style-name="T472">for</text:span><text:span text:style-name="T473"> (</text:span><text:span text:style-name="T474">int</text:span><text:span text:style-name="T475"> i = </text:span><text:span text:style-name="T476">0</text:span><text:span text:style-name="T477">; i &lt; N; i++) {</text:span></text:p>
      <text:p text:style-name="P478"><text:span text:style-name="T479">            </text:span><text:span text:style-name="T480">for</text:span><text:span text:style-name="T481"> (</text:span><text:span text:style-name="T482">int</text:span><text:span text:style-name="T483"> j = </text:span><text:span text:style-name="T484">0</text:span><text:span text:style-name="T485">; j &lt; N; j++) {</text:span></text:p>
      <text:p text:style-name="P486">                matrix_I[i*N + j] += matrix_sub[N*i+j];</text:p>
      <text:p text:style-name="P487">            }</text:p>
      <text:p text:style-name="P488">        }</text:p>
      <text:p text:style-name="P489"/>
      <text:p text:style-name="P490"><text:span text:style-name="T491">        </text:span><text:span text:style-name="T492">for</text:span><text:span text:style-name="T493"> (</text:span><text:span text:style-name="T494">int</text:span><text:span text:style-name="T495"> i = </text:span><text:span text:style-name="T496">0</text:span><text:span text:style-name="T497">; i &lt; N; i++) {</text:span></text:p>
      <text:p text:style-name="P498"><text:span text:style-name="T499">            </text:span><text:span text:style-name="T500">for</text:span><text:span text:style-name="T501"> (</text:span><text:span text:style-name="T502">int</text:span><text:span text:style-name="T503"> j = </text:span><text:span text:style-name="T504">0</text:span><text:span text:style-name="T505">; j &lt; N; j++) {</text:span></text:p>
      <text:p text:style-name="P506">                matrix_prev[N*i+j] = matrix_sub[N*i+j];</text:p>
      <text:soft-page-break/>
      <text:p text:style-name="P507">            }</text:p>
      <text:p text:style-name="P508">        }</text:p>
      <text:p text:style-name="P509">    }</text:p>
      <text:p text:style-name="P510"/>
      <text:p text:style-name="P511"><text:span text:style-name="T512">    </text:span><text:span text:style-name="T513">for</text:span><text:span text:style-name="T514"> (</text:span><text:span text:style-name="T515">int</text:span><text:span text:style-name="T516"> i = </text:span><text:span text:style-name="T517">0</text:span><text:span text:style-name="T518">; i &lt; N; i++) {</text:span></text:p>
      <text:p text:style-name="P519"><text:span text:style-name="T520">        </text:span><text:span text:style-name="T521">for</text:span><text:span text:style-name="T522"> (</text:span><text:span text:style-name="T523">int</text:span><text:span text:style-name="T524"> j = </text:span><text:span text:style-name="T525">0</text:span><text:span text:style-name="T526">; j &lt; N; j++) {</text:span></text:p>
      <text:p text:style-name="P527"><text:span text:style-name="T528">            matrix_sub[i*N+j] = </text:span><text:span text:style-name="T529">0</text:span><text:span text:style-name="T530">;</text:span></text:p>
      <text:p text:style-name="P531"><text:span text:style-name="T532">            </text:span><text:span text:style-name="T533">for</text:span><text:span text:style-name="T534"> (</text:span><text:span text:style-name="T535">int</text:span><text:span text:style-name="T536"> k = </text:span><text:span text:style-name="T537">0</text:span><text:span text:style-name="T538">; k &lt; N; k++) {</text:span></text:p>
      <text:p text:style-name="P539">                matrix_sub[N*i+j] += matrix_I[N*i+k] * matrix_B[N*k+j];</text:p>
      <text:p text:style-name="P540">            }</text:p>
      <text:p text:style-name="P541">        }</text:p>
      <text:p text:style-name="P542">    }</text:p>
      <text:p text:style-name="P543"><text:span text:style-name="T544">    </text:span><text:span text:style-name="T545">clock_t</text:span><text:span text:style-name="T546"> t2 = clock();</text:span></text:p>
      <text:p text:style-name="P547"><text:span text:style-name="T548">    std::cout &lt;&lt; </text:span><text:span text:style-name="T549">1000.0</text:span><text:span text:style-name="T550"> * (t2 - t1) / CLOCKS_PER_SEC &lt;&lt; </text:span><text:span text:style-name="T551">"\n"</text:span><text:span text:style-name="T552">;</text:span></text:p>
      <text:p text:style-name="P553"/>
      <text:p text:style-name="P554">    delete matrix_I;</text:p>
      <text:p text:style-name="P555">    delete matrix_A;</text:p>
      <text:p text:style-name="P556">    delete matrix_B;</text:p>
      <text:p text:style-name="P557">    delete matrix_R;</text:p>
      <text:p text:style-name="P558">    delete matrix_E;</text:p>
      <text:p text:style-name="P559">    delete matrix_prev;</text:p>
      <text:p text:style-name="P560">    delete matrix_sub; </text:p>
      <text:p text:style-name="P561"/>
      <text:p text:style-name="P562"><text:span text:style-name="T563">    </text:span><text:span text:style-name="T564">return</text:span><text:span text:style-name="T565"> </text:span><text:span text:style-name="T566">0</text:span><text:span text:style-name="T567">;</text:span></text:p>
      <text:p text:style-name="P568">}</text:p>
      <text:p text:style-name="P569"/>
      <text:p text:style-name="P570"/>
      <text:p text:style-name="P571">2 вариант реализации алгоритма.</text:p>
      <text:p text:style-name="P572">Строка компиляции:<text:s/></text:p>
      <text:p text:style-name="P573">g++<text:s/>--std=c++11<text:s/>-O0<text:s/>evm7_2.cpp –o evm7_2.out</text:p>
      <text:p text:style-name="P574"><text:span text:style-name="T575">#include </text:span><text:span text:style-name="T576">&lt;cstdlib&gt;</text:span></text:p>
      <text:p text:style-name="P577"><text:span text:style-name="T578">#include </text:span><text:span text:style-name="T579">&lt;cmath&gt;</text:span></text:p>
      <text:p text:style-name="P580"><text:span text:style-name="T581">#include </text:span><text:span text:style-name="T582">&lt;iostream&gt;</text:span></text:p>
      <text:p text:style-name="P583"><text:span text:style-name="T584">#include </text:span><text:span text:style-name="T585">&lt;ctime&gt;</text:span></text:p>
      <text:p text:style-name="P586"><text:span text:style-name="T587">#include </text:span><text:span text:style-name="T588">&lt;time.h&gt;</text:span></text:p>
      <text:p text:style-name="P589"><text:span text:style-name="T590">#include </text:span><text:span text:style-name="T591">&lt;xmmintrin.h&gt;</text:span></text:p>
      <text:p text:style-name="P592"/>
      <text:p text:style-name="P593"><text:span text:style-name="T594">int</text:span><text:span text:style-name="T595"> main(){</text:span></text:p>
      <text:p text:style-name="P596"><text:span text:style-name="T597">    </text:span><text:span text:style-name="T598">clock_t</text:span><text:span text:style-name="T599"> t1 = clock(); </text:span></text:p>
      <text:p text:style-name="P600"><text:span text:style-name="T601">    </text:span><text:span text:style-name="T602">const</text:span><text:span text:style-name="T603"> </text:span><text:span text:style-name="T604">int</text:span><text:span text:style-name="T605"> N = </text:span><text:span text:style-name="T606">1024</text:span><text:span text:style-name="T607">;</text:span></text:p>
      <text:p text:style-name="P608"><text:span text:style-name="T609">    </text:span><text:span text:style-name="T610">const</text:span><text:span text:style-name="T611"> </text:span><text:span text:style-name="T612">int</text:span><text:span text:style-name="T613"> M = </text:span><text:span text:style-name="T614">10</text:span><text:span text:style-name="T615">;</text:span></text:p>
      <text:p text:style-name="P616"><text:span text:style-name="T617">    </text:span><text:span text:style-name="T618">float</text:span><text:span text:style-name="T619"> *matrix_A  = </text:span><text:span text:style-name="T620">new</text:span><text:span text:style-name="T621"> </text:span><text:span text:style-name="T622">float</text:span><text:span text:style-name="T623"> [N*N];</text:span></text:p>
      <text:p text:style-name="P624"><text:span text:style-name="T625">    </text:span><text:span text:style-name="T626">float</text:span><text:span text:style-name="T627"> *matrix_B = </text:span><text:span text:style-name="T628">new</text:span><text:span text:style-name="T629"> </text:span><text:span text:style-name="T630">float</text:span><text:span text:style-name="T631"> [N*N];</text:span></text:p>
      <text:p text:style-name="P632"><text:span text:style-name="T633">    </text:span><text:span text:style-name="T634">float</text:span><text:span text:style-name="T635"> *matrix_R = </text:span><text:span text:style-name="T636">new</text:span><text:span text:style-name="T637"> </text:span><text:span text:style-name="T638">float</text:span><text:span text:style-name="T639"> [N*N];</text:span></text:p>
      <text:p text:style-name="P640"><text:span text:style-name="T641">    </text:span><text:span text:style-name="T642">float</text:span><text:span text:style-name="T643"> *matrix_E = </text:span><text:span text:style-name="T644">new</text:span><text:span text:style-name="T645"> </text:span><text:span text:style-name="T646">float</text:span><text:span text:style-name="T647"> [N*N];</text:span></text:p>
      <text:p text:style-name="P648"><text:span text:style-name="T649">    </text:span><text:span text:style-name="T650">float</text:span><text:span text:style-name="T651"> *matrix_prev = </text:span><text:span text:style-name="T652">new</text:span><text:span text:style-name="T653"> </text:span><text:span text:style-name="T654">float</text:span><text:span text:style-name="T655"> [N*N];</text:span></text:p>
      <text:p text:style-name="P656"><text:span text:style-name="T657">    </text:span><text:span text:style-name="T658">float</text:span><text:span text:style-name="T659"> *matrix_sub  = </text:span><text:span text:style-name="T660">new</text:span><text:span text:style-name="T661"> </text:span><text:span text:style-name="T662">float</text:span><text:span text:style-name="T663">[N*N];</text:span></text:p>
      <text:p text:style-name="P664">    </text:p>
      <text:p text:style-name="P665"><text:span text:style-name="T666">    </text:span><text:span text:style-name="T667">for</text:span><text:span text:style-name="T668"> (</text:span><text:span text:style-name="T669">int</text:span><text:span text:style-name="T670"> i = </text:span><text:span text:style-name="T671">0</text:span><text:span text:style-name="T672">; i &lt; N; i++) {</text:span></text:p>
      <text:soft-page-break/>
      <text:p text:style-name="P673"><text:span text:style-name="T674">        </text:span><text:span text:style-name="T675">for</text:span><text:span text:style-name="T676"> (</text:span><text:span text:style-name="T677">int</text:span><text:span text:style-name="T678"> j = </text:span><text:span text:style-name="T679">0</text:span><text:span text:style-name="T680">; j &lt; N; j++) {</text:span></text:p>
      <text:p text:style-name="P681"><text:span text:style-name="T682">            matrix_E[i*N+j] = </text:span><text:span text:style-name="T683">0</text:span><text:span text:style-name="T684">;</text:span></text:p>
      <text:p text:style-name="P685"><text:span text:style-name="T686">            matrix_R[i*N + j] = </text:span><text:span text:style-name="T687">0</text:span><text:span text:style-name="T688">;</text:span></text:p>
      <text:p text:style-name="P689"><text:span text:style-name="T690">            matrix_I[i*N + j] = </text:span><text:span text:style-name="T691">0</text:span><text:span text:style-name="T692">;</text:span></text:p>
      <text:p text:style-name="P693"><text:span text:style-name="T694">            </text:span><text:span text:style-name="T695">if</text:span><text:span text:style-name="T696"> (i == j) {</text:span></text:p>
      <text:p text:style-name="P697"><text:span text:style-name="T698">                matrix_R[i*N + j] += </text:span><text:span text:style-name="T699">1</text:span><text:span text:style-name="T700">;</text:span></text:p>
      <text:p text:style-name="P701"><text:span text:style-name="T702">                matrix_I[i*N + j] += </text:span><text:span text:style-name="T703">1</text:span><text:span text:style-name="T704">;</text:span></text:p>
      <text:p text:style-name="P705">            }</text:p>
      <text:p text:style-name="P706">        }</text:p>
      <text:p text:style-name="P707">    }</text:p>
      <text:p text:style-name="P708"/>
      <text:p text:style-name="P709"><text:span text:style-name="T710">    </text:span><text:span text:style-name="T711">float</text:span><text:span text:style-name="T712"> norm_1 = </text:span><text:span text:style-name="T713">0</text:span><text:span text:style-name="T714">;</text:span></text:p>
      <text:p text:style-name="P715"><text:span text:style-name="T716">    </text:span><text:span text:style-name="T717">float</text:span><text:span text:style-name="T718"> sub_buffer[</text:span><text:span text:style-name="T719">4</text:span><text:span text:style-name="T720">];</text:span></text:p>
      <text:p text:style-name="P721"><text:span text:style-name="T722">    </text:span><text:span text:style-name="T723">for</text:span><text:span text:style-name="T724"> (</text:span><text:span text:style-name="T725">int</text:span><text:span text:style-name="T726"> j = </text:span><text:span text:style-name="T727">0</text:span><text:span text:style-name="T728">; j &lt; N; j++) {</text:span></text:p>
      <text:p text:style-name="P729"><text:span text:style-name="T730">        </text:span><text:span text:style-name="T731">float</text:span><text:span text:style-name="T732"> sum = </text:span><text:span text:style-name="T733">0</text:span><text:span text:style-name="T734">;</text:span></text:p>
      <text:p text:style-name="P735"><text:span text:style-name="T736">        </text:span><text:span text:style-name="T737">auto</text:span><text:span text:style-name="T738"> mm_vect = _mm_setzero_ps();</text:span></text:p>
      <text:p text:style-name="P739"><text:span text:style-name="T740">        </text:span><text:span text:style-name="T741">for</text:span><text:span text:style-name="T742"> (</text:span><text:span text:style-name="T743">int</text:span><text:span text:style-name="T744"> i = </text:span><text:span text:style-name="T745">0</text:span><text:span text:style-name="T746">; i &lt; ceil(N / </text:span><text:span text:style-name="T747">4</text:span><text:span text:style-name="T748">); i++) {</text:span></text:p>
      <text:p text:style-name="P749"><text:span text:style-name="T750">            </text:span><text:span text:style-name="T751">auto</text:span><text:span text:style-name="T752"> row0 = _mm_set_ps(matrix_A[</text:span><text:span text:style-name="T753">4</text:span><text:span text:style-name="T754"> * i*N+j], </text:span></text:p>
      <text:p text:style-name="P755"><text:span text:style-name="T756">                                    matrix_A[N*(</text:span><text:span text:style-name="T757">4</text:span><text:span text:style-name="T758"> * i + </text:span><text:span text:style-name="T759">1</text:span><text:span text:style-name="T760">)+j], </text:span></text:p>
      <text:p text:style-name="P761"><text:span text:style-name="T762">                                    matrix_A[N*(</text:span><text:span text:style-name="T763">4</text:span><text:span text:style-name="T764"> * i + </text:span><text:span text:style-name="T765">2</text:span><text:span text:style-name="T766">)+j], </text:span></text:p>
      <text:p text:style-name="P767"><text:span text:style-name="T768">                                    matrix_A[N*(</text:span><text:span text:style-name="T769">4</text:span><text:span text:style-name="T770"> * i + </text:span><text:span text:style-name="T771">3</text:span><text:span text:style-name="T772">)+j]);</text:span></text:p>
      <text:p text:style-name="P773">            mm_vect = _mm_add_ps(mm_vect, row0);</text:p>
      <text:p text:style-name="P774">        }</text:p>
      <text:p text:style-name="P775">        _mm_store_ps(sub_buffer, mm_vect);</text:p>
      <text:p text:style-name="P776"><text:span text:style-name="T777">        sum = sub_buffer[</text:span><text:span text:style-name="T778">0</text:span><text:span text:style-name="T779">] + sub_buffer[</text:span><text:span text:style-name="T780">1</text:span><text:span text:style-name="T781">] + sub_buffer[</text:span><text:span text:style-name="T782">2</text:span><text:span text:style-name="T783">] + sub_buffer[</text:span><text:span text:style-name="T784">3</text:span><text:span text:style-name="T785">];</text:span></text:p>
      <text:p text:style-name="P786"><text:span text:style-name="T787">        </text:span><text:span text:style-name="T788">if</text:span><text:span text:style-name="T789"> (sum &gt; norm_1) norm_1 = sum;</text:span></text:p>
      <text:p text:style-name="P790">    }</text:p>
      <text:p text:style-name="P791"/>
      <text:p text:style-name="P792"><text:span text:style-name="T793">    </text:span><text:span text:style-name="T794">float</text:span><text:span text:style-name="T795"> norm_inf = </text:span><text:span text:style-name="T796">0</text:span><text:span text:style-name="T797">;</text:span></text:p>
      <text:p text:style-name="P798"><text:span text:style-name="T799">    </text:span><text:span text:style-name="T800">for</text:span><text:span text:style-name="T801"> (</text:span><text:span text:style-name="T802">int</text:span><text:span text:style-name="T803"> i = </text:span><text:span text:style-name="T804">0</text:span><text:span text:style-name="T805">; i &lt; N; i++) {</text:span></text:p>
      <text:p text:style-name="P806"><text:span text:style-name="T807">        </text:span><text:span text:style-name="T808">float</text:span><text:span text:style-name="T809"> sum = </text:span><text:span text:style-name="T810">0</text:span><text:span text:style-name="T811">;</text:span></text:p>
      <text:p text:style-name="P812"><text:span text:style-name="T813">        </text:span><text:span text:style-name="T814">auto</text:span><text:span text:style-name="T815"> mm_vect = _mm_setzero_ps();</text:span></text:p>
      <text:p text:style-name="P816"><text:span text:style-name="T817">        </text:span><text:span text:style-name="T818">for</text:span><text:span text:style-name="T819"> (</text:span><text:span text:style-name="T820">int</text:span><text:span text:style-name="T821"> j = </text:span><text:span text:style-name="T822">0</text:span><text:span text:style-name="T823">; j &lt; ceil(N / </text:span><text:span text:style-name="T824">4</text:span><text:span text:style-name="T825">); j++) {</text:span></text:p>
      <text:p text:style-name="P826"><text:span text:style-name="T827">            </text:span><text:span text:style-name="T828">auto</text:span><text:span text:style-name="T829"> mm_sub_vect = _mm_load_ps(&amp;matrix_A[N*i + </text:span><text:span text:style-name="T830">4</text:span><text:span text:style-name="T831"> * j]);</text:span></text:p>
      <text:p text:style-name="P832">            mm_vect = _mm_add_ps(mm_vect, mm_sub_vect);</text:p>
      <text:p text:style-name="P833">        }</text:p>
      <text:p text:style-name="P834">        _mm_store_ps(sub_buffer, mm_vect);</text:p>
      <text:p text:style-name="P835"><text:span text:style-name="T836">        sum = sub_buffer[</text:span><text:span text:style-name="T837">0</text:span><text:span text:style-name="T838">] + sub_buffer[</text:span><text:span text:style-name="T839">1</text:span><text:span text:style-name="T840">] + sub_buffer[</text:span><text:span text:style-name="T841">2</text:span><text:span text:style-name="T842">] + sub_buffer[</text:span><text:span text:style-name="T843">3</text:span><text:span text:style-name="T844">];</text:span></text:p>
      <text:p text:style-name="P845"><text:span text:style-name="T846">        </text:span><text:span text:style-name="T847">if</text:span><text:span text:style-name="T848"> (sum &gt; norm_inf) norm_inf = sum;</text:span></text:p>
      <text:p text:style-name="P849">    }</text:p>
      <text:p text:style-name="P850"/>
      <text:p text:style-name="P851"><text:span text:style-name="T852">    </text:span><text:span text:style-name="T853">auto</text:span><text:span text:style-name="T854"> row_norms = _mm_set_ps1(norm_1*norm_inf);</text:span></text:p>
      <text:p text:style-name="P855"><text:span text:style-name="T856">    </text:span><text:span text:style-name="T857">for</text:span><text:span text:style-name="T858"> (</text:span><text:span text:style-name="T859">int</text:span><text:span text:style-name="T860"> i = </text:span><text:span text:style-name="T861">0</text:span><text:span text:style-name="T862">; i &lt; N / </text:span><text:span text:style-name="T863">4</text:span><text:span text:style-name="T864">; i++) {</text:span></text:p>
      <text:p text:style-name="P865"><text:span text:style-name="T866">        </text:span><text:span text:style-name="T867">for</text:span><text:span text:style-name="T868"> (</text:span><text:span text:style-name="T869">int</text:span><text:span text:style-name="T870"> j = </text:span><text:span text:style-name="T871">0</text:span><text:span text:style-name="T872">; j &lt; N / </text:span><text:span text:style-name="T873">4</text:span><text:span text:style-name="T874">; j++) {</text:span></text:p>
      <text:p text:style-name="P875"><text:span text:style-name="T876">            </text:span><text:span text:style-name="T877">auto</text:span><text:span text:style-name="T878"> row0 = _mm_load_ps(&amp;matrix_A[(</text:span><text:span text:style-name="T879">4</text:span><text:span text:style-name="T880"> * i)*N+</text:span><text:span text:style-name="T881">4</text:span><text:span text:style-name="T882"> * j]);</text:span></text:p>
      <text:p text:style-name="P883"><text:span text:style-name="T884">            </text:span><text:span text:style-name="T885">auto</text:span><text:span text:style-name="T886"> row1 = _mm_load_ps(&amp;matrix_A[(</text:span><text:span text:style-name="T887">4</text:span><text:span text:style-name="T888"> * i+</text:span><text:span text:style-name="T889">1</text:span><text:span text:style-name="T890">)*N+</text:span><text:span text:style-name="T891">4</text:span><text:span text:style-name="T892"> * j]);</text:span></text:p>
      <text:p text:style-name="P893"><text:span text:style-name="T894">            </text:span><text:span text:style-name="T895">auto</text:span><text:span text:style-name="T896"> row2 = _mm_load_ps(&amp;matrix_A[(</text:span><text:span text:style-name="T897">4</text:span><text:span text:style-name="T898"> * i+</text:span><text:span text:style-name="T899">2</text:span><text:span text:style-name="T900">)*N+</text:span><text:span text:style-name="T901">4</text:span><text:span text:style-name="T902"> * j]);</text:span></text:p>
      <text:p text:style-name="P903"><text:span text:style-name="T904">            </text:span><text:span text:style-name="T905">auto</text:span><text:span text:style-name="T906"> row3 = _mm_load_ps(&amp;matrix_A[(</text:span><text:span text:style-name="T907">4</text:span><text:span text:style-name="T908"> * i+</text:span><text:span text:style-name="T909">3</text:span><text:span text:style-name="T910">)*N+</text:span><text:span text:style-name="T911">4</text:span><text:span text:style-name="T912"> * j]);</text:span></text:p>
      <text:p text:style-name="P913">            _MM_TRANSPOSE4_PS(row0, row1, row2, row3);</text:p>
      <text:p text:style-name="P914"><text:span text:style-name="T915">            _mm_store_ps(&amp;matrix_B[(</text:span><text:span text:style-name="T916">4</text:span><text:span text:style-name="T917"> * i) * N + </text:span><text:span text:style-name="T918">4</text:span><text:span text:style-name="T919"> * j], _mm_div_ps(row0, row_norms));</text:span></text:p>
      <text:soft-page-break/>
      <text:p text:style-name="P920"><text:span text:style-name="T921">            _mm_store_ps(&amp;matrix_B[(</text:span><text:span text:style-name="T922">4</text:span><text:span text:style-name="T923"> * i + </text:span><text:span text:style-name="T924">1</text:span><text:span text:style-name="T925">) * N + </text:span><text:span text:style-name="T926">4</text:span><text:span text:style-name="T927"> * j], _mm_div_ps(row1, row_norms));</text:span></text:p>
      <text:p text:style-name="P928"><text:span text:style-name="T929">            _mm_store_ps(&amp;matrix_B[(</text:span><text:span text:style-name="T930">4</text:span><text:span text:style-name="T931"> * i + </text:span><text:span text:style-name="T932">2</text:span><text:span text:style-name="T933">) * N + </text:span><text:span text:style-name="T934">4</text:span><text:span text:style-name="T935"> * j], _mm_div_ps(row2, row_norms));</text:span></text:p>
      <text:p text:style-name="P936"><text:span text:style-name="T937">            _mm_store_ps(&amp;matrix_B[(</text:span><text:span text:style-name="T938">4</text:span><text:span text:style-name="T939"> * i + </text:span><text:span text:style-name="T940">3</text:span><text:span text:style-name="T941">) * N + </text:span><text:span text:style-name="T942">4</text:span><text:span text:style-name="T943"> * j], _mm_div_ps(row3, row_norms));</text:span></text:p>
      <text:p text:style-name="P944">        }</text:p>
      <text:p text:style-name="P945">    }</text:p>
      <text:p text:style-name="P946"/>
      <text:p text:style-name="P947"><text:span text:style-name="T948">    //multiplay R=I-A*B</text:span></text:p>
      <text:p text:style-name="P949"><text:span text:style-name="T950">    //Check if matrix_R is not 0;</text:span></text:p>
      <text:p text:style-name="P951"><text:span text:style-name="T952">    </text:span><text:span text:style-name="T953">for</text:span><text:span text:style-name="T954">(</text:span><text:span text:style-name="T955">int</text:span><text:span text:style-name="T956"> i = </text:span><text:span text:style-name="T957">0</text:span><text:span text:style-name="T958">;i&lt;N;i++){</text:span></text:p>
      <text:p text:style-name="P959"><text:span text:style-name="T960">        </text:span><text:span text:style-name="T961">for</text:span><text:span text:style-name="T962">(</text:span><text:span text:style-name="T963">int</text:span><text:span text:style-name="T964"> k = </text:span><text:span text:style-name="T965">0</text:span><text:span text:style-name="T966">;k&lt;N;k++){</text:span></text:p>
      <text:p text:style-name="P967"><text:span text:style-name="T968">            </text:span><text:span text:style-name="T969">auto</text:span><text:span text:style-name="T970"> scalar = _mm_set_ps1(matrix_B[i*N+k]);</text:span></text:p>
      <text:p text:style-name="P971"><text:span text:style-name="T972">            </text:span><text:span text:style-name="T973">for</text:span><text:span text:style-name="T974">(</text:span><text:span text:style-name="T975">int</text:span><text:span text:style-name="T976"> j = </text:span><text:span text:style-name="T977">0</text:span><text:span text:style-name="T978">; j&lt;ceil(N/</text:span><text:span text:style-name="T979">4</text:span><text:span text:style-name="T980">);j++){</text:span></text:p>
      <text:p text:style-name="P981"><text:span text:style-name="T982">                </text:span><text:span text:style-name="T983">auto</text:span><text:span text:style-name="T984"> row_A = _mm_load_ps(&amp;matrix_A[N*k + </text:span><text:span text:style-name="T985">4</text:span><text:span text:style-name="T986"> * j]);</text:span></text:p>
      <text:p text:style-name="P987"><text:span text:style-name="T988">                </text:span><text:span text:style-name="T989">auto</text:span><text:span text:style-name="T990"> row_R = _mm_load_ps(&amp;matrix_R[N*k + </text:span><text:span text:style-name="T991">4</text:span><text:span text:style-name="T992"> * j]);</text:span></text:p>
      <text:p text:style-name="P993">                row_R = _mm_sub_ps(row_R, _mm_mul_ps(row_A, scalar));</text:p>
      <text:p text:style-name="P994"><text:span text:style-name="T995">                _mm_store_ps(&amp;matrix_R[N*k + </text:span><text:span text:style-name="T996">4</text:span><text:span text:style-name="T997"> * j], row_R);            }</text:span></text:p>
      <text:p text:style-name="P998">        }</text:p>
      <text:p text:style-name="P999">    }</text:p>
      <text:p text:style-name="P1000"><text:span text:style-name="T1001">    //std::cout&lt;&lt;"DONE!\n";</text:span></text:p>
      <text:p text:style-name="P1002">    </text:p>
      <text:p text:style-name="P1003"><text:span text:style-name="T1004">    </text:span><text:span text:style-name="T1005">for</text:span><text:span text:style-name="T1006"> (</text:span><text:span text:style-name="T1007">int</text:span><text:span text:style-name="T1008"> i = </text:span><text:span text:style-name="T1009">0</text:span><text:span text:style-name="T1010">; i &lt; ceil(N / </text:span><text:span text:style-name="T1011">4</text:span><text:span text:style-name="T1012">); i++) {</text:span></text:p>
      <text:p text:style-name="P1013"><text:span text:style-name="T1014">        </text:span><text:span text:style-name="T1015">for</text:span><text:span text:style-name="T1016"> (</text:span><text:span text:style-name="T1017">int</text:span><text:span text:style-name="T1018"> j = </text:span><text:span text:style-name="T1019">0</text:span><text:span text:style-name="T1020">; j &lt; ceil(N / </text:span><text:span text:style-name="T1021">4</text:span><text:span text:style-name="T1022">); j++) {</text:span></text:p>
      <text:p text:style-name="P1023"><text:span text:style-name="T1024">            </text:span><text:span text:style-name="T1025">auto</text:span><text:span text:style-name="T1026"> row_prev0 = _mm_load_ps(&amp;matrix_R[(</text:span><text:span text:style-name="T1027">4</text:span><text:span text:style-name="T1028"> * i)*N+</text:span><text:span text:style-name="T1029">4</text:span><text:span text:style-name="T1030"> * j]);</text:span></text:p>
      <text:p text:style-name="P1031"><text:span text:style-name="T1032">            </text:span><text:span text:style-name="T1033">auto</text:span><text:span text:style-name="T1034"> row_prev1 = _mm_load_ps(&amp;matrix_R[(</text:span><text:span text:style-name="T1035">4</text:span><text:span text:style-name="T1036"> * i + </text:span><text:span text:style-name="T1037">1</text:span><text:span text:style-name="T1038">)*N+</text:span><text:span text:style-name="T1039">4</text:span><text:span text:style-name="T1040"> * j]);</text:span></text:p>
      <text:p text:style-name="P1041"><text:span text:style-name="T1042">            </text:span><text:span text:style-name="T1043">auto</text:span><text:span text:style-name="T1044"> row_prev2 = _mm_load_ps(&amp;matrix_R[(</text:span><text:span text:style-name="T1045">4</text:span><text:span text:style-name="T1046"> * i + </text:span><text:span text:style-name="T1047">2</text:span><text:span text:style-name="T1048">)*N+</text:span><text:span text:style-name="T1049">4</text:span><text:span text:style-name="T1050"> * j]);</text:span></text:p>
      <text:p text:style-name="P1051"><text:span text:style-name="T1052">            </text:span><text:span text:style-name="T1053">auto</text:span><text:span text:style-name="T1054"> row_prev3 = _mm_load_ps(&amp;matrix_R[(</text:span><text:span text:style-name="T1055">4</text:span><text:span text:style-name="T1056"> * i + </text:span><text:span text:style-name="T1057">3</text:span><text:span text:style-name="T1058">)*N+</text:span><text:span text:style-name="T1059">4</text:span><text:span text:style-name="T1060"> * j]);</text:span></text:p>
      <text:p text:style-name="P1061"><text:span text:style-name="T1062">            </text:span><text:span text:style-name="T1063">auto</text:span><text:span text:style-name="T1064"> row_I0 = _mm_load_ps(&amp;matrix_I[N*</text:span><text:span text:style-name="T1065">4</text:span><text:span text:style-name="T1066"> * i + </text:span><text:span text:style-name="T1067">4</text:span><text:span text:style-name="T1068"> * j]);</text:span></text:p>
      <text:p text:style-name="P1069"><text:span text:style-name="T1070">            </text:span><text:span text:style-name="T1071">auto</text:span><text:span text:style-name="T1072"> row_I1 = _mm_load_ps(&amp;matrix_I[N*(</text:span><text:span text:style-name="T1073">4</text:span><text:span text:style-name="T1074"> * i + </text:span><text:span text:style-name="T1075">1</text:span><text:span text:style-name="T1076">)+</text:span><text:span text:style-name="T1077">4</text:span><text:span text:style-name="T1078"> * j]);</text:span></text:p>
      <text:p text:style-name="P1079"><text:span text:style-name="T1080">            </text:span><text:span text:style-name="T1081">auto</text:span><text:span text:style-name="T1082"> row_I2 = _mm_load_ps(&amp;matrix_I[N*(</text:span><text:span text:style-name="T1083">4</text:span><text:span text:style-name="T1084"> * i + </text:span><text:span text:style-name="T1085">2</text:span><text:span text:style-name="T1086">)+</text:span><text:span text:style-name="T1087">4</text:span><text:span text:style-name="T1088"> * j]);</text:span></text:p>
      <text:p text:style-name="P1089"><text:span text:style-name="T1090">            </text:span><text:span text:style-name="T1091">auto</text:span><text:span text:style-name="T1092"> row_I3 = _mm_load_ps(&amp;matrix_I[N*(</text:span><text:span text:style-name="T1093">4</text:span><text:span text:style-name="T1094"> * i + </text:span><text:span text:style-name="T1095">3</text:span><text:span text:style-name="T1096">)+</text:span><text:span text:style-name="T1097">4</text:span><text:span text:style-name="T1098"> * j]);</text:span></text:p>
      <text:p text:style-name="P1099"><text:span text:style-name="T1100">            _mm_store_ps(&amp;matrix_I[</text:span><text:span text:style-name="T1101">4</text:span><text:span text:style-name="T1102"> * i * N + </text:span><text:span text:style-name="T1103">4</text:span><text:span text:style-name="T1104"> * j], _mm_add_ps(row_prev0, row_I0));</text:span></text:p>
      <text:p text:style-name="P1105"><text:span text:style-name="T1106">            _mm_store_ps(&amp;matrix_I[N*(</text:span><text:span text:style-name="T1107">4</text:span><text:span text:style-name="T1108"> * i + </text:span><text:span text:style-name="T1109">1</text:span><text:span text:style-name="T1110">)+</text:span><text:span text:style-name="T1111">4</text:span><text:span text:style-name="T1112"> * j], _mm_add_ps(row_prev1, row_I1));</text:span></text:p>
      <text:p text:style-name="P1113"><text:span text:style-name="T1114">            _mm_store_ps(&amp;matrix_I[N*(</text:span><text:span text:style-name="T1115">4</text:span><text:span text:style-name="T1116"> * i + </text:span><text:span text:style-name="T1117">2</text:span><text:span text:style-name="T1118">)+</text:span><text:span text:style-name="T1119">4</text:span><text:span text:style-name="T1120"> * j], _mm_add_ps(row_prev2, row_I2));</text:span></text:p>
      <text:p text:style-name="P1121"><text:span text:style-name="T1122">            _mm_store_ps(&amp;matrix_I[N*(</text:span><text:span text:style-name="T1123">4</text:span><text:span text:style-name="T1124"> * i + </text:span><text:span text:style-name="T1125">3</text:span><text:span text:style-name="T1126">)+</text:span><text:span text:style-name="T1127">4</text:span><text:span text:style-name="T1128"> * j], _mm_add_ps(row_prev3, row_I3));</text:span></text:p>
      <text:p text:style-name="P1129">        }</text:p>
      <text:p text:style-name="P1130">    }</text:p>
      <text:p text:style-name="P1131">    </text:p>
      <text:p text:style-name="P1132"><text:span text:style-name="T1133">    //Duplicate matrix_R to matrix_prev</text:span></text:p>
      <text:p text:style-name="P1134"><text:span text:style-name="T1135">    </text:span><text:span text:style-name="T1136">for</text:span><text:span text:style-name="T1137"> (</text:span><text:span text:style-name="T1138">int</text:span><text:span text:style-name="T1139"> i = </text:span><text:span text:style-name="T1140">0</text:span><text:span text:style-name="T1141">; i &lt; ceil(N/</text:span><text:span text:style-name="T1142">4</text:span><text:span text:style-name="T1143">); i++) {</text:span></text:p>
      <text:p text:style-name="P1144"><text:span text:style-name="T1145">        </text:span><text:span text:style-name="T1146">for</text:span><text:span text:style-name="T1147"> (</text:span><text:span text:style-name="T1148">int</text:span><text:span text:style-name="T1149"> j = </text:span><text:span text:style-name="T1150">0</text:span><text:span text:style-name="T1151">; j &lt; ceil(N/</text:span><text:span text:style-name="T1152">4</text:span><text:span text:style-name="T1153">); j++) {</text:span></text:p>
      <text:p text:style-name="P1154"><text:span text:style-name="T1155">            </text:span><text:span text:style-name="T1156">auto</text:span><text:span text:style-name="T1157"> row0 = _mm_load_ps(&amp;matrix_R[</text:span><text:span text:style-name="T1158">4</text:span><text:span text:style-name="T1159"> * i * N + </text:span><text:span text:style-name="T1160">4</text:span><text:span text:style-name="T1161"> * j]);</text:span></text:p>
      <text:p text:style-name="P1162"><text:span text:style-name="T1163">            </text:span><text:span text:style-name="T1164">auto</text:span><text:span text:style-name="T1165"> row1 = _mm_load_ps(&amp;matrix_R[(</text:span><text:span text:style-name="T1166">4</text:span><text:span text:style-name="T1167"> * i + </text:span><text:span text:style-name="T1168">1</text:span><text:span text:style-name="T1169">)*N + </text:span><text:span text:style-name="T1170">4</text:span><text:span text:style-name="T1171"> * j]);</text:span></text:p>
      <text:p text:style-name="P1172"><text:span text:style-name="T1173">            </text:span><text:span text:style-name="T1174">auto</text:span><text:span text:style-name="T1175"> row2 = _mm_load_ps(&amp;matrix_R[(</text:span><text:span text:style-name="T1176">4</text:span><text:span text:style-name="T1177"> * i + </text:span><text:span text:style-name="T1178">2</text:span><text:span text:style-name="T1179">)*N + </text:span><text:span text:style-name="T1180">4</text:span><text:span text:style-name="T1181"> * j]);</text:span></text:p>
      <text:p text:style-name="P1182"><text:span text:style-name="T1183">            </text:span><text:span text:style-name="T1184">auto</text:span><text:span text:style-name="T1185"> row3 = _mm_load_ps(&amp;matrix_R[(</text:span><text:span text:style-name="T1186">4</text:span><text:span text:style-name="T1187"> * i + </text:span><text:span text:style-name="T1188">3</text:span><text:span text:style-name="T1189">)*N + </text:span><text:span text:style-name="T1190">4</text:span><text:span text:style-name="T1191"> * j]);</text:span></text:p>
      <text:soft-page-break/>
      <text:p text:style-name="P1192"><text:span text:style-name="T1193">            _mm_store_ps(&amp;matrix_prev[</text:span><text:span text:style-name="T1194">4</text:span><text:span text:style-name="T1195"> * i * N + </text:span><text:span text:style-name="T1196">4</text:span><text:span text:style-name="T1197"> * j], row0);</text:span></text:p>
      <text:p text:style-name="P1198"><text:span text:style-name="T1199">            _mm_store_ps(&amp;matrix_prev[N*(</text:span><text:span text:style-name="T1200">4</text:span><text:span text:style-name="T1201"> * i + </text:span><text:span text:style-name="T1202">1</text:span><text:span text:style-name="T1203">)+</text:span><text:span text:style-name="T1204">4</text:span><text:span text:style-name="T1205"> * j], row1);</text:span></text:p>
      <text:p text:style-name="P1206"><text:span text:style-name="T1207">            _mm_store_ps(&amp;matrix_prev[N*(</text:span><text:span text:style-name="T1208">4</text:span><text:span text:style-name="T1209"> * i + </text:span><text:span text:style-name="T1210">2</text:span><text:span text:style-name="T1211">)+</text:span><text:span text:style-name="T1212">4</text:span><text:span text:style-name="T1213"> * j], row2);</text:span></text:p>
      <text:p text:style-name="P1214"><text:span text:style-name="T1215">            _mm_store_ps(&amp;matrix_prev[N*(</text:span><text:span text:style-name="T1216">4</text:span><text:span text:style-name="T1217"> * i + </text:span><text:span text:style-name="T1218">3</text:span><text:span text:style-name="T1219">)+</text:span><text:span text:style-name="T1220">4</text:span><text:span text:style-name="T1221"> * j], row3);</text:span></text:p>
      <text:p text:style-name="P1222">        }</text:p>
      <text:p text:style-name="P1223">    }</text:p>
      <text:p text:style-name="P1224"><text:span text:style-name="T1225">    </text:span><text:span text:style-name="T1226">for</text:span><text:span text:style-name="T1227"> (</text:span><text:span text:style-name="T1228">int</text:span><text:span text:style-name="T1229"> itter = </text:span><text:span text:style-name="T1230">0</text:span><text:span text:style-name="T1231">; itter &lt; M - </text:span><text:span text:style-name="T1232">1</text:span><text:span text:style-name="T1233">; itter++) {        </text:span></text:p>
      <text:p text:style-name="P1234"><text:span text:style-name="T1235">        //sub=prev*R</text:span></text:p>
      <text:p text:style-name="P1236"><text:span text:style-name="T1237">        </text:span><text:span text:style-name="T1238">for</text:span><text:span text:style-name="T1239">(</text:span><text:span text:style-name="T1240">int</text:span><text:span text:style-name="T1241"> i = </text:span><text:span text:style-name="T1242">0</text:span><text:span text:style-name="T1243">;i&lt;N;i++){</text:span></text:p>
      <text:p text:style-name="P1244"><text:span text:style-name="T1245">            </text:span><text:span text:style-name="T1246">for</text:span><text:span text:style-name="T1247">(</text:span><text:span text:style-name="T1248">int</text:span><text:span text:style-name="T1249"> k = </text:span><text:span text:style-name="T1250">0</text:span><text:span text:style-name="T1251">;k&lt;N;k++){</text:span></text:p>
      <text:p text:style-name="P1252"><text:span text:style-name="T1253">                </text:span><text:span text:style-name="T1254">auto</text:span><text:span text:style-name="T1255"> scalar = _mm_set_ps1(matrix_prev[i*N+k]);</text:span></text:p>
      <text:p text:style-name="P1256"><text:span text:style-name="T1257">                </text:span><text:span text:style-name="T1258">for</text:span><text:span text:style-name="T1259">(</text:span><text:span text:style-name="T1260">int</text:span><text:span text:style-name="T1261"> j = </text:span><text:span text:style-name="T1262">0</text:span><text:span text:style-name="T1263">; j&lt;ceil(N/</text:span><text:span text:style-name="T1264">4</text:span><text:span text:style-name="T1265">);j++){</text:span></text:p>
      <text:p text:style-name="P1266"><text:span text:style-name="T1267">                    </text:span><text:span text:style-name="T1268">auto</text:span><text:span text:style-name="T1269"> row_R = _mm_load_ps(&amp;matrix_R[N*k + </text:span><text:span text:style-name="T1270">4</text:span><text:span text:style-name="T1271"> * j]);</text:span></text:p>
      <text:p text:style-name="P1272"><text:span text:style-name="T1273">                    </text:span><text:span text:style-name="T1274">auto</text:span><text:span text:style-name="T1275"> row_sub = _mm_load_ps(&amp;matrix_sub[N*k + </text:span><text:span text:style-name="T1276">4</text:span><text:span text:style-name="T1277"> * j]);</text:span></text:p>
      <text:p text:style-name="P1278">                    row_sub = _mm_sub_ps(row_sub, _mm_mul_ps(row_R, scalar));</text:p>
      <text:p text:style-name="P1279"><text:span text:style-name="T1280">                    _mm_store_ps(&amp;matrix_sub[N*k + </text:span><text:span text:style-name="T1281">4</text:span><text:span text:style-name="T1282"> * j], row_sub);            }</text:span></text:p>
      <text:p text:style-name="P1283">            }</text:p>
      <text:p text:style-name="P1284">        }</text:p>
      <text:p text:style-name="P1285"/>
      <text:p text:style-name="P1286">    </text:p>
      <text:p text:style-name="P1287"><text:span text:style-name="T1288">    //Accumulate in matrix_I </text:span></text:p>
      <text:p text:style-name="P1289"><text:span text:style-name="T1290">        </text:span><text:span text:style-name="T1291">for</text:span><text:span text:style-name="T1292"> (</text:span><text:span text:style-name="T1293">int</text:span><text:span text:style-name="T1294"> i = </text:span><text:span text:style-name="T1295">0</text:span><text:span text:style-name="T1296">; i &lt; ceil(N / </text:span><text:span text:style-name="T1297">4</text:span><text:span text:style-name="T1298">); i++) {</text:span></text:p>
      <text:p text:style-name="P1299"><text:span text:style-name="T1300">            </text:span><text:span text:style-name="T1301">for</text:span><text:span text:style-name="T1302"> (</text:span><text:span text:style-name="T1303">int</text:span><text:span text:style-name="T1304"> j = </text:span><text:span text:style-name="T1305">0</text:span><text:span text:style-name="T1306">; j &lt; ceil(N / </text:span><text:span text:style-name="T1307">4</text:span><text:span text:style-name="T1308">); j++) {</text:span></text:p>
      <text:p text:style-name="P1309"><text:span text:style-name="T1310">                </text:span><text:span text:style-name="T1311">auto</text:span><text:span text:style-name="T1312"> row_prev0 = _mm_load_ps(&amp;matrix_sub[</text:span><text:span text:style-name="T1313">4</text:span><text:span text:style-name="T1314"> * i * N + </text:span><text:span text:style-name="T1315">4</text:span><text:span text:style-name="T1316"> * j]);</text:span></text:p>
      <text:p text:style-name="P1317"><text:span text:style-name="T1318">                </text:span><text:span text:style-name="T1319">auto</text:span><text:span text:style-name="T1320"> row_prev1 = _mm_load_ps(&amp;matrix_sub[(</text:span><text:span text:style-name="T1321">4</text:span><text:span text:style-name="T1322"> * i + </text:span><text:span text:style-name="T1323">1</text:span><text:span text:style-name="T1324">)*N + </text:span><text:span text:style-name="T1325">4</text:span><text:span text:style-name="T1326"> * j]);</text:span></text:p>
      <text:p text:style-name="P1327"><text:span text:style-name="T1328">                </text:span><text:span text:style-name="T1329">auto</text:span><text:span text:style-name="T1330"> row_prev2 = _mm_load_ps(&amp;matrix_sub[(</text:span><text:span text:style-name="T1331">4</text:span><text:span text:style-name="T1332"> * i + </text:span><text:span text:style-name="T1333">2</text:span><text:span text:style-name="T1334">)*N + </text:span><text:span text:style-name="T1335">4</text:span><text:span text:style-name="T1336"> * j]);</text:span></text:p>
      <text:p text:style-name="P1337"><text:span text:style-name="T1338">                </text:span><text:span text:style-name="T1339">auto</text:span><text:span text:style-name="T1340"> row_prev3 = _mm_load_ps(&amp;matrix_sub[(</text:span><text:span text:style-name="T1341">4</text:span><text:span text:style-name="T1342"> * i + </text:span><text:span text:style-name="T1343">3</text:span><text:span text:style-name="T1344">)*N + </text:span><text:span text:style-name="T1345">4</text:span><text:span text:style-name="T1346"> * j]);</text:span></text:p>
      <text:p text:style-name="P1347"><text:span text:style-name="T1348">                </text:span><text:span text:style-name="T1349">auto</text:span><text:span text:style-name="T1350"> row_I0 = _mm_load_ps(&amp;matrix_I[</text:span><text:span text:style-name="T1351">4</text:span><text:span text:style-name="T1352"> * i * N + </text:span><text:span text:style-name="T1353">4</text:span><text:span text:style-name="T1354"> * j]);</text:span></text:p>
      <text:p text:style-name="P1355"><text:span text:style-name="T1356">                </text:span><text:span text:style-name="T1357">auto</text:span><text:span text:style-name="T1358"> row_I1 = _mm_load_ps(&amp;matrix_I[(</text:span><text:span text:style-name="T1359">4</text:span><text:span text:style-name="T1360"> * i + </text:span><text:span text:style-name="T1361">1</text:span><text:span text:style-name="T1362">)*N + </text:span><text:span text:style-name="T1363">4</text:span><text:span text:style-name="T1364"> * j]);</text:span></text:p>
      <text:p text:style-name="P1365"><text:span text:style-name="T1366">                </text:span><text:span text:style-name="T1367">auto</text:span><text:span text:style-name="T1368"> row_I2 = _mm_load_ps(&amp;matrix_I[(</text:span><text:span text:style-name="T1369">4</text:span><text:span text:style-name="T1370"> * i + </text:span><text:span text:style-name="T1371">2</text:span><text:span text:style-name="T1372">)*N + </text:span><text:span text:style-name="T1373">4</text:span><text:span text:style-name="T1374"> * j]);</text:span></text:p>
      <text:p text:style-name="P1375"><text:span text:style-name="T1376">                </text:span><text:span text:style-name="T1377">auto</text:span><text:span text:style-name="T1378"> row_I3 = _mm_load_ps(&amp;matrix_I[(</text:span><text:span text:style-name="T1379">4</text:span><text:span text:style-name="T1380"> * i + </text:span><text:span text:style-name="T1381">3</text:span><text:span text:style-name="T1382">)*N + </text:span><text:span text:style-name="T1383">4</text:span><text:span text:style-name="T1384"> * j]);</text:span></text:p>
      <text:p text:style-name="P1385"><text:span text:style-name="T1386">                _mm_store_ps(&amp;matrix_I[</text:span><text:span text:style-name="T1387">4</text:span><text:span text:style-name="T1388"> * i * N + </text:span><text:span text:style-name="T1389">4</text:span><text:span text:style-name="T1390"> * j], _mm_add_ps(row_prev0, row_I0));</text:span></text:p>
      <text:p text:style-name="P1391"><text:span text:style-name="T1392">                _mm_store_ps(&amp;matrix_I[(</text:span><text:span text:style-name="T1393">4</text:span><text:span text:style-name="T1394"> * i + </text:span><text:span text:style-name="T1395">1</text:span><text:span text:style-name="T1396">)*N + </text:span><text:span text:style-name="T1397">4</text:span><text:span text:style-name="T1398"> * j], _mm_add_ps(row_prev1, row_I1));</text:span></text:p>
      <text:p text:style-name="P1399"><text:span text:style-name="T1400">                _mm_store_ps(&amp;matrix_I[(</text:span><text:span text:style-name="T1401">4</text:span><text:span text:style-name="T1402"> * i + </text:span><text:span text:style-name="T1403">2</text:span><text:span text:style-name="T1404">)*N + </text:span><text:span text:style-name="T1405">4</text:span><text:span text:style-name="T1406"> * j], _mm_add_ps(row_prev2, row_I2));</text:span></text:p>
      <text:p text:style-name="P1407"><text:span text:style-name="T1408">                _mm_store_ps(&amp;matrix_I[(</text:span><text:span text:style-name="T1409">4</text:span><text:span text:style-name="T1410"> * i + </text:span><text:span text:style-name="T1411">3</text:span><text:span text:style-name="T1412">)*N + </text:span><text:span text:style-name="T1413">4</text:span><text:span text:style-name="T1414"> * j], _mm_add_ps(row_prev3, row_I3));</text:span></text:p>
      <text:p text:style-name="P1415">            }</text:p>
      <text:p text:style-name="P1416">        }</text:p>
      <text:p text:style-name="P1417"><text:span text:style-name="T1418">        //Duplicate matrix_sub to matrix_prev</text:span></text:p>
      <text:p text:style-name="P1419"><text:span text:style-name="T1420">        </text:span><text:span text:style-name="T1421">for</text:span><text:span text:style-name="T1422"> (</text:span><text:span text:style-name="T1423">int</text:span><text:span text:style-name="T1424"> i = </text:span><text:span text:style-name="T1425">0</text:span><text:span text:style-name="T1426">; i &lt; ceil(N / </text:span><text:span text:style-name="T1427">4</text:span><text:span text:style-name="T1428">); i++) {</text:span></text:p>
      <text:p text:style-name="P1429"><text:span text:style-name="T1430">            </text:span><text:span text:style-name="T1431">for</text:span><text:span text:style-name="T1432"> (</text:span><text:span text:style-name="T1433">int</text:span><text:span text:style-name="T1434"> j = </text:span><text:span text:style-name="T1435">0</text:span><text:span text:style-name="T1436">; j &lt; ceil(N / </text:span><text:span text:style-name="T1437">4</text:span><text:span text:style-name="T1438">); j++) {</text:span></text:p>
      <text:p text:style-name="P1439"><text:span text:style-name="T1440">                </text:span><text:span text:style-name="T1441">auto</text:span><text:span text:style-name="T1442"> row0 = _mm_load_ps(&amp;matrix_sub[</text:span><text:span text:style-name="T1443">4</text:span><text:span text:style-name="T1444"> * i * N + </text:span><text:span text:style-name="T1445">4</text:span><text:span text:style-name="T1446"> * j]);</text:span></text:p>
      <text:p text:style-name="P1447"><text:span text:style-name="T1448">                </text:span><text:span text:style-name="T1449">auto</text:span><text:span text:style-name="T1450"> row1 = _mm_load_ps(&amp;matrix_sub[(</text:span><text:span text:style-name="T1451">4</text:span><text:span text:style-name="T1452"> * i + </text:span><text:span text:style-name="T1453">1</text:span><text:span text:style-name="T1454">)*N+</text:span><text:span text:style-name="T1455">4</text:span><text:span text:style-name="T1456"> * j]);</text:span></text:p>
      <text:p text:style-name="P1457"><text:span text:style-name="T1458">                </text:span><text:span text:style-name="T1459">auto</text:span><text:span text:style-name="T1460"> row2 = _mm_load_ps(&amp;matrix_sub[(</text:span><text:span text:style-name="T1461">4</text:span><text:span text:style-name="T1462"> * i + </text:span><text:span text:style-name="T1463">2</text:span><text:span text:style-name="T1464">)*N+</text:span><text:span text:style-name="T1465">4</text:span><text:span text:style-name="T1466"> * j]);</text:span></text:p>
      <text:p text:style-name="P1467"><text:span text:style-name="T1468">                </text:span><text:span text:style-name="T1469">auto</text:span><text:span text:style-name="T1470"> row3 = _mm_load_ps(&amp;matrix_sub[(</text:span><text:span text:style-name="T1471">4</text:span><text:span text:style-name="T1472"> * i + </text:span><text:span text:style-name="T1473">3</text:span><text:span text:style-name="T1474">)*N+</text:span><text:span text:style-name="T1475">4</text:span><text:span text:style-name="T1476"> * j]);</text:span></text:p>
      <text:p text:style-name="P1477"><text:span text:style-name="T1478">                _mm_store_ps(&amp;matrix_prev[</text:span><text:span text:style-name="T1479">4</text:span><text:span text:style-name="T1480"> * i*N + </text:span><text:span text:style-name="T1481">4</text:span><text:span text:style-name="T1482"> * j], row0);</text:span></text:p>
      <text:p text:style-name="P1483"><text:span text:style-name="T1484">                _mm_store_ps(&amp;matrix_prev[(</text:span><text:span text:style-name="T1485">4</text:span><text:span text:style-name="T1486"> * i + </text:span><text:span text:style-name="T1487">1</text:span><text:span text:style-name="T1488">)*N + </text:span><text:span text:style-name="T1489">4</text:span><text:span text:style-name="T1490"> * j], row1);</text:span></text:p>
      <text:soft-page-break/>
      <text:p text:style-name="P1491"><text:span text:style-name="T1492">                _mm_store_ps(&amp;matrix_prev[(</text:span><text:span text:style-name="T1493">4</text:span><text:span text:style-name="T1494"> * i + </text:span><text:span text:style-name="T1495">2</text:span><text:span text:style-name="T1496">)*N + </text:span><text:span text:style-name="T1497">4</text:span><text:span text:style-name="T1498"> * j], row2);</text:span></text:p>
      <text:p text:style-name="P1499"><text:span text:style-name="T1500">                _mm_store_ps(&amp;matrix_prev[(</text:span><text:span text:style-name="T1501">4</text:span><text:span text:style-name="T1502"> * i + </text:span><text:span text:style-name="T1503">3</text:span><text:span text:style-name="T1504">)*N + </text:span><text:span text:style-name="T1505">4</text:span><text:span text:style-name="T1506"> * j], row3);</text:span></text:p>
      <text:p text:style-name="P1507">            }</text:p>
      <text:p text:style-name="P1508">        }</text:p>
      <text:p text:style-name="P1509">    }</text:p>
      <text:p text:style-name="P1510"/>
      <text:p text:style-name="P1511"><text:span text:style-name="T1512">    //E=I*B</text:span></text:p>
      <text:p text:style-name="P1513"><text:span text:style-name="T1514">        </text:span><text:span text:style-name="T1515">for</text:span><text:span text:style-name="T1516">(</text:span><text:span text:style-name="T1517">int</text:span><text:span text:style-name="T1518"> i = </text:span><text:span text:style-name="T1519">0</text:span><text:span text:style-name="T1520">;i&lt;N;i++){</text:span></text:p>
      <text:p text:style-name="P1521"><text:span text:style-name="T1522">            </text:span><text:span text:style-name="T1523">for</text:span><text:span text:style-name="T1524">(</text:span><text:span text:style-name="T1525">int</text:span><text:span text:style-name="T1526"> k = </text:span><text:span text:style-name="T1527">0</text:span><text:span text:style-name="T1528">;k&lt;N;k++){</text:span></text:p>
      <text:p text:style-name="P1529"><text:span text:style-name="T1530">                </text:span><text:span text:style-name="T1531">auto</text:span><text:span text:style-name="T1532"> scalar = _mm_set_ps1(matrix_I[i*N+k]);</text:span></text:p>
      <text:p text:style-name="P1533"><text:span text:style-name="T1534">                </text:span><text:span text:style-name="T1535">for</text:span><text:span text:style-name="T1536">(</text:span><text:span text:style-name="T1537">int</text:span><text:span text:style-name="T1538"> j = </text:span><text:span text:style-name="T1539">0</text:span><text:span text:style-name="T1540">; j&lt;ceil(N/</text:span><text:span text:style-name="T1541">4</text:span><text:span text:style-name="T1542">);j++){</text:span></text:p>
      <text:p text:style-name="P1543"><text:span text:style-name="T1544">                    </text:span><text:span text:style-name="T1545">auto</text:span><text:span text:style-name="T1546"> row_B = _mm_load_ps(&amp;matrix_B[N*k + </text:span><text:span text:style-name="T1547">4</text:span><text:span text:style-name="T1548"> * j]);</text:span></text:p>
      <text:p text:style-name="P1549"><text:span text:style-name="T1550">                    </text:span><text:span text:style-name="T1551">auto</text:span><text:span text:style-name="T1552"> row_E = _mm_load_ps(&amp;matrix_E[N*k + </text:span><text:span text:style-name="T1553">4</text:span><text:span text:style-name="T1554"> * j]);</text:span></text:p>
      <text:p text:style-name="P1555">                    row_E = _mm_sub_ps(row_E, _mm_mul_ps(row_B, scalar));</text:p>
      <text:p text:style-name="P1556"><text:span text:style-name="T1557">                    _mm_store_ps(&amp;matrix_E[N*k + </text:span><text:span text:style-name="T1558">4</text:span><text:span text:style-name="T1559"> * j], row_E);            }</text:span></text:p>
      <text:p text:style-name="P1560">            }</text:p>
      <text:p text:style-name="P1561">        }</text:p>
      <text:p text:style-name="P1562"><text:span text:style-name="T1563">    </text:span><text:span text:style-name="T1564">clock_t</text:span><text:span text:style-name="T1565"> t2 = clock();</text:span></text:p>
      <text:p text:style-name="P1566"><text:span text:style-name="T1567">    std::cout&lt;&lt; </text:span><text:span text:style-name="T1568">1000.0</text:span><text:span text:style-name="T1569"> * (t2 - t1) / CLOCKS_PER_SEC&lt;&lt;</text:span><text:span text:style-name="T1570">"\n"</text:span><text:span text:style-name="T1571">;</text:span></text:p>
      <text:p text:style-name="P1572"/>
      <text:p text:style-name="P1573">    delete matrix_I;</text:p>
      <text:p text:style-name="P1574">    delete matrix_A;</text:p>
      <text:p text:style-name="P1575">    delete matrix_B;</text:p>
      <text:p text:style-name="P1576">    delete matrix_R;</text:p>
      <text:p text:style-name="P1577">    delete matrix_E;</text:p>
      <text:p text:style-name="P1578">    delete matrix_prev;</text:p>
      <text:p text:style-name="P1579"><text:span text:style-name="T1580">    </text:span><text:span text:style-name="T1581">delete matrix_sub; </text:span></text:p>
      <text:p text:style-name="P1582"/>
      <text:p text:style-name="P1583"><text:span text:style-name="T1584">    </text:span><text:span text:style-name="T1585">return</text:span><text:span text:style-name="T1586"> </text:span><text:span text:style-name="T1587">0</text:span><text:span text:style-name="T1588">;</text:span></text:p>
      <text:p text:style-name="P1589">}</text:p>
      <text:p text:style-name="P1590"/>
      <text:p text:style-name="P1591"/>
      <text:p text:style-name="P1592">3 вариант реализации алгоритма.</text:p>
      <text:p text:style-name="P1593"><text:span text:style-name="T1594">Строка</text:span><text:span text:style-name="T1595"><text:s/></text:span><text:span text:style-name="T1596">компиляции</text:span><text:span text:style-name="T1597">:</text:span></text:p>
      <text:p text:style-name="P1598"><text:span text:style-name="T1599">g</text:span><text:span text:style-name="T1600">++</text:span><text:span text:style-name="T1601"><text:s/></text:span><text:span text:style-name="T1602">-</text:span><text:span text:style-name="T1603">I/usr/local/atlas/include</text:span><text:span text:style-name="T1604"><text:s/>-L/usr/local/atlas/lib -O</text:span><text:span text:style-name="T1605">3<text:s/></text:span><text:span text:style-name="T1606">-o evm7_3.out evm7_3</text:span><text:span text:style-name="T1607">.c</text:span><text:span text:style-name="T1608">pp -lcblas -</text:span><text:span text:style-name="T1609">latlas</text:span></text:p>
      <text:p text:style-name="P1610"><text:span text:style-name="T1611">#include</text:span><text:span text:style-name="T1612">&lt;stdio.h&gt;</text:span></text:p>
      <text:p text:style-name="P1613"><text:span text:style-name="T1614">#include </text:span><text:span text:style-name="T1615">&lt;new&gt;</text:span></text:p>
      <text:p text:style-name="P1616"><text:span text:style-name="T1617">#include </text:span><text:span text:style-name="T1618">&lt;iostream&gt;</text:span></text:p>
      <text:p text:style-name="P1619"><text:span text:style-name="T1620">#include </text:span><text:span text:style-name="T1621">&lt;xmmintrin.h&gt;</text:span></text:p>
      <text:p text:style-name="P1622"><text:span text:style-name="T1623">#include </text:span><text:span text:style-name="T1624">&lt;cmath&gt;</text:span></text:p>
      <text:p text:style-name="P1625"><text:span text:style-name="T1626">#include </text:span><text:span text:style-name="T1627">&lt;ctime&gt;</text:span></text:p>
      <text:p text:style-name="P1628"><text:span text:style-name="T1629">#include </text:span><text:span text:style-name="T1630">&lt;time.h&gt;</text:span></text:p>
      <text:p text:style-name="P1631"><text:span text:style-name="T1632">#ifdef __INTEL_COMPILER</text:span></text:p>
      <text:p text:style-name="P1633"><text:span text:style-name="T1634">    #include</text:span><text:span text:style-name="T1635">&lt;mkl_cblas.h&gt;</text:span><text:span text:style-name="T1636">// C-</text:span><text:span text:style-name="T1637">интерфейс</text:span><text:span text:style-name="T1638">BLAS(</text:span><text:span text:style-name="T1639">заголовочныйфайлиз</text:span><text:span text:style-name="T1640">MKL)</text:span></text:p>
      <text:p text:style-name="P1641"><text:span text:style-name="T1642">#else</text:span></text:p>
      <text:p text:style-name="P1643"><text:span text:style-name="T1644">    #include </text:span><text:span text:style-name="T1645">&lt;cblas.h&gt;</text:span><text:span text:style-name="T1646">  </text:span><text:span text:style-name="T1647">// C-</text:span><text:span text:style-name="T1648">интерфейс</text:span><text:span text:style-name="T1649">BLAS(</text:span><text:span text:style-name="T1650">стандартный</text:span><text:span text:style-name="T1651"> </text:span><text:span text:style-name="T1652">заголовочный</text:span><text:span text:style-name="T1653"> </text:span><text:span text:style-name="T1654">файл</text:span><text:span text:style-name="T1655">)</text:span></text:p>
      <text:p text:style-name="P1656"><text:span text:style-name="T1657">#endif</text:span></text:p>
      <text:p text:style-name="P1658"> </text:p>
      <text:soft-page-break/>
      <text:p text:style-name="P1659"><text:span text:style-name="T1660">int</text:span><text:span text:style-name="T1661"> main(){</text:span></text:p>
      <text:p text:style-name="P1662">    </text:p>
      <text:p text:style-name="P1663"><text:span text:style-name="T1664">    </text:span><text:span text:style-name="T1665">clock_t</text:span><text:span text:style-name="T1666"> t1 = clock();</text:span></text:p>
      <text:p text:style-name="P1667"><text:span text:style-name="T1668">    </text:span><text:span text:style-name="T1669">const</text:span><text:span text:style-name="T1670"> </text:span><text:span text:style-name="T1671">int</text:span><text:span text:style-name="T1672"> N = </text:span><text:span text:style-name="T1673">1024</text:span><text:span text:style-name="T1674">;</text:span></text:p>
      <text:p text:style-name="P1675"><text:span text:style-name="T1676">    </text:span><text:span text:style-name="T1677">const</text:span><text:span text:style-name="T1678"> </text:span><text:span text:style-name="T1679">int</text:span><text:span text:style-name="T1680"> M = </text:span><text:span text:style-name="T1681">10</text:span><text:span text:style-name="T1682">;</text:span></text:p>
      <text:p text:style-name="P1683"><text:span text:style-name="T1684">    </text:span><text:span text:style-name="T1685">float</text:span><text:span text:style-name="T1686"> *matrix_I = </text:span><text:span text:style-name="T1687">new</text:span><text:span text:style-name="T1688"> </text:span><text:span text:style-name="T1689">float</text:span><text:span text:style-name="T1690"> [N*N];</text:span></text:p>
      <text:p text:style-name="P1691"><text:span text:style-name="T1692">    </text:span><text:span text:style-name="T1693">float</text:span><text:span text:style-name="T1694"> *matrix_A  = </text:span><text:span text:style-name="T1695">new</text:span><text:span text:style-name="T1696"> </text:span><text:span text:style-name="T1697">float</text:span><text:span text:style-name="T1698"> [N*N];</text:span></text:p>
      <text:p text:style-name="P1699"><text:span text:style-name="T1700">    </text:span><text:span text:style-name="T1701">float</text:span><text:span text:style-name="T1702"> *matrix_B = </text:span><text:span text:style-name="T1703">new</text:span><text:span text:style-name="T1704"> </text:span><text:span text:style-name="T1705">float</text:span><text:span text:style-name="T1706"> [N*N];</text:span></text:p>
      <text:p text:style-name="P1707"><text:span text:style-name="T1708">    </text:span><text:span text:style-name="T1709">float</text:span><text:span text:style-name="T1710"> *matrix_R = </text:span><text:span text:style-name="T1711">new</text:span><text:span text:style-name="T1712"> </text:span><text:span text:style-name="T1713">float</text:span><text:span text:style-name="T1714"> [N*N];</text:span></text:p>
      <text:p text:style-name="P1715"><text:span text:style-name="T1716">    </text:span><text:span text:style-name="T1717">float</text:span><text:span text:style-name="T1718"> *matrix_E = </text:span><text:span text:style-name="T1719">new</text:span><text:span text:style-name="T1720"> </text:span><text:span text:style-name="T1721">float</text:span><text:span text:style-name="T1722"> [N*N];</text:span></text:p>
      <text:p text:style-name="P1723"><text:span text:style-name="T1724">    </text:span><text:span text:style-name="T1725">float</text:span><text:span text:style-name="T1726"> *matrix_prev = </text:span><text:span text:style-name="T1727">new</text:span><text:span text:style-name="T1728"> </text:span><text:span text:style-name="T1729">float</text:span><text:span text:style-name="T1730"> [N*N];</text:span></text:p>
      <text:p text:style-name="P1731"><text:span text:style-name="T1732">    </text:span><text:span text:style-name="T1733">float</text:span><text:span text:style-name="T1734"> *matrix_sub  = </text:span><text:span text:style-name="T1735">new</text:span><text:span text:style-name="T1736"> </text:span><text:span text:style-name="T1737">float</text:span><text:span text:style-name="T1738">[N*N];</text:span></text:p>
      <text:p text:style-name="P1739"/>
      <text:p text:style-name="P1740"><text:span text:style-name="T1741">    </text:span><text:span text:style-name="T1742">for</text:span><text:span text:style-name="T1743"> (</text:span><text:span text:style-name="T1744">int</text:span><text:span text:style-name="T1745"> i = </text:span><text:span text:style-name="T1746">0</text:span><text:span text:style-name="T1747">; i &lt; N; i++) {</text:span></text:p>
      <text:p text:style-name="P1748"><text:span text:style-name="T1749">        </text:span><text:span text:style-name="T1750">for</text:span><text:span text:style-name="T1751"> (</text:span><text:span text:style-name="T1752">int</text:span><text:span text:style-name="T1753"> j = </text:span><text:span text:style-name="T1754">0</text:span><text:span text:style-name="T1755">; j &lt; N; j++) {</text:span></text:p>
      <text:p text:style-name="P1756"><text:span text:style-name="T1757">            matrix_E[i*N+j] = </text:span><text:span text:style-name="T1758">0</text:span><text:span text:style-name="T1759">;</text:span></text:p>
      <text:p text:style-name="P1760"><text:span text:style-name="T1761">            matrix_R[i*N + j] = </text:span><text:span text:style-name="T1762">0</text:span><text:span text:style-name="T1763">;</text:span></text:p>
      <text:p text:style-name="P1764"><text:span text:style-name="T1765">            matrix_I[i*N + j] = </text:span><text:span text:style-name="T1766">0</text:span><text:span text:style-name="T1767">;</text:span></text:p>
      <text:p text:style-name="P1768"><text:span text:style-name="T1769">            </text:span><text:span text:style-name="T1770">if</text:span><text:span text:style-name="T1771"> (i == j) {</text:span></text:p>
      <text:p text:style-name="P1772"><text:span text:style-name="T1773">                matrix_E[i*N + j] += </text:span><text:span text:style-name="T1774">1</text:span><text:span text:style-name="T1775">;</text:span></text:p>
      <text:p text:style-name="P1776"><text:span text:style-name="T1777">                matrix_R[i*N + j] += </text:span><text:span text:style-name="T1778">1</text:span><text:span text:style-name="T1779">;</text:span></text:p>
      <text:p text:style-name="P1780"><text:span text:style-name="T1781">                matrix_I[i*N + j] += </text:span><text:span text:style-name="T1782">1</text:span><text:span text:style-name="T1783">;</text:span></text:p>
      <text:p text:style-name="P1784">            }</text:p>
      <text:p text:style-name="P1785">        }</text:p>
      <text:p text:style-name="P1786">    }</text:p>
      <text:p text:style-name="P1787"/>
      <text:p text:style-name="P1788"><text:span text:style-name="T1789">    </text:span><text:span text:style-name="T1790">float</text:span><text:span text:style-name="T1791"> norm_1 = </text:span><text:span text:style-name="T1792">0</text:span><text:span text:style-name="T1793">;</text:span></text:p>
      <text:p text:style-name="P1794"><text:span text:style-name="T1795">    </text:span><text:span text:style-name="T1796">float</text:span><text:span text:style-name="T1797"> sub_buffer[</text:span><text:span text:style-name="T1798">4</text:span><text:span text:style-name="T1799">];</text:span></text:p>
      <text:p text:style-name="P1800"><text:span text:style-name="T1801">    </text:span><text:span text:style-name="T1802">for</text:span><text:span text:style-name="T1803"> (</text:span><text:span text:style-name="T1804">int</text:span><text:span text:style-name="T1805"> j = </text:span><text:span text:style-name="T1806">0</text:span><text:span text:style-name="T1807">; j &lt; N; j++) {</text:span></text:p>
      <text:p text:style-name="P1808"><text:span text:style-name="T1809">        </text:span><text:span text:style-name="T1810">float</text:span><text:span text:style-name="T1811"> sum = </text:span><text:span text:style-name="T1812">0</text:span><text:span text:style-name="T1813">;</text:span></text:p>
      <text:p text:style-name="P1814"><text:span text:style-name="T1815">        </text:span><text:span text:style-name="T1816">auto</text:span><text:span text:style-name="T1817"> mm_vect = _mm_setzero_ps();</text:span></text:p>
      <text:p text:style-name="P1818"><text:span text:style-name="T1819">        </text:span><text:span text:style-name="T1820">for</text:span><text:span text:style-name="T1821"> (</text:span><text:span text:style-name="T1822">int</text:span><text:span text:style-name="T1823"> i = </text:span><text:span text:style-name="T1824">0</text:span><text:span text:style-name="T1825">; i &lt; ceil(N / </text:span><text:span text:style-name="T1826">4</text:span><text:span text:style-name="T1827">); i++) {</text:span></text:p>
      <text:p text:style-name="P1828"><text:span text:style-name="T1829">            </text:span><text:span text:style-name="T1830">auto</text:span><text:span text:style-name="T1831"> row0 = _mm_set_ps(matrix_A[</text:span><text:span text:style-name="T1832">4</text:span><text:span text:style-name="T1833"> * i * N + j], matrix_A[</text:span><text:span text:style-name="T1834">4</text:span><text:span text:style-name="T1835"> * i * N + </text:span><text:span text:style-name="T1836">1</text:span><text:span text:style-name="T1837">+j], matrix_A[</text:span><text:span text:style-name="T1838">4</text:span><text:span text:style-name="T1839"> * i * N + </text:span><text:span text:style-name="T1840">2</text:span><text:span text:style-name="T1841">+ j], matrix_A[</text:span><text:span text:style-name="T1842">4</text:span><text:span text:style-name="T1843"> * i * N + </text:span><text:span text:style-name="T1844">3</text:span><text:span text:style-name="T1845"> + j]);</text:span></text:p>
      <text:p text:style-name="P1846">            mm_vect = _mm_add_ps(mm_vect, row0);</text:p>
      <text:p text:style-name="P1847">        }</text:p>
      <text:p text:style-name="P1848">        _mm_store_ps(sub_buffer, mm_vect);</text:p>
      <text:p text:style-name="P1849"><text:span text:style-name="T1850">        sum = sub_buffer[</text:span><text:span text:style-name="T1851">0</text:span><text:span text:style-name="T1852">] + sub_buffer[</text:span><text:span text:style-name="T1853">1</text:span><text:span text:style-name="T1854">] + sub_buffer[</text:span><text:span text:style-name="T1855">2</text:span><text:span text:style-name="T1856">] + sub_buffer[</text:span><text:span text:style-name="T1857">3</text:span><text:span text:style-name="T1858">];</text:span></text:p>
      <text:p text:style-name="P1859"><text:span text:style-name="T1860">        </text:span><text:span text:style-name="T1861">if</text:span><text:span text:style-name="T1862"> (sum &gt; norm_1) norm_1 = sum;</text:span></text:p>
      <text:p text:style-name="P1863">    }</text:p>
      <text:p text:style-name="P1864"/>
      <text:p text:style-name="P1865"><text:span text:style-name="T1866">    </text:span><text:span text:style-name="T1867">float</text:span><text:span text:style-name="T1868"> norm_inf = </text:span><text:span text:style-name="T1869">0</text:span><text:span text:style-name="T1870">;</text:span></text:p>
      <text:p text:style-name="P1871"><text:span text:style-name="T1872">    </text:span><text:span text:style-name="T1873">for</text:span><text:span text:style-name="T1874"> (</text:span><text:span text:style-name="T1875">int</text:span><text:span text:style-name="T1876"> i = </text:span><text:span text:style-name="T1877">0</text:span><text:span text:style-name="T1878">; i &lt; N; i++) {</text:span></text:p>
      <text:p text:style-name="P1879"><text:span text:style-name="T1880">        </text:span><text:span text:style-name="T1881">float</text:span><text:span text:style-name="T1882"> sum = </text:span><text:span text:style-name="T1883">0</text:span><text:span text:style-name="T1884">;</text:span></text:p>
      <text:p text:style-name="P1885"><text:span text:style-name="T1886">        </text:span><text:span text:style-name="T1887">auto</text:span><text:span text:style-name="T1888"> mm_vect = _mm_setzero_ps();</text:span></text:p>
      <text:p text:style-name="P1889"><text:span text:style-name="T1890">        </text:span><text:span text:style-name="T1891">for</text:span><text:span text:style-name="T1892"> (</text:span><text:span text:style-name="T1893">int</text:span><text:span text:style-name="T1894"> j = </text:span><text:span text:style-name="T1895">0</text:span><text:span text:style-name="T1896">; j &lt; ceil(N / </text:span><text:span text:style-name="T1897">4</text:span><text:span text:style-name="T1898">); j++) {</text:span></text:p>
      <text:p text:style-name="P1899"><text:span text:style-name="T1900">            </text:span><text:span text:style-name="T1901">auto</text:span><text:span text:style-name="T1902"> mm_sub_vect = _mm_load_ps(&amp;matrix_A[N*i + </text:span><text:span text:style-name="T1903">4</text:span><text:span text:style-name="T1904"> * j]);</text:span></text:p>
      <text:p text:style-name="P1905">            mm_vect = _mm_add_ps(mm_vect, mm_sub_vect);</text:p>
      <text:p text:style-name="P1906">        }</text:p>
      <text:p text:style-name="P1907">        _mm_store_ps(sub_buffer, mm_vect);</text:p>
      <text:p text:style-name="P1908"><text:span text:style-name="T1909">        sum = sub_buffer[</text:span><text:span text:style-name="T1910">0</text:span><text:span text:style-name="T1911">] + sub_buffer[</text:span><text:span text:style-name="T1912">1</text:span><text:span text:style-name="T1913">] + sub_buffer[</text:span><text:span text:style-name="T1914">2</text:span><text:span text:style-name="T1915">] + sub_buffer[</text:span><text:span text:style-name="T1916">3</text:span><text:span text:style-name="T1917">];</text:span></text:p>
      <text:soft-page-break/>
      <text:p text:style-name="P1918"><text:span text:style-name="T1919">        </text:span><text:span text:style-name="T1920">if</text:span><text:span text:style-name="T1921"> (sum &gt; norm_inf) norm_inf = sum;</text:span></text:p>
      <text:p text:style-name="P1922">    }</text:p>
      <text:p text:style-name="P1923"/>
      <text:p text:style-name="P1924"><text:span text:style-name="T1925">    //B=trans(A)/const</text:span></text:p>
      <text:p text:style-name="P1926"><text:span text:style-name="T1927">    cblas_sgemm(CblasRowMajor,CblasTrans,CblasNoTrans,N,N,N,</text:span><text:span text:style-name="T1928">1</text:span><text:span text:style-name="T1929">/(norm_1*norm_inf),matrix_A,N,matrix_E,N,</text:span><text:span text:style-name="T1930">0.0</text:span><text:span text:style-name="T1931">,matrix_B,N);</text:span></text:p>
      <text:p text:style-name="P1932">    </text:p>
      <text:p text:style-name="P1933">    </text:p>
      <text:p text:style-name="P1934"><text:span text:style-name="T1935">    </text:span><text:span text:style-name="T1936">//R=-AB+I</text:span></text:p>
      <text:p text:style-name="P1937"><text:span text:style-name="T1938">    cblas_sgemm(CblasRowMajor,CblasNoTrans,CblasNoTrans,N,N,N,-</text:span><text:span text:style-name="T1939">1.0</text:span><text:span text:style-name="T1940">,matrix_B,N,matrix_A,N,</text:span><text:span text:style-name="T1941">1.0</text:span><text:span text:style-name="T1942">,matrix_R,N);</text:span></text:p>
      <text:p text:style-name="P1943">    </text:p>
      <text:p text:style-name="P1944"><text:span text:style-name="T1945">    </text:span><text:span text:style-name="T1946">for</text:span><text:span text:style-name="T1947"> (</text:span><text:span text:style-name="T1948">int</text:span><text:span text:style-name="T1949"> i = </text:span><text:span text:style-name="T1950">0</text:span><text:span text:style-name="T1951">; i &lt; N; i++) {</text:span></text:p>
      <text:p text:style-name="P1952"><text:span text:style-name="T1953">        </text:span><text:span text:style-name="T1954">for</text:span><text:span text:style-name="T1955"> (</text:span><text:span text:style-name="T1956">int</text:span><text:span text:style-name="T1957"> j = </text:span><text:span text:style-name="T1958">0</text:span><text:span text:style-name="T1959">; j &lt; N; j++) {</text:span></text:p>
      <text:p text:style-name="P1960">            matrix_prev[N*i+j]=matrix_R[N*i + j];</text:p>
      <text:p text:style-name="P1961"><text:span text:style-name="T1962">        </text:span><text:span text:style-name="T1963">}</text:span></text:p>
      <text:p text:style-name="P1964">    }</text:p>
      <text:p text:style-name="P1965"/>
      <text:p text:style-name="P1966"><text:span text:style-name="T1967">    //I = R + E</text:span></text:p>
      <text:p text:style-name="P1968"><text:span text:style-name="T1969">    cblas_sgemm(CblasRowMajor,CblasNoTrans,CblasNoTrans,N,N,N,</text:span><text:span text:style-name="T1970">1.0</text:span><text:span text:style-name="T1971">,matrix_R,N,matrix_E,N,</text:span><text:span text:style-name="T1972">1.0</text:span><text:span text:style-name="T1973">,matrix_I,N);</text:span></text:p>
      <text:p text:style-name="P1974">    </text:p>
      <text:p text:style-name="P1975"><text:span text:style-name="T1976">    //Accumulate powers of R in I </text:span></text:p>
      <text:p text:style-name="P1977"><text:span text:style-name="T1978">    </text:span><text:span text:style-name="T1979">for</text:span><text:span text:style-name="T1980"> (</text:span><text:span text:style-name="T1981">int</text:span><text:span text:style-name="T1982"> itter = </text:span><text:span text:style-name="T1983">0</text:span><text:span text:style-name="T1984">; itter &lt; M-</text:span><text:span text:style-name="T1985">1</text:span><text:span text:style-name="T1986">; itter++) {</text:span></text:p>
      <text:p text:style-name="P1987"><text:span text:style-name="T1988">        //mb it would not work</text:span></text:p>
      <text:p text:style-name="P1989"><text:span text:style-name="T1990">        cblas_sgemm(CblasRowMajor,CblasNoTrans,CblasNoTrans,N,N,N,</text:span><text:span text:style-name="T1991">1.0</text:span><text:span text:style-name="T1992">,matrix_R,N,matrix_prev,N,</text:span><text:span text:style-name="T1993">0.0</text:span><text:span text:style-name="T1994">,matrix_sub,N);</text:span></text:p>
      <text:p text:style-name="P1995"><text:span text:style-name="T1996">        </text:span><text:span text:style-name="T1997">for</text:span><text:span text:style-name="T1998"> (</text:span><text:span text:style-name="T1999">int</text:span><text:span text:style-name="T2000"> i = </text:span><text:span text:style-name="T2001">0</text:span><text:span text:style-name="T2002">; i &lt; N; i++) {</text:span></text:p>
      <text:p text:style-name="P2003"><text:span text:style-name="T2004">            </text:span><text:span text:style-name="T2005">for</text:span><text:span text:style-name="T2006"> (</text:span><text:span text:style-name="T2007">int</text:span><text:span text:style-name="T2008"> j = </text:span><text:span text:style-name="T2009">0</text:span><text:span text:style-name="T2010">; j &lt; N; j++) {</text:span></text:p>
      <text:p text:style-name="P2011">                matrix_prev[i*N+j]=matrix_sub[i*N+j];</text:p>
      <text:p text:style-name="P2012">            }</text:p>
      <text:p text:style-name="P2013">        }   </text:p>
      <text:p text:style-name="P2014"><text:span text:style-name="T2015">        cblas_sgemm(CblasRowMajor,CblasNoTrans,CblasNoTrans,N,N,N,</text:span><text:span text:style-name="T2016">1.0</text:span><text:span text:style-name="T2017">,matrix_E,N,matrix_sub,N,</text:span><text:span text:style-name="T2018">1.0</text:span><text:span text:style-name="T2019">,matrix_I,N);</text:span></text:p>
      <text:p text:style-name="P2020"><text:span text:style-name="T2021">    </text:span><text:span text:style-name="T2022">}</text:span></text:p>
      <text:p text:style-name="P2023">    </text:p>
      <text:p text:style-name="P2024"><text:span text:style-name="T2025">    //A^-1=I*B</text:span></text:p>
      <text:p text:style-name="P2026"><text:span text:style-name="T2027">    cblas_sgemm(CblasRowMajor,CblasNoTrans,CblasNoTrans,N,N,N,</text:span><text:span text:style-name="T2028">1.0</text:span><text:span text:style-name="T2029">,matrix_I,N,matrix_B,N,</text:span><text:span text:style-name="T2030">0.0</text:span><text:span text:style-name="T2031">,matrix_A,N);</text:span></text:p>
      <text:p text:style-name="P2032"/>
      <text:p text:style-name="P2033"><text:span text:style-name="T2034">    </text:span><text:span text:style-name="T2035">clock_t</text:span><text:span text:style-name="T2036"> t2 = clock();</text:span></text:p>
      <text:p text:style-name="P2037"><text:span text:style-name="T2038">    std::cout &lt;&lt; </text:span><text:span text:style-name="T2039">1000.0</text:span><text:span text:style-name="T2040"> * (t2 - t1) / CLOCKS_PER_SEC &lt;&lt; </text:span><text:span text:style-name="T2041">"\n"</text:span><text:span text:style-name="T2042">;</text:span></text:p>
      <text:p text:style-name="P2043">    delete matrix_I;</text:p>
      <text:p text:style-name="P2044">    delete matrix_A;</text:p>
      <text:p text:style-name="P2045">    delete matrix_B;</text:p>
      <text:p text:style-name="P2046">    delete matrix_R;</text:p>
      <text:p text:style-name="P2047">    delete matrix_E;</text:p>
      <text:p text:style-name="P2048">    delete matrix_prev;</text:p>
      <text:p text:style-name="P2049"><text:span text:style-name="T2050">    </text:span><text:span text:style-name="T2051">delete matrix_sub; </text:span></text:p>
      <text:p text:style-name="P2052"/>
      <text:soft-page-break/>
      <text:p text:style-name="P2053"><text:span text:style-name="T2054">    </text:span><text:span text:style-name="T2055">return</text:span><text:span text:style-name="T2056"> </text:span><text:span text:style-name="T2057">0</text:span><text:span text:style-name="T2058">;</text:span></text:p>
      <text:p text:style-name="P2059">}</text:p>
      <text:p text:style-name="P2060"/>
      <text:p text:style-name="P206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text-align="center" fo:margin-top="0.1666in" fo:margin-bottom="0.0416in"/>
      <style:text-properties fo:font-weight="bold" style:font-weight-asian="bold" style:font-weight-complex="bold" style:letter-kerning="true" fo:font-size="16pt" style:font-size-asian="16pt" style:font-size-complex="16pt" fo:hyphenate="false"/>
    </style:style>
    <style:style style:name="Заголовок2" style:display-name="Заголовок 2" style:family="paragraph" style:parent-style-name="Обычный" style:default-outline-level="2">
      <style:paragraph-properties fo:break-before="page" fo:text-align="center" fo:margin-top="0.25in" fo:margin-bottom="0.1666in" fo:text-indent="0in"/>
      <style:text-properties style:font-name="Arial" fo:font-weight="bold" style:font-weight-asian="bold" style:font-weight-complex="bold" fo:font-size="20pt" style:font-size-asian="20pt" style:font-size-complex="11pt" fo:hyphenate="false"/>
    </style:style>
    <style:style style:name="Заголовок6" style:display-name="Заголовок 6" style:family="paragraph" style:parent-style-name="Обычный" style:next-style-name="Обычный" style:default-outline-level="6">
      <style:paragraph-properties fo:keep-with-next="always" fo:text-align="center" fo:text-indent="0in"/>
      <style:text-properties fo:font-weight="bold" style:font-weight-asian="bold" style:font-weight-complex="bold" fo:hyphenate="false"/>
    </style:style>
    <style:style style:name="Заголовок7" style:display-name="Заголовок 7" style:family="paragraph" style:parent-style-name="Обычный" style:next-style-name="Обычный" style:default-outline-level="7">
      <style:paragraph-properties fo:keep-with-next="always" fo:text-align="center"/>
      <style:text-properties fo:font-weight="bold" style:font-weight-asian="bold" style:font-weight-complex="bold" fo:font-size="22pt" style:font-size-asian="22pt" fo:hyphenate="false"/>
    </style:style>
    <style:style style:name="Обычный" style:display-name="Обычный" style:family="paragraph">
      <style:paragraph-properties fo:text-align="justify" fo:text-indent="0.3937in"/>
      <style:text-properties style:font-name="Times New Roman" style:font-name-asian="Times New Roman" fo:font-size="14pt" style:font-size-asian="14pt" style:font-size-complex="12pt" fo:hyphenate="false"/>
    </style:style>
    <style:style style:name="Основнойшрифтабзаца" style:display-name="Основной шрифт абзаца" style:family="text"/>
    <style:style style:name="Заголовок2Знак" style:display-name="Заголовок 2 Знак" style:family="text">
      <style:text-properties style:font-name="Arial" style:font-name-asian="Times New Roman" style:font-name-complex="Times New Roman" fo:font-weight="bold" style:font-weight-asian="bold" style:font-weight-complex="bold" fo:font-size="20pt" style:font-size-asian="20pt" style:language-asian="ru" style:country-asian="RU"/>
    </style:style>
    <style:style style:name="Заголовок6Знак" style:display-name="Заголовок 6 Знак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2pt" style:language-asian="ru" style:country-asian="RU"/>
    </style:style>
    <style:style style:name="Заголовок7Знак" style:display-name="Заголовок 7 Знак" style:family="text">
      <style:text-properties style:font-name="Times New Roman" style:font-name-asian="Times New Roman" style:font-name-complex="Times New Roman" fo:font-weight="bold" style:font-weight-asian="bold" style:font-weight-complex="bold" fo:font-size="22pt" style:font-size-asian="22pt" style:font-size-complex="12pt" style:language-asian="ru" style:country-asian="RU"/>
    </style:style>
    <style:style style:name="Нумерованныйсписок2" style:display-name="Нумерованный список2" style:family="paragraph" style:parent-style-name="Обычный">
      <style:paragraph-properties fo:margin-top="0.0833in"/>
      <style:text-properties fo:hyphenate="false"/>
    </style:style>
    <style:style style:name="Основнойтекст3" style:display-name="Основной текст 3" style:family="paragraph" style:parent-style-name="Обычный">
      <style:paragraph-properties fo:text-align="center" fo:line-height="150%" fo:text-indent="0in"/>
      <style:text-properties fo:hyphenate="false"/>
    </style:style>
    <style:style style:name="Основнойтекст3Знак" style:display-name="Основной текст 3 Знак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Default" style:display-name="Default" style:family="paragraph">
      <style:paragraph-properties style:text-autospace="none"/>
      <style:text-properties style:font-name="Times New Roman" fo:color="#000000" fo:font-size="12pt" style:font-size-asian="12pt" style:font-size-complex="12pt" fo:hyphenate="false"/>
    </style:style>
    <style:style style:name="Заголовок1Знак" style:display-name="Заголовок 1 Знак" style:family="text">
      <style:text-properties style:font-name="Times New Roman" style:font-name-asian="Times New Roman" style:font-name-complex="Times New Roman" fo:font-weight="bold" style:font-weight-asian="bold" style:font-weight-complex="bold" style:letter-kerning="true" fo:font-size="16pt" style:font-size-asian="16pt" style:font-size-complex="16pt"/>
    </style:style>
    <style:style style:name="Заголовокоглавления" style:display-name="Заголовок оглавления" style:family="paragraph" style:parent-style-name="Заголовок1" style:next-style-name="Обычный">
      <style:paragraph-properties fo:keep-together="always" fo:text-align="start" fo:margin-bottom="0in" fo:line-height="107%" fo:text-indent="0in"/>
      <style:text-properties style:font-name="Calibri Light" fo:font-weight="normal" style:font-weight-asian="normal" style:font-weight-complex="normal" fo:color="#2E74B5" style:letter-kerning="false" fo:hyphenate="false"/>
    </style:style>
    <style:style style:name="Оглавление1" style:display-name="Оглавление 1" style:family="paragraph" style:parent-style-name="Обычный" style:next-style-name="Обычный" style:auto-update="true">
      <style:text-properties fo:hyphenate="false"/>
    </style:style>
    <style:style style:name="Гиперссылка" style:display-name="Гиперссылка" style:family="text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6" style:num-format=""/>
      <text:outline-level-style text:level="7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6437in" text:min-label-width="0.25in" text:list-level-position-and-space-mode="label-alignment">
          <style:list-level-label-alignment text:label-followed-by="listtab" fo:margin-left="1.8937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1437in" text:min-label-width="0.25in" text:list-level-position-and-space-mode="label-alignment">
          <style:list-level-label-alignment text:label-followed-by="listtab" fo:margin-left="3.3937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6437in" text:min-label-width="0.25in" text:list-level-position-and-space-mode="label-alignment">
          <style:list-level-label-alignment text:label-followed-by="listtab" fo:margin-left="3.8937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1437in" text:min-label-width="0.25in" text:list-level-position-and-space-mode="label-alignment">
          <style:list-level-label-alignment text:label-followed-by="listtab" fo:margin-left="4.3937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6437in" text:min-label-width="0.25in" text:list-level-position-and-space-mode="label-alignment">
          <style:list-level-label-alignment text:label-followed-by="listtab" fo:margin-left="4.8937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admin</meta:initial-creator>
    <dc:creator>Наталья Визир</dc:creator>
    <meta:creation-date>2019-12-06T14:19:00Z</meta:creation-date>
    <dc:date>2019-12-06T14:19:00Z</dc:date>
    <meta:template xlink:href="Normal.dotm" xlink:type="simple"/>
    <meta:editing-cycles>2</meta:editing-cycles>
    <meta:editing-duration>PT0S</meta:editing-duration>
    <meta:document-statistic meta:page-count="15" meta:paragraph-count="36" meta:word-count="2712" meta:character-count="18138" meta:row-count="128" meta:non-whitespace-character-count="15462"/>
  </office:meta>
</office:document-meta>
</file>